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5.122cm" fo:margin-right="0cm" fo:margin-top="0cm" fo:margin-bottom="0cm" fo:text-indent="-4.602cm" style:auto-text-indent="false">
        <style:tab-stops>
          <style:tab-stop style:position="-4.011cm"/>
          <style:tab-stop style:position="2.041cm"/>
        </style:tab-stops>
      </style:paragraph-properties>
    </style:style>
    <style:style style:name="P2" style:family="paragraph" style:parent-style-name="example">
      <style:paragraph-properties fo:margin-left="0.783cm" fo:margin-right="0cm" fo:text-indent="0cm" style:auto-text-indent="false"/>
    </style:style>
    <style:style style:name="P3" style:family="paragraph" style:parent-style-name="example">
      <style:text-properties fo:font-style="normal" fo:font-weight="bold" style:font-style-asian="normal" style:font-weight-asian="bold" style:font-style-complex="normal" style:font-weight-complex="bold"/>
    </style:style>
    <style:style style:name="P4" style:family="paragraph" style:parent-style-name="example">
      <style:paragraph-properties fo:text-align="start" style:justify-single-word="false"/>
    </style:style>
    <style:style style:name="P5" style:family="paragraph" style:parent-style-name="Text_20_body">
      <style:paragraph-properties fo:margin-left="1.251cm" fo:margin-right="0cm" fo:text-indent="0cm" style:auto-text-indent="false"/>
      <style:text-properties fo:font-size="9pt" fo:font-style="italic" style:font-size-asian="9pt" style:font-style-asian="italic" style:font-size-complex="9pt" style:font-style-complex="italic"/>
    </style:style>
    <style:style style:name="P6" style:family="paragraph" style:parent-style-name="Text_20_body">
      <style:paragraph-properties fo:margin-left="0.427cm" fo:margin-right="0cm" fo:text-indent="0cm" style:auto-text-indent="false"/>
    </style:style>
    <style:style style:name="P7" style:family="paragraph" style:parent-style-name="Text_20_body">
      <style:paragraph-properties fo:margin-left="0.411cm" fo:margin-right="0cm" fo:text-indent="0cm" style:auto-text-indent="false"/>
    </style:style>
    <style:style style:name="P8" style:family="paragraph" style:parent-style-name="example">
      <style:paragraph-properties fo:margin-left="0.279cm" fo:margin-right="0cm" fo:text-indent="0cm" style:auto-text-indent="false"/>
    </style:style>
    <style:style style:name="P9" style:family="paragraph" style:parent-style-name="List_20_Indent">
      <style:paragraph-properties fo:margin-left="0.912cm" fo:margin-right="0cm" fo:text-indent="-0.499cm" style:auto-text-indent="false">
        <style:tab-stops/>
      </style:paragraph-properties>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Standard" style:list-style-name="List_20_1"/>
    <style:style style:name="P12" style:family="paragraph" style:parent-style-name="Text_20_body" style:list-style-name="List_20_1"/>
    <style:style style:name="P13" style:family="paragraph" style:parent-style-name="Text_20_body" style:list-style-name="List_20_1">
      <style:paragraph-properties>
        <style:tab-stops>
          <style:tab-stop style:position="3.792cm"/>
        </style:tab-stops>
      </style:paragraph-properties>
    </style:style>
    <style:style style:name="P14" style:family="paragraph" style:parent-style-name="Text_20_body" style:list-style-name="L2"/>
    <style:style style:name="P15" style:family="paragraph" style:parent-style-name="Text_20_body" style:list-style-name="L3">
      <style:paragraph-properties>
        <style:tab-stops>
          <style:tab-stop style:position="2.575cm"/>
        </style:tab-stops>
      </style:paragraph-properties>
    </style:style>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2"/>
    <style:style style:name="P24"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25" style:family="paragraph" style:parent-style-name="Text_20_body" style:list-style-name="L1">
      <style:paragraph-properties fo:margin-left="0.631cm" fo:margin-right="0cm" fo:text-indent="-0.635cm" style:auto-text-indent="false">
        <style:tab-stops>
          <style:tab-stop style:position="-0.162cm"/>
        </style:tab-stops>
      </style:paragraph-properties>
    </style:style>
    <style:style style:name="P26" style:family="paragraph" style:parent-style-name="Text_20_body" style:list-style-name="L1">
      <style:paragraph-properties fo:margin-left="0.647cm" fo:margin-right="0cm" fo:text-indent="-0.635cm" style:auto-text-indent="false">
        <style:tab-stops>
          <style:tab-stop style:position="-0.162cm"/>
        </style:tab-stops>
      </style:paragraph-properties>
    </style:style>
    <style:style style:name="P27" style:family="paragraph" style:parent-style-name="Text_20_body" style:list-style-name="L10">
      <style:paragraph-properties fo:margin-left="2.501cm" fo:margin-right="0cm" fo:text-indent="-0.635cm" style:auto-text-indent="false"/>
    </style:style>
    <style:style style:name="P28" style:family="paragraph" style:parent-style-name="Text_20_body" style:list-style-name="L11">
      <style:paragraph-properties fo:margin-left="2.501cm" fo:margin-right="0cm" fo:margin-top="0cm" fo:margin-bottom="0cm" fo:text-indent="-0.635cm" style:auto-text-indent="false">
        <style:tab-stops>
          <style:tab-stop style:position="3.392cm"/>
        </style:tab-stops>
      </style:paragraph-properties>
    </style:style>
    <style:style style:name="P29" style:family="paragraph" style:parent-style-name="Text_20_body" style:list-style-name="L9">
      <style:paragraph-properties fo:margin-left="2.501cm" fo:margin-right="0cm" fo:margin-top="0cm" fo:margin-bottom="0cm" fo:text-indent="-0.635cm" style:auto-text-indent="false">
        <style:tab-stops>
          <style:tab-stop style:position="3.392cm"/>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style:font-name="Courier New1" fo:font-size="9pt" style:font-size-asian="9pt" style:font-size-complex="9pt"/>
    </style:style>
    <style:style style:name="T5" style:family="text">
      <style:text-properties style:font-name="Courier New1" fo:font-size="9pt" fo:font-weight="bold" style:font-size-asian="9pt" style:font-weight-asian="bold" style:font-size-complex="9pt" style:font-weight-complex="bold"/>
    </style:style>
    <style:style style:name="T6" style:family="text">
      <style:text-properties style:font-name="Courier New1" fo:font-size="9pt" fo:font-style="italic" style:font-size-asian="9pt" style:font-style-asian="italic" style:font-size-complex="9pt" style:font-style-complex="italic"/>
    </style:style>
    <style:style style:name="T7"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8"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9"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10"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11"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12" style:family="text">
      <style:text-properties style:font-name="Courier New1" fo:font-size="9pt" style:text-underline-style="none" fo:font-weight="bold" style:font-size-asian="9pt" style:font-weight-asian="bold" style:font-size-complex="9pt" style:font-weight-complex="bold"/>
    </style:style>
    <style:style style:name="T13" style:family="text">
      <style:text-properties style:font-name="Courier New1" fo:font-size="9pt" fo:font-weight="normal" style:font-size-asian="9pt" style:font-weight-asian="normal" style:font-size-complex="9pt" style:font-weight-complex="normal"/>
    </style:style>
    <style:style style:name="T14" style:family="text">
      <style:text-properties fo:font-weight="bold" style:font-weight-asian="bold" style:font-weight-complex="bold"/>
    </style:style>
    <style:style style:name="T15" style:family="text">
      <style:text-properties fo:font-style="normal" style:text-underline-style="none" fo:font-weight="bold" style:font-style-asian="normal" style:font-weight-asian="bold" style:font-style-complex="normal" style:font-weight-complex="bold"/>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0" style:family="text">
      <style:text-properties fo:font-weight="normal" style:font-weight-asian="normal" style:font-weight-complex="normal"/>
    </style:style>
    <style:style style:name="T21" style:family="text">
      <style:text-properties fo:font-size="10pt" fo:font-weight="bold" style:font-size-asian="10pt" style:font-weight-asian="bold" style:font-size-complex="10pt" style:font-weight-complex="bold"/>
    </style:style>
    <style:style style:name="T22" style:family="text">
      <style:text-properties style:text-underline-style="solid" style:text-underline-width="auto" style:text-underline-color="font-color"/>
    </style:style>
    <style:style style:name="T23" style:family="text">
      <style:text-properties style:font-name="Times New Roman" fo:font-size="10.5pt" style:font-size-asian="10.5pt" style:font-size-complex="10.5pt"/>
    </style:style>
    <style:style style:name="T24" style:family="text">
      <style:text-properties fo:color="#ff0000" style:font-name="Courier New1" fo:font-size="9pt" fo:font-weight="bold" style:font-size-asian="9pt" style:font-weight-asian="bold" style:font-size-complex="9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 az import program. Annak érdekében, hogy minél egyszerűbben és tömörebben le lehessen írni egy egyedi nyelv lett tervezve a feladathoz.</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1">-u<text:tab/>--user-id &lt;id&gt;<text:tab/>Beállítja az user id-t (lanView user !)</text:p>
      <text:p text:style-name="P1">-U<text:tab/>--user-name &lt;name&gt;<text:tab/>Beállítja az nevet id-t (lanView user !)</text:p>
      <text:p text:style-name="P1">-i<text:tab/>--input-file &lt;path&gt;<text:tab/>A feldolgozandó forrás fájl megadása.</text:p>
      <text:p text:style-name="P1">-I<text:tab/>--input-stdin<text:tab/>Az stdin-röl várja a feldolgozandó adatfolyamot.</text:p>
      <text:p text:style-name="P1">-D<text:tab/>--daemon-mode<text:tab/>Daemon módú indítás</text:p>
      <text:p text:style-name="P1">-d<text:tab/>--debug-level &lt;level&gt; <text:s text:c="3"/>Nyomkövetési szint megadása</text:p>
      <text:p text:style-name="P1">-L<text:tab/>--log-file &lt;file name&gt;<text:tab/>Nyomkövetési kimenet megadása (alapértelmezetten az stderr)</text:p>
      <text:p text:style-name="P1">-v<text:tab/>--version<text:tab/>Az import verzióját írja ki, és kilép</text:p>
      <text:p text:style-name="P1">-V<text:tab/>--lib-version<text:tab/>Az API verzióját írja ki. És kilép.</text:p>
      <text:p text:style-name="P1">-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imports táblájából veszi a program. Az imports tábla felépítése:</text:p>
      <text:p text:style-name="P4">CREATE TYPE execstate AS ENUM ('wait', 'execute', 'ok', 'faile', 'aborted');</text:p>
      <text:p text:style-name="example">ALTER TYPE <text:s/>execstate OWNER TO lanview2;</text:p>
      <text:p text:style-name="example"/>
      <text:p text:style-name="example">CREATE TABLE imports (</text:p>
      <text:p text:style-name="example"><text:s text:c="4"/>import_id <text:s text:c="6"/>serial <text:s text:c="5"/>PRIMARY KEY,</text:p>
      <text:p text:style-name="example"><text:s text:c="4"/>date_of <text:s text:c="8"/>timestamp <text:s text:c="2"/>NOT NULL DEFAULT CURRENT_TIMESTAMP,</text:p>
      <text:p text:style-name="example"><text:s text:c="4"/>auth_user_id <text:s text:c="3"/>integer <text:s text:c="4"/>DEFAULT NULL,</text:p>
      <text:p text:style-name="example"><text:s text:c="4"/>import_text <text:s text:c="4"/>text <text:s text:c="7"/>NOT NULL,</text:p>
      <text:p text:style-name="example"><text:s text:c="4"/>exec_state <text:s text:c="5"/>execstate <text:s text:c="2"/>NOT NULL DEFAULT 'wait',</text:p>
      <text:p text:style-name="example"><text:s text:c="4"/>pid <text:s text:c="12"/>integer <text:s text:c="4"/>DEFAULT NULL,</text:p>
      <text:p text:style-name="example"><text:s text:c="4"/>started <text:s text:c="8"/>timestamp <text:s text:c="2"/>DEFAULT NULL,</text:p>
      <text:p text:style-name="example"><text:s text:c="4"/>ended <text:s text:c="10"/>timestamp <text:s text:c="2"/>DEFAULT NULL,</text:p>
      <text:p text:style-name="example"><text:s text:c="4"/>result_msg <text:s text:c="5"/>text <text:s text:c="7"/>DEFAULT NULL,</text:p>
      <text:p text:style-name="example"><text:s text:c="4"/>applog_id <text:s text:c="6"/>integer <text:s text:c="4"/>DEFAULT NULL</text:p>
      <text:p text:style-name="example"><text:s text:c="8"/>REFERENCES app_errs(applog_id) MATCH SIMPLE ON UPDATE RESTRICT ON DELETE CASCADE</text:p>
      <text:p text:style-name="example">);</text:p>
      <text:p text:style-name="example">ALTER TABLE imports OWNER TO lanview2;</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exec_state = 'wait') rekordot, és forrásként feldolgozza az import_text mezőben kapott szöveget. A feldolgozás kezdetekor kitölti a pid, started mezőket, és az exec_state mezőt 'executed'-re állítja. A feldolgozás befejeztével kitölti az ended mezőt is, ha nem volt hiba akkor az exec_state, és result_msg 'ok'-ra lesz állítva, ha viszont hiba történt, akkor exec_state értéke 'faile' lesz, a result_msg-be kerül a részletes hiba üzenet, és ha keletkezett a hibáról log rekord, akkor azt a applog_id-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text:soft-page-break/>státuszt kap, ekkor az eseményre a pid, és started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text:p>
      <text:p text:style-name="example">CREATE TABLE app_errs (</text:p>
      <text:p text:style-name="example"><text:s text:c="4"/>applog_id <text:s text:c="2"/>serial <text:s text:c="9"/>PRIMARY KEY,</text:p>
      <text:p text:style-name="example"><text:s text:c="4"/>date_of <text:s text:c="4"/>timestamp <text:s text:c="6"/>NOT NULL DEFAULT CURRENT_TIMESTAMP,</text:p>
      <text:p text:style-name="example"><text:s text:c="4"/>app_name <text:s text:c="3"/>varchar(32) <text:s text:c="4"/>DEFAULT NULL,</text:p>
      <text:p text:style-name="example"><text:s text:c="4"/>pid <text:s text:c="8"/>integer <text:s text:c="8"/>DEFAULT NULL,</text:p>
      <text:p text:style-name="example"><text:s text:c="4"/>app_ver <text:s text:c="4"/>varchar(32) <text:s text:c="4"/>DEFAULT NULL,</text:p>
      <text:p text:style-name="example"><text:s text:c="4"/>lib_ver <text:s text:c="4"/>varchar(32) <text:s text:c="4"/>DEFAULT NULL,</text:p>
      <text:p text:style-name="example"><text:s text:c="4"/>thread_name varchar(32) <text:s text:c="4"/>DEFAULT NULL,</text:p>
      <text:p text:style-name="example"><text:s text:c="4"/>err_code <text:s text:c="3"/>integer <text:s text:c="8"/>DEFAULT NULL,</text:p>
      <text:p text:style-name="example"><text:s text:c="4"/>err_name <text:s text:c="3"/>varchar(32) <text:s text:c="4"/>DEFAULT NULL,</text:p>
      <text:p text:style-name="example"><text:s text:c="4"/>err_subcode integer <text:s text:c="8"/>DEFAULT NULL,</text:p>
      <text:p text:style-name="example"><text:s text:c="4"/>err_msg <text:s text:c="4"/>text <text:s text:c="11"/>DEFAULT NULL,</text:p>
      <text:p text:style-name="example"><text:s text:c="4"/>errno <text:s text:c="6"/>integer <text:s text:c="8"/>DEFAULT NULL,</text:p>
      <text:p text:style-name="example"><text:s text:c="4"/>func_name <text:s text:c="2"/>varchar(255) <text:s text:c="3"/>DEFAULT NULL,</text:p>
      <text:p text:style-name="example"><text:s text:c="4"/>src_name <text:s text:c="3"/>varchar(255) <text:s text:c="3"/>DEFAULT NULL,</text:p>
      <text:p text:style-name="example"><text:s text:c="4"/>src_line <text:s text:c="3"/>integer <text:s text:c="8"/>DEFAULT NULL</text:p>
      <text:p text:style-name="example">);</text:p>
      <text:p text:style-name="Text_20_body">Továbbá az adatbázis logikának is van hiba táblája, amit akkor hoz létre, ha adatkezelés közben hibára fut (a tranzakciókezeléstől függetlenül). A hiba táblák definíciója:</text:p>
      <text:p text:style-name="example">CREATE TYPE errtype AS ENUM ('Fatal', 'Error', 'Warning', 'Ok');</text:p>
      <text:p text:style-name="example"/>
      <text:p text:style-name="example">CREATE TABLE errors (</text:p>
      <text:p text:style-name="example"><text:s text:c="4"/>error_id <text:s text:c="3"/>serial <text:s text:c="5"/>PRIMARY KEY,</text:p>
      <text:p text:style-name="example"><text:s text:c="4"/>error_name <text:s/>varchar(32) UNIQUE,</text:p>
      <text:p text:style-name="example"><text:s text:c="4"/>error_descr varchar(255),</text:p>
      <text:p text:style-name="example"><text:s text:c="4"/>error_type <text:s/>errtype <text:s text:c="4"/>NOT NULL</text:p>
      <text:p text:style-name="example">);</text:p>
      <text:p text:style-name="example">INSERT INTO errors</text:p>
      <text:p text:style-name="example"><text:s text:c="4"/>( error_id, error_name, error_type, error_descr) VALUES</text:p>
      <text:p text:style-name="example"><text:s text:c="4"/>( <text:s/>0, <text:s text:c="2"/>'Ok', <text:s text:c="10"/>'Ok', <text:s text:c="6"/>'O.K.');</text:p>
      <text:p text:style-name="example">INSERT INTO errors</text:p>
      <text:p text:style-name="example"><text:s text:c="4"/>( error_name, <text:s text:c="4"/>error_type, error_descr) VALUES</text:p>
      <text:p text:style-name="example"><text:s text:c="4"/>( 'Start', <text:s text:c="7"/>'Ok', <text:s text:c="6"/>'Start program or service'),</text:p>
      <text:p text:style-name="example"><text:s text:c="4"/>( 'ReStart', <text:s text:c="5"/>'Ok', <text:s text:c="6"/>'Restart program or service'),</text:p>
      <text:p text:style-name="example"><text:s text:c="4"/>( 'WParams', <text:s text:c="5"/>'Warning', <text:s/>'Parameter(s) warning '),</text:p>
      <text:p text:style-name="example"><text:s text:c="4"/>( 'WNotFound', <text:s text:c="3"/>'Warning', <text:s/>'Warning, data not found '),</text:p>
      <text:p text:style-name="example"><text:s text:c="4"/>( 'WDisabled', <text:s text:c="3"/>'Warning', <text:s/>'Warning, tiltott művelet '),</text:p>
      <text:p text:style-name="example"><text:s text:c="4"/>( 'DataWarn', <text:s text:c="4"/>'Warning', <text:s/>'Inconsisten data warning '),</text:p>
      <text:p text:style-name="example"><text:s text:c="4"/>( 'DropData', <text:s text:c="4"/>'Warning', <text:s/>'Az adat eldobásra került '),</text:p>
      <text:p text:style-name="example"><text:s text:c="4"/>( 'SysDataErr', <text:s text:c="2"/>'Fatal', <text:s text:c="3"/>'System data Error in % table.'),</text:p>
      <text:p text:style-name="example"><text:s text:c="4"/>( 'UnknErrorId', <text:s/>'Fatal', <text:s text:c="3"/>'Unknown error id '),</text:p>
      <text:p text:style-name="example"><text:s text:c="4"/>( 'IdNotUni', <text:s text:c="4"/>'Error', <text:s text:c="3"/>'Record ID is not unique '),</text:p>
      <text:p text:style-name="example"><text:s text:c="4"/>( 'NameNotUni', <text:s text:c="2"/>'Error', <text:s text:c="3"/>'Record name is not unique '),</text:p>
      <text:p text:style-name="example"><text:s text:c="4"/>( 'InvRef', <text:s text:c="6"/>'Error', <text:s text:c="3"/>'Invalid foreign key value '),</text:p>
      <text:p text:style-name="example"><text:s text:c="4"/>( 'DataError', <text:s text:c="3"/>'Error', <text:s text:c="3"/>'Data or program error '),</text:p>
      <text:p text:style-name="example"><text:s text:c="4"/>( 'Constant', <text:s text:c="4"/>'Error', <text:s text:c="3"/>'Modify constant data '),</text:p>
      <text:p text:style-name="example"><text:s text:c="4"/>( 'Params', <text:s text:c="6"/>'Error', <text:s text:c="3"/>'Parameter(s) error '),</text:p>
      <text:p text:style-name="example"><text:s text:c="4"/>( 'UserName', <text:s text:c="4"/>'Error', <text:s text:c="3"/>'Invalid User Name '),</text:p>
      <text:p text:style-name="example"><text:s text:c="4"/>( 'NameNotFound', 'Error', <text:s text:c="3"/>'Name is not found '),</text:p>
      <text:p text:style-name="example"><text:s text:c="4"/>( 'IdNotFound', <text:s text:c="2"/>'Error', <text:s text:c="3"/>'Id is not found '),</text:p>
      <text:p text:style-name="example"><text:s text:c="4"/>( 'InvalidOp', <text:s text:c="3"/>'Error', <text:s text:c="3"/>'Invalid operation '),</text:p>
      <text:p text:style-name="example"><text:s text:c="4"/>( 'InvalidNAddr', 'Error', <text:s text:c="3"/>'Invalid sub net address '),</text:p>
      <text:p text:style-name="example"><text:s text:c="4"/>( 'NotFound', <text:s text:c="4"/>'Error', <text:s text:c="3"/>'A keresett adat nem létezik '),</text:p>
      <text:p text:style-name="example"><text:s text:c="4"/>( 'Ambiguous', <text:s text:c="3"/>'Error', <text:s text:c="3"/>'Nem egyértelmű adat '),</text:p>
      <text:p text:style-name="example"><text:s text:c="4"/>( 'Collision', <text:s text:c="3"/>'Error', <text:s text:c="3"/>'Ötközés '),</text:p>
      <text:p text:style-name="example"><text:s text:c="4"/>( 'Loop', <text:s text:c="8"/>'Error', <text:s text:c="3"/>'Túl sok iteráció vagy körbe hivatkozás '),</text:p>
      <text:p text:style-name="example"><text:soft-page-break/><text:s text:c="4"/>( 'Disabled', <text:s text:c="4"/>'Error', <text:s text:c="3"/>'Tiltott művelet '),</text:p>
      <text:p text:style-name="example"><text:s text:c="4"/>( 'NotNull', <text:s text:c="5"/>'Error', <text:s text:c="3"/>'Az adat nem lehet NULL '),</text:p>
      <text:p text:style-name="example"><text:s text:c="4"/>( 'OutOfRange', <text:s text:c="2"/>'Error', <text:s text:c="3"/>'Data Out off range ');</text:p>
      <text:p text:style-name="example"/>
      <text:p text:style-name="example">CREATE TABLE db_errs (</text:p>
      <text:p text:style-name="example"><text:s text:c="4"/>dblog_id <text:s text:c="3"/>serial <text:s text:c="9"/>PRIMARY KEY,</text:p>
      <text:p text:style-name="example"><text:s text:c="4"/>date_of <text:s text:c="4"/>timestamp <text:s text:c="6"/>NOT NULL DEFAULT CURRENT_TIMESTAMP,</text:p>
      <text:p text:style-name="example"><text:s text:c="4"/>error_id <text:s text:c="3"/>integer <text:s text:c="8"/>NOT NULL REFERENCES errors(error_id)</text:p>
      <text:p text:style-name="example"><text:tab/><text:tab/>MATCH FULL ON DELETE RESTRICT ON UPDATE RESTRICT,</text:p>
      <text:p text:style-name="example"><text:s text:c="4"/>user_id <text:s text:c="4"/>integer <text:s text:c="8"/>,</text:p>
      <text:p text:style-name="example"><text:s text:c="4"/>tablename <text:s text:c="2"/>varchar(64) <text:s text:c="4"/>DEFAULT NULL,</text:p>
      <text:p text:style-name="example"><text:s text:c="4"/>trigger_op <text:s/>varchar(8) <text:s text:c="5"/>DEFAULT NULL,</text:p>
      <text:p text:style-name="example"><text:s text:c="4"/>err_subcode integer <text:s text:c="8"/>DEFAULT NULL,</text:p>
      <text:p text:style-name="example"><text:s text:c="4"/>err_submsg <text:s/>varchar(255) <text:s text:c="3"/>DEFAULT NULL,</text:p>
      <text:p text:style-name="example"><text:s text:c="4"/>src_name <text:s text:c="3"/>varchar(255) <text:s text:c="3"/>DEFAULT NULL,</text:p>
      <text:p text:style-name="example"><text:s text:c="4"/>repeat <text:s text:c="5"/>integer <text:s text:c="8"/>DEFAULT 0</text:p>
      <text:p text:style-name="example">);</text:p>
      <text:p text:style-name="example"/>
      <text:h text:style-name="Heading_20_2" text:outline-level="2">Az import szintaxisa</text:h>
      <text:h text:style-name="Heading_20_3" text:outline-level="3">Kulcsszavak</text:h>
      <text:p text:style-name="Text_20_body"><text:span text:style-name="T5">ADD ADDRESS ALARM ALERT ARP ARPS ATT ATTACHED ATTEMPTS BACK BEGIN BY CHANGE CHECK CLEAR </text:span><text:span text:style-name="T12">CMD</text:span><text:span text:style-name="T5"> COMMAND COMMUNITY CONFIG COPY DAY DELEGATE DELETE DESCR DHCPD DO DYNAMIC END FILE FIXIP FLAPPING FLOAT FOR FRAME FROM FRONT GROUP HOST HUB ICMP IMAGE INCLUDE INDEX INT INTEGER INTERVAL IP LINE LINKS LOCAL LOOKUP MACRO MAIN MAX MESSAGE MSG NAME NIL NODE NORMAL NULL OF OFFS ONLY PARAM PARENT PATCH PATTERN PERIOD PERIODS PLACE PORT PORTS PRIME PROC PROTOCOL PSEUDO READ RETRY ROLLBACK SAVE SENSORS SERVER SERVICE SET SHARED SNMP SNMPDEV SSH STATE STRING SUBNET SUPERIOR TCP TEL TEMPLATE TIME TO TRUE UDP UPDATE USER VIRTUAL VLAN WORKSTATION WST</text:span></text:p>
      <text:h text:style-name="Heading_20_3" text:outline-level="3">Megjegyzések</text:h>
      <text:p text:style-name="Text_20_body">C++ stílusú (/* ... */ vagy // ...) megjegyzéseket lehet használni.</text:p>
      <text:h text:style-name="Heading_20_3" text:outline-level="3">Adatok</text:h>
      <text:list xml:id="list1245089156" text:style-name="List_20_1">
        <text:list-item>
          <text:p text:style-name="P12">64 bites előjeles egész szám: <text:s/>számjeggyel kezdőik, és számjegyeket (esetleg az x, ABCDEF karaktert) tartalmazhat.</text:p>
        </text:list-item>
      </text:list>
      <text:p text:style-name="P6">Ha 0-val kezdődik, nem tartalmaz csak 0-7 számjegyeket, akkor oktális számjegy.</text:p>
      <text:p text:style-name="P6">Ha nem nullával kezdődik és csak számjegyeket tartalmaz, akkor decimális szám.</text:p>
      <text:p text:style-name="P6">Ha 0x-el kezdődik, akkor hexadecimális számjegy</text:p>
      <text:p text:style-name="P6">A negatív értékek a '-' unáris operátorral adhatóak meg (az importban numerikus kifejezést zárójelbe kell tenni ott, ahol az interpreter numerikus értéket vár, de ha csak az unáris '-' operátort használjuk, akkor a zárójel elhagyható).</text:p>
      <text:list xml:id="list1024673474" text:continue-numbering="true" text:style-name="List_20_1">
        <text:list-item>
          <text:p text:style-name="P12">Valós szám: Mint a decimális szám, de tartalmazhat egy db. pont (tizedespont) karaktert. nem kezdődhet '.' karakterrel, a pont előtti kell legalább egy 0 karakter. A negatív értékek a '-' unáris operátorral adhatóak meg.</text:p>
        </text:list-item>
        <text:list-item>
          <text:p text:style-name="P12">String</text:p>
        </text:list-item>
      </text:list>
      <text:p text:style-name="P7">Egy stringet nem kell idézőjelbe tenni, ha nem számjeggyel kezdődik, csak alfanumerikus karaktereket tartalmaz, és nem kulcsszó. Az ilyen stringekre név típusként is fogok hivatkozni.</text:p>
      <text:p text:style-name="P7">Kétféle idézőjel használható. Egyik a szokásos kettős aposztróf.</text:p>
      <text:p text:style-name="P7">A másik idézőjel forma a $&lt;kulcs&gt;$, ahol a kulcs üres, vagy alfanumerikus karakterek sorozata: pl.:</text:p>
      <text:p text:style-name="example">$$Ez egy idézőjeles szöveg, amiben lehet "-jel.$$</text:p>
      <text:p text:style-name="example">$aa$Ez egy idézőjeles szöveg $bb$és benne egy másik.$bb$$aa$</text:p>
      <text:list xml:id="list1472198638" text:continue-numbering="true" text:style-name="List_20_1">
        <text:list-item>
          <text:list>
            <text:list-header>
              <text:p text:style-name="P11">A kettős felülvonás idézőjel használatakor feldolgozásra kerülnek az un. escape szekvenciák. A $$ idézőjelek <text:soft-page-break/>esetén nem. Így a "\n" egy soremelést tartalmaz, a $$\n$$ pedig a két megadott karakter.</text:p>
            </text:list-header>
          </text:list>
        </text:list-item>
        <text:list-item>
          <text:p text:style-name="P12">IPV4<text:tab/>hálózati címet a szokásos módon adhatunk meg: 172.20.1.3</text:p>
        </text:list-item>
        <text:list-item>
          <text:p text:style-name="P12">IPV6<text:tab/>Szintén a szokásos módon adható meg.</text:p>
        </text:list-item>
        <text:list-item>
          <text:p text:style-name="P12">MAC A szokásos formátumok támogatottak</text:p>
        </text:list-item>
        <text:list-item>
          <text:p text:style-name="P12">szubnet<text:tab/>Mindkét szokásos forma megengedett: 172.20.1.0/24 vagy 172.20.1.0/255.255.255.0</text:p>
        </text:list-item>
        <text:list-item>
          <text:p text:style-name="P12">polygon<text:tab/>Koordináták sorozata : (x1,y1),(x2,y2), ahol x és y lebegőpontos, vagy egész előjeles értékek.</text:p>
        </text:list-item>
        <text:list-item>
          <text:p text:style-name="P12">Kábel megosztások. Nyolc lehetséges értéke van (nem számolva azt az esetet, amikor nincs megosztás) az értékek név, ill. stringként adhatóak meg:</text:p>
          <text:list>
            <text:list-item>
              <text:p text:style-name="P12">A<text:tab/>Az 1., 2., 3. és 6. erek használata, 2 érpár.</text:p>
            </text:list-item>
            <text:list-item>
              <text:p text:style-name="P12">B<text:tab/>A 4., 5., 7. és 8. erek használata, 2 érpár.</text:p>
            </text:list-item>
            <text:list-item>
              <text:p text:style-name="P12">AA<text:tab/>Az 1. és 2. erek használata, 1 érpár.</text:p>
            </text:list-item>
            <text:list-item>
              <text:p text:style-name="P12">AB<text:tab/>A 3. és 6. erek használata, 1 érpár.</text:p>
            </text:list-item>
            <text:list-item>
              <text:p text:style-name="P12">BA<text:tab/>A 4. és 5. erek használata, 1 érpár.</text:p>
            </text:list-item>
            <text:list-item>
              <text:p text:style-name="P12">BB<text:tab/>A 7. és 8. erek használata, 1 érpár.</text:p>
            </text:list-item>
            <text:list-item>
              <text:p text:style-name="P12">C<text:tab/>A 3. és 4. erek használata.</text:p>
            </text:list-item>
            <text:list-item>
              <text:p text:style-name="P12">D<text:tab/>A 5. és 6. erek használata.</text:p>
            </text:list-item>
          </text:list>
        </text:list-item>
        <text:list-item>
          <text:p text:style-name="P12">Logikai érték: Az ON, YES és TRUE kulcsszavak igaz értéket, az OFF, NO és FALSE kulcsszavak pedig hamis értéket jelentenek.</text:p>
        </text:list-item>
      </text:list>
      <text:h text:style-name="Heading_20_3" text:outline-level="3">Kifejezések, operátorok, függvények</text:h>
      <text:p text:style-name="Text_20_body">Azokon a helyeken, ahol a fordító elfogad egész, vagy lebegőpontos számokat, ott általában írhatók kifejezések is, de ezeket mindig zárójelbe kell tenni. A kifejezésekben a lebegőpontos és egész számok közötti konverzió nem automatikus.</text:p>
      <text:p text:style-name="Text_20_body">Az aritmetikai operátorok egész számok esetén: +, –, *, /, |, &amp;. Ahol a | a bitenkénti vagy, az &amp; bitenkénti és. Lebegőpontos szám egésszé konvertálható (csonkolás) az <text:span text:style-name="T14">INTEGER(</text:span><text:span text:style-name="T1">&lt;lebegőpontos kifejezés&gt;</text:span><text:span text:style-name="T14">)</text:span> kifejezéssel. </text:p>
      <text:p text:style-name="Text_20_body">Az aritmetikai operátorok lebegőpontos számok estén: +, –, *, /, ^. Ahol a ^ a hatványozás. Egész szám lebegőpontossá konvertálható az <text:span text:style-name="T14">FLOAT(</text:span><text:span text:style-name="T1">&lt;egész kifejezés&gt;</text:span><text:span text:style-name="T14">)</text:span> kifejezéssel.</text:p>
      <text:p text:style-name="Text_20_body">String kifejezések esetén a + és '*' operátor használható (összefűzés, többszörözés), valamint egész szám konvertálható stringgé <text:s/>kétféle képen:</text:p>
      <text:list xml:id="list1715330052" text:continue-numbering="true" text:style-name="List_20_1">
        <text:list-item>
          <text:p text:style-name="P12"><text:span text:style-name="T14">STRING(</text:span><text:span text:style-name="T1">&lt;egész kifejezés&gt;</text:span><text:span text:style-name="T14">)</text:span><text:tab/>egyszerű szöveggé konverzió.</text:p>
        </text:list-item>
        <text:list-item>
          <text:p text:style-name="P12"><text:span text:style-name="T14">STRING(</text:span><text:span text:style-name="T1">&lt;string kifejezés&gt;</text:span><text:span text:style-name="T14">,</text:span> <text:span text:style-name="T1">&lt;egész kifejezés&gt;</text:span><text:span text:style-name="T14">)</text:span><text:tab/>Konverzió egy maszk alapján: 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
      <text:p text:style-name="Text_20_body">És van néhány függvényhívás szerű string kifejezés, amikkel a definiált makrók ill. minták (TEMPLATE) értékeit kaphatjuk vissza:</text:p>
      <text:list xml:id="list419058904" text:style-name="L1">
        <text:list-item>
          <text:p text:style-name="P25"><text:span text:style-name="T14">MACRO</text:span> (&lt;név&gt;)<text:tab/>A makró törzsét adja vissza a név alapján. Ha nem definiált a megadott nevű makró, akkor hibaüzenetet kapunk.</text:p>
        </text:list-item>
        <text:list-item>
          <text:p text:style-name="P26"><text:span text:style-name="T14">TEMPLATE</text:span> <text:span text:style-name="T1">&lt;obj. name&gt;</text:span> <text:span text:style-name="T14">(</text:span><text:span text:style-name="T1">&lt;név&gt;</text:span><text:span text:style-name="T14">)<text:tab/></text:span><text:span text:style-name="T20">A megadott objektum típushoz ( PATCH, HUB, NODE, HOST, SNMPDEV) tartozó minta tartalmát adja vissza.</text:span></text:p>
        </text:list-item>
      </text:list>
      <text:p text:style-name="Text_20_body">String kifejezéseket is zárójelbe kell tenni, ha string érték helyén szeretnénk használni.</text:p>
      <text:p text:style-name="Text_20_body">Néhány objektum esetén lehetőség van egy függvényhívás szerű kifejezéssel az rekord id lekérdezésére a név alapján, és ennek használatára egész értékként, de ezek kifejezésekben nem használhatók:</text:p>
      <text:list xml:id="list1095232580" text:continue-list="list1715330052" text:style-name="List_20_1">
        <text:list-item>
          <text:p text:style-name="P13"><text:span text:style-name="T14">NODE (</text:span><text:span text:style-name="T1">&lt;név&gt;</text:span><text:span text:style-name="T14">)</text:span><text:tab/>Patch panel, fali csatlakozó, hub, <text:s/>passzív vagy aktív eszközök és SNMP eszközök</text:p>
        </text:list-item>
        <text:list-item>
          <text:p text:style-name="P13"><text:span text:style-name="T14">PLACE (</text:span><text:span text:style-name="T1">&lt;név&gt;</text:span><text:span text:style-name="T14">)</text:span><text:tab/>Hely vagy helyiségek.</text:p>
        </text:list-item>
        <text:list-item>
          <text:p text:style-name="P13"><text:soft-page-break/><text:span text:style-name="T14">TIME PERIOD (</text:span><text:span text:style-name="T1">&lt;név&gt;</text:span><text:span text:style-name="T22">)</text:span><text:tab/>Idő intervallum.</text:p>
        </text:list-item>
        <text:list-item>
          <text:p text:style-name="P13">SUBNET</text:p>
        </text:list-item>
        <text:list-item>
          <text:p text:style-name="P13">IFTYPE</text:p>
        </text:list-item>
      </text:list>
      <text:h text:style-name="Heading_20_3" text:outline-level="3">Makrók</text:h>
      <text:p text:style-name="Text_20_body">Makrók a MACRO kulcsszóval definiálhatóak:</text:p>
      <text:p text:style-name="example">MACRO <text:span text:style-name="T2">&lt;makro név&gt; &lt;makró törzs&gt;</text:span>;</text:p>
      <text:p text:style-name="Text_20_body">Ahol a makró neve és a törzse is string. A makró névnek meg kell felelnie a név típusnál megadott feltételeknek, de lehet kulcsszó is (ekkor idézőjelbe kell tenni a definíciónál, de nem kell ill. szabad idézőjelet használni a hívásnál). <text:s/>A makró törzsében poziciónális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SNMPDEV "%1.xyz.local" LOOKUP ARP "%2" { PORTS BY SNMP; } $$;</text:p>
      <text:p text:style-name="example">MACRO P24 $$ PATCH <text:s text:c="2"/>"%1" "%2" COPY FROM patch24; $$;</text:p>
      <text:p text:style-name="example">MACRO P48 $$ PATCH <text:s text:c="2"/>"%1" "%2" COPY FROM patch48; $$;</text:p>
      <text:p text:style-name="example">$Sw(sw1,”Az első switch”)</text:p>
      <text:p text:style-name="example">$P24(P1,”Elsó patch panel”)</text:p>
      <text:p text:style-name="Text_20_body">Egy makró felüldefiniálható.</text:p>
      <text:p text:style-name="Text_20_body">Lehetséges egy makró definíciót az adatbázisban rögzíteni:</text:p>
      <text:p text:style-name="example"><text:s/>MACRO <text:span text:style-name="T2">&lt;makro név&gt; &lt;makró törzs&gt; [&lt;leírás&gt;] </text:span><text:span text:style-name="T16">SAVE;</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2">&lt;makro név&gt;</text:span><text:span text:style-name="T16">;</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FOR <text:span text:style-name="T2">&lt;string lista&gt;</text:span> DO <text:span text:style-name="T3">&lt;macro név&gt;</text:span>;</text:p>
      <text:p text:style-name="Text_20_body">Magyarázat helyett egy példa:</text:p>
      <text:p text:style-name="example">MACRO Sw $$ SNMPDEV "%1.xyz.local" LOOKUP ARP "%2" { PORTS BY SNMP; } $$;</text:p>
      <text:p text:style-name="example">FOR </text:p>
      <text:p text:style-name="example"><text:s text:c="4"/>"xx1,xx rendező 1. switch",</text:p>
      <text:p text:style-name="example"><text:s text:c="4"/>"xx2,xx rendező 2. switch",</text:p>
      <text:p text:style-name="example"><text:s text:c="4"/>"xx3,xx rendező 3. switch"</text:p>
      <text:p text:style-name="example">DO Sw;</text:p>
      <text:p text:style-name="Text_20_body">A fenti néhány sor egyenértékű a következő sorokkal:</text:p>
      <text:p text:style-name="example">SNMPDEV "xx1.xyz.local" LOOKUP ARP "xx rendező 1. switch" { PORTS BY SNMP; }</text:p>
      <text:p text:style-name="example">SNMPDEV "xx2.xyz.local" LOOKUP ARP "xx rendező 2. switch" { PORTS BY SNMP; }</text:p>
      <text:p text:style-name="example">SNMPDEV "xx3.xyz.local" LOOKUP ARP "xx rendező 3. switch" { PORTS BY SNMP; }</text:p>
      <text:h text:style-name="Heading_20_3" text:outline-level="3">Vezérlés jellegű utasítások</text:h>
      <text:p text:style-name="Text_20_body">Az INCLUDE kulcsszó segítségével más szöveges fájlok feldogozását tudjuk beilleszteni:</text:p>
      <text:p text:style-name="example">INCLUDE <text:span text:style-name="T2">&lt;path&gt;</text:span>;</text:p>
      <text:h text:style-name="Heading_20_3" text:outline-level="3">Tranzakciókezelés</text:h>
      <text:p text:style-name="Text_20_body">Három kulcsszó használatával valósítható meg a tranzakciókezelés: <text:span text:style-name="T14">BEGIN</text:span>, <text:span text:style-name="T14">END</text:span>, és <text:span text:style-name="T14">ROLLBACK</text:span>.</text:p>
      <text:p text:style-name="Text_20_body">Praktikusan az első parancs mindig a „<text:span text:style-name="T14">BEGIN;</text:span>” legyen, az utolsó pedig az „<text:span text:style-name="T14">END;</text:span>”, ezzel biztosítható, hogy a leírt objektumok csak akkor kerülnek az adatbázisba, ha a teljes szöveg feldolgozásra került. Teszt esetén <text:soft-page-break/>használhatjuk az „<text:span text:style-name="T14">END;</text:span>” helyett a „<text:span text:style-name="T14">ROLLBACK;</text:span>”-et, ekkor az adatbázisba nem kerül kiírásra semmilyen adat.</text:p>
      <text:h text:style-name="Heading_20_3" text:outline-level="3">Objektumok törlése</text:h>
      <text:p text:style-name="Text_20_body">A DELETE kulcsszóval lehetőség van egyes objektumok törlésére: </text:p>
      <text:p text:style-name="example">DELETE <text:span text:style-name="T2">[</text:span>ONLY<text:span text:style-name="T2">] &lt;object type&gt; [</text:span>PATTERN<text:span text:style-name="T2">] &lt;névminta&gt;</text:span>;</text:p>
      <text:p text:style-name="Text_20_body">Ahol:</text:p>
      <text:list xml:id="list396505477" text:style-name="L2">
        <text:list-item>
          <text:p text:style-name="P14">&lt;object type&gt;<text:tab/>A törölni kíván objektum típusa : <text:span text:style-name="T14">PLACE</text:span>, <text:span text:style-name="T14">PATCH</text:span>, <text:span text:style-name="T14">HUB</text:span>, <text:span text:style-name="T14">NODE</text:span>, <text:span text:style-name="T14">HOST</text:span>, <text:span text:style-name="T14">SNMPDEV</text:span>, <text:span text:style-name="T14">SUBNET</text:span>, <text:span text:style-name="T14">VLAN</text:span>.</text:p>
        </text:list-item>
        <text:list-item>
          <text:p text:style-name="P14">&lt;név/minta&gt;<text:tab/>A törölni kívánt objektum neve, vagy ha megadtuk a <text:span text:style-name="T14">PATTERN </text:span>kulcsszót, akkor egy az SQL LIKE operátoránál használt minta, ekkor az összes mintára illeszkedő objektum törölve lesz.</text:p>
        </text:list-item>
      </text:list>
      <text:p text:style-name="Text_20_body">A törlés az adatbázis logikától függően kaszkád törlés. Az <text:span text:style-name="T14">ONLY </text:span>kulcsszó szigorúan a megadott objektum típusra korlátozza a törlést. Ha ezt nem adjuk meg, akkor a törlendő objektum típusa a következők szerint alakul:</text:p>
      <text:list xml:id="list120115043" text:style-name="L3">
        <text:list-item>
          <text:p text:style-name="P15"><text:span text:style-name="T14">NODE</text:span><text:tab/><text:span text:style-name="T14">NODE</text:span> + <text:span text:style-name="T14">HOST</text:span> + <text:span text:style-name="T14">SNMPDEV</text:span></text:p>
        </text:list-item>
        <text:list-item>
          <text:p text:style-name="P15"><text:span text:style-name="T14">HOST</text:span><text:tab/><text:span text:style-name="T14">HOST</text:span> + <text:span text:style-name="T14">SNMPDEV</text:span></text:p>
        </text:list-item>
      </text:list>
      <text:p text:style-name="Text_20_body">Más objektum típusnál az <text:span text:style-name="T14">ONLY</text:span> nem adható meg.</text:p>
      <text:p text:style-name="megjegyzes_20_cim"><text:span text:style-name="T14">Megjegyzés</text:span>: </text:p>
      <text:p text:style-name="megjegyzes">Az objektum származás az egyszerűbbtől halad a bonyolultabb felé, a node-oknál a legegyszerűbb objektum típus a patch panel, és a sor közepén van a konkrétan node nevű node típus. Ez okozhat némi zavart, de nem igazán sikerült olyan neveket találni, ami ezt a zavart eloszlatná. A patch és hub típus egy kicsit kilóg a node objektumcsoportból, amennyiben csak a fizikai topológia felépítésében vesznek részt, állapotuk nincs, hozzájuk semmilyen tevékenység nem kötődhet. A félreértések elkerülése érdekében a node, host, snmpdev objektumokra az eszköz megnevezést használom.</text:p>
      <text:p text:style-name="megjegyzes">A törléseknél a patch objektum esetén nem lehet megadni a adatbázis szerinti leszármazottak törlését.</text:p>
      <text:p text:style-name="P5">Az előbb felsorolt objektumoknak a teljes csoportra vonatkozóan egyedi azonosítójuk (node_id) és nevük (node_name) van. Bár az adatbázis-kezelő ezt nem támogatja, az adatbázis logika ezt biztosítja, ill. kikényszeríti.</text:p>
      <text:p text:style-name="P5">Hasonlóan a portoknál is a típustól függetlenül egyedi az azonosítójuk, ill. eszközön, panelen, csatlakozón belül egyedi a nevük.</text:p>
      <text:p text:style-name="Text_20_body">A node típusú objektumoknál megadott mentett minták törlése a következő paranccsal történhet:</text:p>
      <text:p text:style-name="example">DELETE <text:span text:style-name="T2">&lt;object type&gt;</text:span> TEMPLATE <text:span text:style-name="T2">&lt;név&gt;</text:span>;</text:p>
      <text:p text:style-name="Text_20_body">Ahol:</text:p>
      <text:list xml:id="list1859465056" text:continue-list="list396505477" text:style-name="L2">
        <text:list-item>
          <text:p text:style-name="P14">&lt;object type&gt;<text:tab/>Az objektum típusa : <text:span text:style-name="T14">PATCH</text:span>, <text:span text:style-name="T14">HUB</text:span>, <text:span text:style-name="T14">NODE</text:span>, <text:span text:style-name="T14">HOST</text:span>, <text:span text:style-name="T14">SNMPDEV</text:span>.</text:p>
        </text:list-item>
        <text:list-item>
          <text:p text:style-name="P14">&lt;név&gt;<text:tab/>A törölni kívánt objektum minta neve.</text:p>
        </text:list-item>
      </text:list>
      <text:h text:style-name="Heading_20_3" text:outline-level="3">Lekérdezés jellegű funkciók</text:h>
      <text:p text:style-name="Text_20_body">Annak érdekében, hogy ne keljen megadni a <text:span text:style-name="T14">NODE</text:span> és <text:span text:style-name="T14">SNMPDEV</text:span> objektumoknál, és interfészeknél (<text:span text:style-name="T14">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LOOKUP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READ ARPS;</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SAVE ARPS;</text:p>
      <text:p text:style-name="Text_20_body">Az import program egy belső IP/MAC táblával rendelkezik. Az első sor arra utasítja az importot, hogy az adatbázis arps táblájából töltse fel ezt a táblát.</text:p>
      <text:p text:style-name="Text_20_body">A második sor akkor használható, ha az importot Linux operációs rendszer alatt futtatjuk, a parancs hatására a futtató gép ARP táblája kerül beolvasásra a belső táblába. Az utolsó paraméter a fájl név elhagyható, ha a példában <text:soft-page-break/>is szereplő alapértelmezés megfelelő.</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harmadik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Negyedik sorban szintén egy aktív eszköz ARP tábláját kérdezhetjük le, de az SNMP protokollal.</text:p>
      <text:p text:style-name="Text_20_body">Az ötödik és hatodik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megkapjuk, de azt már nekünk kell kitalálni melyik ssh híváshoz tartozik.</text:p>
      <text:p text:style-name="Text_20_body">Abban az esetben, ha a belső IP-MAC táblát akarjuk használni az egyik paraméter kiderítésére, akkor a kiderítendő paraméter helyén az ARP kulcsszót kell használni. Ha IP-ből akarunk MAC-et meghatározni, és a belső táblában nem szerepel az IP cím, akkor az import megpingeli az adott címet, újra lekéri a fentebb megadott ARP táblákat és, ha ekkor sem találja a címet, csak akkor ad hibaüzenetet.</text:p>
      <text:p text:style-name="megjegyzes_20_cim">Megjegyzés:</text:p>
      <text:p text:style-name="megjegyzes">A fordító az IP cím helyén nem tesz különbséget az ARP és LOOKUP kulcsszavak között, mindig ugyanazzal a stratégiával próbálja kideríteni a hiányzó adatokat..</text:p>
      <text:h text:style-name="Heading_20_3" text:outline-level="3">Objektum definíciók</text:h>
      <text:h text:style-name="Heading_20_4" text:outline-level="4">Idő intervallumok</text:h>
      <text:p text:style-name="Text_20_body">A Nagios-ból átvett fogalom : time period. Az adatbázisban 3 tábla reprezentálja:</text:p>
      <text:p text:style-name="P8">CREATE TYPE dayofweek AS ENUM</text:p>
      <text:p text:style-name="P8"><text:tab/>('sunday','monday','tuesday','wednesday','thursday','friday','saturday');</text:p>
      <text:p text:style-name="P8">-- Idő intervallum definíciók egy megadott napon egy héten bellül</text:p>
      <text:p text:style-name="P8"/>
      <text:p text:style-name="P8">CREATE TABLE tpows_table (</text:p>
      <text:p text:style-name="P8"><text:s text:c="4"/>tpow_id <text:s text:c="4"/>serial <text:s text:c="9"/>PRIMARY KEY,</text:p>
      <text:p text:style-name="P8"><text:s text:c="4"/>tpow_name <text:s text:c="2"/>varchar(32) <text:s text:c="4"/>NOT NULL UNIQUE,</text:p>
      <text:p text:style-name="P8"><text:s text:c="4"/>tpow_descr <text:s/>varchar(255) <text:s text:c="3"/>DEFAULT NULL,</text:p>
      <text:p text:style-name="P8"><text:s text:c="4"/>dow <text:s text:c="8"/>integer <text:s text:c="8"/>NOT NULL CHECK (dow &gt;= 0 AND dow &lt;= 6),</text:p>
      <text:p text:style-name="P8"><text:s text:c="4"/>begin_time <text:s/>time <text:s text:c="11"/>NOT NULL DEFAULT <text:s/>'0:00',</text:p>
      <text:p text:style-name="P8"><text:s text:c="4"/>end_time <text:s text:c="3"/>time <text:s text:c="11"/>NOT NULL DEFAULT '23:59:59.999'</text:p>
      <text:p text:style-name="P8">);</text:p>
      <text:p text:style-name="P8"/>
      <text:p text:style-name="P8">CREATE TABLE timeperiods (</text:p>
      <text:p text:style-name="P8"><text:s text:c="4"/>timeperiod_id <text:s text:c="6"/>serial <text:s text:c="9"/>PRIMARY KEY,</text:p>
      <text:p text:style-name="P8"><text:s text:c="4"/>timeperiod_name <text:s text:c="4"/>varchar(32) <text:s text:c="4"/>NOT NULL UNIQUE,</text:p>
      <text:p text:style-name="P8"><text:s text:c="4"/>timeperiod_descr <text:s text:c="3"/>varchar(255) <text:s text:c="3"/>DEFAULT NULL</text:p>
      <text:p text:style-name="P8">);</text:p>
      <text:p text:style-name="P8"/>
      <text:p text:style-name="P8">CREATE TABLE timeperiod_tpows (</text:p>
      <text:p text:style-name="P8"><text:s text:c="4"/>timeperiod_tpow_id serial <text:s/>PRIMARY KEY,</text:p>
      <text:p text:style-name="P8"><text:s text:c="4"/>tpow_id <text:s text:c="8"/>integer <text:s text:c="3"/>REFERENCES tpows_table(tpow_id)</text:p>
      <text:p text:style-name="P8"><text:tab/><text:tab/>MATCH FULL ON DELETE RESTRICT ON UPDATE CASCADE,</text:p>
      <text:p text:style-name="P8"><text:s text:c="4"/>timeperiod_id <text:s text:c="2"/>integer <text:s text:c="3"/>REFERENCES timeperiods(timeperiod_id)</text:p>
      <text:p text:style-name="P8"><text:tab/><text:tab/>MATCH FULL ON DELETE RESTRICT ON UPDATE CASCADE,</text:p>
      <text:p text:style-name="P8"><text:s text:c="4"/>UNIQUE(tpow_id,timeperiod_id)</text:p>
      <text:p text:style-name="P8">);</text:p>
      <text:p text:style-name="Text_20_body">Egy példa az objektumbak az import nyelvén történő megadására:</text:p>
      <text:p text:style-name="example">TIME PERIOD worktime "Munkaidőben";</text:p>
      <text:p text:style-name="example">TIME OF DAY wrk_mon monday <text:s text:c="3"/>FROM 8:00 TO 16:30 ADD TIME PERIOD worktime;</text:p>
      <text:p text:style-name="example">TIME OF DAY wrk_tue tuesday <text:s text:c="2"/>FROM 8:00 TO 16:30 ADD TIME PERIOD worktime;</text:p>
      <text:p text:style-name="example"><text:soft-page-break/>TIME OF DAY wrk_wed wednesday FROM 8:00 TO 16:30 ADD TIME PERIOD worktime;</text:p>
      <text:p text:style-name="example">TIME OF DAY wrk_t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VLAN-ok és szubnet-ek</text:h>
      <text:p text:style-name="Text_20_body">A két objektum típust egy-egy tábla reprezentálja:</text:p>
      <text:p text:style-name="example">CREATE TABLE vlans (</text:p>
      <text:p text:style-name="example"><text:s text:c="4"/>vlan_id <text:s text:c="4"/>integer <text:s text:c="8"/>PRIMARY KEY,</text:p>
      <text:p text:style-name="example"><text:s text:c="4"/>vlan_name <text:s text:c="2"/>varchar(32) <text:s text:c="4"/>NOT NULL UNIQUE,</text:p>
      <text:p text:style-name="example"><text:s text:c="4"/>vlan_descr <text:s/>varchar(255) <text:s text:c="3"/>DEFAULT NULL,</text:p>
      <text:p text:style-name="example"><text:s text:c="4"/>vlan_stat <text:s text:c="2"/>boolean <text:s text:c="8"/>NOT NULL DEFAULT 'on'</text:p>
      <text:p text:style-name="example">);</text:p>
      <text:p text:style-name="example"/>
      <text:p text:style-name="example">CREATE TYPE subnettype AS ENUM ('primary', 'secondary', 'pseudo');</text:p>
      <text:p text:style-name="example"/>
      <text:p text:style-name="example">CREATE TABLE subnets (</text:p>
      <text:p text:style-name="example"><text:s text:c="4"/>subnet_id <text:s text:c="6"/>serial <text:s text:c="9"/>PRIMARY KEY,</text:p>
      <text:p text:style-name="example"><text:s text:c="4"/>subnet_name <text:s text:c="4"/>varchar(32) <text:s text:c="4"/>NOT NULL UNIQUE,</text:p>
      <text:p text:style-name="example"><text:s text:c="4"/>subnet_descr <text:s text:c="3"/>varchar(255) <text:s text:c="3"/>DEFAULT NULL,</text:p>
      <text:p text:style-name="example"><text:s text:c="4"/>netaddr <text:s text:c="8"/>cidr <text:s text:c="11"/>NOT NULL,</text:p>
      <text:p text:style-name="example"><text:s text:c="4"/>vlan_id <text:s text:c="8"/>integer <text:s text:c="8"/>DEFAULT NULL REFERENCES vlans(vlan_id)</text:p>
      <text:p text:style-name="example"><text:tab/><text:tab/> MATCH SIMPLE ON DELETE RESTRICT ON UPDATE RESTRICT,</text:p>
      <text:p text:style-name="example"><text:s text:c="4"/>subnet_type <text:s text:c="4"/>subnettype <text:s text:c="5"/>NOT NULL DEFAULT 'primary'</text:p>
      <text:p text:style-name="example">);</text:p>
      <text:p text:style-name="Text_20_body">Egyben tárgyalom, mivel egyben is lehet definiálni a két objektum típust:</text:p>
      <text:p text:style-name="example">VLAN <text:span text:style-name="T2">&lt;vlan id&gt; &lt;név&gt; [&lt;leírás&gt;]</text:span> { <text:span text:style-name="T2">&lt;subnet address&gt; [ &lt;név&gt; [&lt;leírás&gt;] ]</text:span>; <text:span text:style-name="T2">[ ... ]</text:span> }</text:p>
      <text:p text:style-name="Text_20_body">Ahol:</text:p>
      <text:list xml:id="list805402926" text:style-name="L4">
        <text:list-item>
          <text:p text:style-name="P16"><text:span text:style-name="T1">&lt;vlan id&gt;</text:span> nem negatív numerikus egész (802.1q ID: 1 &lt;= ID &lt; 4096)</text:p>
        </text:list-item>
        <text:list-item>
          <text:p text:style-name="P16"><text:s/><text:span text:style-name="T1">&lt;név&gt;</text:span> egy szöveges adat, a VLAN vagy subnet neve</text:p>
        </text:list-item>
        <text:list-item>
          <text:p text:style-name="P16"><text:s/><text:span text:style-name="T1">&lt;leírás&gt;</text:span> szöveges adat, a VLAN vagy subnet leírása/megjegyzés</text:p>
        </text:list-item>
      </text:list>
      <text:p text:style-name="Text_20_body">Ha nincs megadva a subnet definíciónál csak a cím, akkor a név és leírás ugyanaz, mint a vlan-nál. Ha a VLAN-hoz több szubnet is tartozik, akkor a név megadása kötelező.</text:p>
      <text:p text:style-name="Text_20_body">Szubnet külön nem definiálható. Viszont lehetőség van un. pseudo subnet definiálására, ez felhasználható nem IP protokollal kommunikáló eszközök címzésére, és nem rendelhetőek VLAN-hoz:</text:p>
      <text:p text:style-name="example">PSEUDO SUBNET 26.1.0.0/255.255.0.0 "PSN:SENS" "Pseudo Subnet : sensors";</text:p>
      <text:p text:style-name="megjegyzes_20_cim">Megjegyzés:</text:p>
      <text:p text:style-name="megjegyzes">Ha egy később megadott IP címhez nincs subnet, akkor az adatbázistól hibaüzenetet fogunk kapni. A subnetek az adatbázis logika alapján ugyan átfedhetik egymást, de ha olyan IP címet adunk meg, ami több subnet-be is tartozhat, akkor a subnet-et explicit kell megadni (ez csak <text:span text:style-name="T16">SET</text:span>-el lehet, közvetlenül nem támogatott), mert egyébként hibaüzenetet kapunk kétértelműség miatt.</text:p>
      <text:h text:style-name="Heading_20_4" text:outline-level="4">Helyiségek/helyek definíciója</text:h>
      <text:p text:style-name="Text_20_body">A helyeket és helyiségeket egy adattábla írja le, és két tábla alapján csoportba (GROUP) rendezhetőek (ezt egyenlőre az import nem támogatja):</text:p>
      <text:p text:style-name="example">CREATE TYPE locationtypes AS ENUM ('root', 'unknown', 'real');</text:p>
      <text:p text:style-name="example">CREATE TABLE places (</text:p>
      <text:p text:style-name="example"><text:s text:c="4"/>place_id <text:s text:c="3"/>serial <text:s text:c="13"/>PRIMARY KEY,</text:p>
      <text:p text:style-name="example"><text:soft-page-break/><text:s text:c="4"/>place_name <text:s/>varchar(32) <text:s text:c="8"/>NOT NULL UNIQUE,</text:p>
      <text:p text:style-name="example"><text:s text:c="4"/>place_descr varchar(255) <text:s text:c="7"/>DEFAULT NULL,</text:p>
      <text:p text:style-name="example"><text:s text:c="4"/>place_alarm_msg varchar(255) <text:s text:c="3"/>DEFAULT NULL,</text:p>
      <text:p text:style-name="example"><text:s text:c="4"/>place_type <text:s/>locationtypes <text:s text:c="6"/>DEFAULT 'real',</text:p>
      <text:p text:style-name="example"><text:s text:c="4"/>parent_id <text:s text:c="2"/>integer <text:s text:c="12"/>DEFAULT NULL REFERENCES places(place_id)</text:p>
      <text:p text:style-name="example"><text:tab/><text:tab/>MATCH SIMPLE ON DELETE RESTRICT ON UPDATE RESTRICT,</text:p>
      <text:p text:style-name="example"><text:s text:c="4"/>image <text:s text:c="6"/>varchar(255) <text:s text:c="7"/>DEFAULT NULL,</text:p>
      <text:p text:style-name="example"><text:s text:c="4"/>frame <text:s text:c="6"/>polygon <text:s text:c="12"/>DEFAULT NULL,</text:p>
      <text:p text:style-name="example"><text:s text:c="4"/>tel <text:s text:c="8"/>varchar(20)[] <text:s text:c="6"/>DEFAULT NULL</text:p>
      <text:p text:style-name="example">);</text:p>
      <text:p text:style-name="example"/>
      <text:p text:style-name="example">CREATE TABLE place_groups (</text:p>
      <text:p text:style-name="example"><text:s text:c="4"/>place_group_id <text:s text:c="5"/>serial <text:s text:c="9"/>PRIMARY KEY,</text:p>
      <text:p text:style-name="example"><text:s text:c="4"/>place_group_name <text:s text:c="3"/>varchar(32) <text:s text:c="4"/>NOT NULL UNIQUE,</text:p>
      <text:p text:style-name="example"><text:s text:c="4"/>place_group_descr <text:s text:c="2"/>varchar(255) <text:s text:c="3"/>DEFAULT NULL</text:p>
      <text:p text:style-name="example">);</text:p>
      <text:p text:style-name="example"/>
      <text:p text:style-name="example">CREATE TABLE place_group_members (</text:p>
      <text:p text:style-name="example"><text:s text:c="4"/>place_group_member_id <text:s text:c="2"/>serial PRIMARY KEY,</text:p>
      <text:p text:style-name="example"><text:s text:c="4"/>place_group_id <text:s text:c="9"/>integer REFERENCES place_groups(place_group_id)</text:p>
      <text:p text:style-name="example"><text:tab/><text:tab/>MATCH FULL ON DELETE CASCADE ON UPDATE RESTRICT,</text:p>
      <text:p text:style-name="example"><text:s text:c="4"/>place_id <text:s text:c="15"/>integer REFERENCES places(place_id)</text:p>
      <text:p text:style-name="example"><text:tab/><text:tab/>MATCH FULL ON DELETE CASCADE ON UPDATE RESTRICT,</text:p>
      <text:p text:style-name="example"><text:s text:c="4"/>UNIQUE(place_group_id, place_id)</text:p>
      <text:p text:style-name="example">);</text:p>
      <text:p text:style-name="Text_20_body">Két előre definiált hely van, az "unknown", és mindennek a gyökere a "root": </text:p>
      <text:p text:style-name="example">INSERT INTO places(place_id, place_name, place_descr, place_type, parent_id) VALUES</text:p>
      <text:p text:style-name="example"><text:s text:c="4"/>( 0, 'unknown', 'unknown pseudo location', <text:s/>'unknown', <text:s/>NULL),</text:p>
      <text:p text:style-name="example"><text:s text:c="4"/>( 1, 'root', <text:s text:c="3"/>'root pseudo location', <text:s text:c="4"/>'root', <text:s text:c="4"/>NULL);</text:p>
      <text:p text:style-name="Text_20_body">Ha nem adunk meg szülőt, akkor a root lesz a szülő az adatbázis logika szerint. Lokációval rendelkező objektumoknál az alapértelmezés a place_id = 0 (unknown).</text:p>
      <text:p text:style-name="Text_20_body">Egy hely ill. helyiség a következőképpen definiálható.</text:p>
      <text:p text:style-name="example">PLACE <text:span text:style-name="T3">&lt;név&gt; [&lt;leírás&gt;]</text:span> { <text:span text:style-name="T2">&lt;paraméterek&gt;</text:span> }</text:p>
      <text:p text:style-name="example">PLACE <text:span text:style-name="T3">&lt;név&gt; [&lt;leírás&gt;] </text:span><text:span text:style-name="T15">;</text:span></text:p>
      <text:p text:style-name="Text_20_body">Ahol:</text:p>
      <text:list xml:id="list2346423681" text:style-name="L5">
        <text:list-item>
          <text:p text:style-name="P17">&lt;név&gt;<text:tab/>A helyiség neve, egy string.</text:p>
        </text:list-item>
        <text:list-item>
          <text:p text:style-name="P17">&lt;leírás&gt;<text:tab/>Opcionális leírása a helyiségnek, ill. megjegyzés,</text:p>
        </text:list-item>
      </text:list>
      <text:p text:style-name="Text_20_body">A paraméterek lehetnek a következőek:</text:p>
      <text:list xml:id="list12450891561" text:style-name="L6">
        <text:list-item>
          <text:p text:style-name="P18"><text:span text:style-name="T5">DESCR</text:span><text:span text:style-name="T4"> </text:span><text:span text:style-name="T6">&lt;leírás&gt;</text:span><text:span text:style-name="T4"> </text:span><text:span text:style-name="T5">;<text:line-break/></text:span>A leírás alternatívan így is beállítható, ha kétszer adjuk meg, akkor az utolsó lesz az érvényes</text:p>
        </text:list-item>
        <text:list-item>
          <text:p text:style-name="P18"><text:span text:style-name="T5">PARENT</text:span><text:span text:style-name="T4"> </text:span><text:span text:style-name="T6">&lt;név&gt;</text:span><text:span text:style-name="T4"> </text:span><text:span text:style-name="T5">;<text:line-break/></text:span>A definiált hely mely helyen belül található.</text:p>
        </text:list-item>
        <text:list-item>
          <text:p text:style-name="P18"><text:span text:style-name="T5">FRAME</text:span><text:span text:style-name="T4"> </text:span><text:span text:style-name="T6">&lt;polygon&gt;</text:span><text:span text:style-name="T4"> </text:span><text:span text:style-name="T5">;<text:line-break/></text:span>A hely, vagy helyiség befoglaló kerete a legközelebbi szülőn, amihez térkép van rendelve.</text:p>
        </text:list-item>
        <text:list-item>
          <text:p text:style-name="P18"><text:span text:style-name="T5">IMAGE</text:span><text:span text:style-name="T4"> </text:span><text:span text:style-name="T6">&lt;file name&gt;</text:span><text:span text:style-name="T4"> </text:span><text:span text:style-name="T5">;<text:line-break/></text:span>Egy kép fájl, mely a hely térképét tartalmazza.</text:p>
        </text:list-item>
        <text:list-item>
          <text:p text:style-name="P18"><text:span text:style-name="T5">TEL</text:span><text:span text:style-name="T4"> </text:span><text:span text:style-name="T6">&lt;tel1, tel2, ...&gt;</text:span><text:span text:style-name="T4"> </text:span><text:span text:style-name="T5">;<text:line-break/></text:span>Telefonszámok, a paraméter : string lista, szeparátor a vessző.</text:p>
        </text:list-item>
        <text:list-item>
          <text:p text:style-name="P18"><text:span text:style-name="T5">ALARM</text:span><text:span text:style-name="T4"> </text:span><text:span text:style-name="T5">MESSAGE</text:span><text:span text:style-name="T4"> </text:span><text:span text:style-name="T6">&lt;string&gt; </text:span><text:span text:style-name="T5">;</text:span><text:line-break/>Riasztás esetén a helyiséghez tartozó riasztási üzenet. A <text:span text:style-name="T14">MESSAGE</text:span> kulcsszó rövidíthető <text:span text:style-name="T14">MSG</text:span>-nek.</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jpg";</text:p>
      <text:p text:style-name="example">}</text:p>
      <text:p text:style-name="example">PLACE D1 <text:s/>"D épület 1. emelet" {</text:p>
      <text:p text:style-name="example"><text:soft-page-break/><text:s text:c="4"/>PARENT D;</text:p>
      <text:p text:style-name="example"><text:s text:c="4"/>IMAGE <text:s/>"D1.jpg";</text:p>
      <text:p text:style-name="example">}</text:p>
      <text:p text:style-name="example">PLACE D177 <text:s/>"D1/77 szoba" {</text:p>
      <text:p text:style-name="example"><text:s text:c="4"/>PARENT D1;</text:p>
      <text:p text:style-name="example"><text:s text:c="4"/>FRAME (958,28),(1013,58);</text:p>
      <text:p text:style-name="example"><text:s text:c="4"/>TEL "/123", "+3612345678";</text:p>
      <text:p text:style-name="example">}</text:p>
      <text:p text:style-name="Text_20_body">Annak érdekében, hogy ne keljen minden alkalommal megadni a lokációt minden olyan objektumnál ahol ez opció (node-ok), meg lehet adni egy alapértelmezett helyiség objektumot:</text:p>
      <text:p text:style-name="example">SET PLACE <text:span text:style-name="T2">&lt;helyiség név&gt;</text:span>;</text:p>
      <text:p text:style-name="Text_20_body"><text:s/>Ez bármikor módosítható, ill. újra megadható, és törölhető :</text:p>
      <text:p text:style-name="example">CLEAR PALCE;</text:p>
      <text:h text:style-name="Heading_20_4" text:outline-level="4">Patch panelek és fali csatlakozók</text:h>
      <text:p text:style-name="Text_20_body">A patch panelek és a fali csatlakozók adatbázis szinten nincsenek megkülönböztetve. Leírásuk két adattáblán keresztül történik (patchs és pports), a következőkben a függőségek miatt szerepel több tábladefiníció:</text:p>
      <text:p text:style-name="example">CREATE TYPE <text:s/>linktype AS ENUM</text:p>
      <text:p text:style-name="example"><text:tab/>('ptp', 'bus', 'patch', logical', 'wireless', 'unknown');</text:p>
      <text:p text:style-name="example">CREATE TYPE portobjtype AS ENUM</text:p>
      <text:p text:style-name="example"><text:tab/>('nport', 'pport', 'interface', 'iface_addr', 'iface_addrs', 'unknown');</text:p>
      <text:p text:style-name="example"/>
      <text:p text:style-name="example">CREATE TABLE iftypes (</text:p>
      <text:p text:style-name="example"><text:s text:c="4"/>iftype_id <text:s text:c="10"/>serial <text:s text:c="9"/>PRIMARY KEY,</text:p>
      <text:p text:style-name="example"><text:s text:c="4"/>iftype_name <text:s text:c="8"/>varchar(64) <text:s text:c="4"/>NOT NULL UNIQUE,</text:p>
      <text:p text:style-name="example"><text:s text:c="4"/>iftype_descr <text:s text:c="7"/>varchar(255) <text:s text:c="3"/>DEFAULT NULL,</text:p>
      <text:p text:style-name="example"><text:s text:c="4"/>iftype_iana_id <text:s text:c="5"/>integer <text:s text:c="8"/>NOT NULL DEFAULT 1, -- 'other'</text:p>
      <text:p text:style-name="example"><text:s text:c="4"/>iftype_link_type <text:s text:c="3"/>linktype <text:s text:c="7"/>NOT NULL DEFAULT 'ptp',</text:p>
      <text:p text:style-name="example"><text:s text:c="4"/>iftype_obj_type <text:s text:c="4"/>portobjtype[] <text:s text:c="2"/>NOT NULL</text:p>
      <text:p text:style-name="example">);</text:p>
      <text:p text:style-name="example"/>
      <text:p text:style-name="example">CREATE TABLE patchs (</text:p>
      <text:p text:style-name="example"><text:s text:c="4"/>node_id <text:s text:c="4"/>serial <text:s text:c="9"/>PRIMARY KEY,</text:p>
      <text:p text:style-name="example"><text:s text:c="4"/>node_name <text:s text:c="2"/>varchar(32) <text:s text:c="4"/>NOT NULL UNIQUE,</text:p>
      <text:p text:style-name="example"><text:s text:c="4"/>node_descr <text:s/>varchar(255) <text:s text:c="3"/>DEFAULT NULL,</text:p>
      <text:p text:style-name="example"><text:s text:c="4"/>place_id <text:s text:c="3"/>integer <text:s text:c="8"/>DEFAULT 0 REFERENCES places(place_id)</text:p>
      <text:p text:style-name="example"><text:tab/><text:tab/>MATCH FULL ON DELETE SET DEFAULT ON UPDATE RESTRICT</text:p>
      <text:p text:style-name="example">);</text:p>
      <text:p text:style-name="example"/>
      <text:p text:style-name="example">CREATE TABLE nports (</text:p>
      <text:p text:style-name="example"><text:s text:c="4"/>port_id <text:s text:c="4"/>serial <text:s text:c="9"/>PRIMARY KEY,</text:p>
      <text:p text:style-name="example"><text:s text:c="4"/>port_name <text:s text:c="2"/>varchar(32) <text:s text:c="4"/>NOT NULL,</text:p>
      <text:p text:style-name="example"><text:s text:c="4"/>port_descr <text:s/>varchar(255) <text:s text:c="3"/>DEFAULT NULL,</text:p>
      <text:p text:style-name="example"><text:s text:c="4"/>iftype_id <text:s text:c="2"/>integer <text:s text:c="8"/>DEFAULT 0 REFERENCES iftypes(iftype_id)</text:p>
      <text:p text:style-name="example"><text:tab/><text:tab/>MATCH FULL ON DELETE RESTRICT ON UPDATE RESTRICT,</text:p>
      <text:p text:style-name="example"><text:s text:c="4"/>node_id <text:s text:c="4"/>integer <text:s text:c="8"/>NOT NULL,</text:p>
      <text:p text:style-name="example"><text:s text:c="4"/>port_index <text:s/>integer <text:s text:c="8"/>DEFAULT NULL,</text:p>
      <text:p text:style-name="example"><text:s text:c="4"/>deleted <text:s text:c="4"/>boolean <text:s text:c="8"/>DEFAULT false,</text:p>
      <text:p text:style-name="example"><text:s text:c="4"/>UNIQUE(node_id, port_name)</text:p>
      <text:p text:style-name="example">);</text:p>
      <text:p text:style-name="example"/>
      <text:p text:style-name="example">CREATE TYPE portshare AS ENUM ('', 'A', 'AA', 'AB', 'B', 'BA', 'BB', 'C', 'D'); <text:s text:c="3"/></text:p>
      <text:p text:style-name="example"/>
      <text:p text:style-name="example">CREATE TABLE pports (</text:p>
      <text:p text:style-name="example"><text:s text:c="4"/>shared_cable <text:s text:c="3"/>portshare <text:s text:c="2"/>NOT NULL DEFAULT '',</text:p>
      <text:p text:style-name="example"><text:s text:c="4"/>shared_port_id <text:s/>integer <text:s text:c="4"/>DEFAULT NULL REFERENCES pports(port_id)</text:p>
      <text:p text:style-name="example"><text:tab/><text:tab/>MATCH SIMPLE,</text:p>
      <text:p text:style-name="example"><text:s text:c="4"/>PRIMARY KEY (port_id),</text:p>
      <text:p text:style-name="example"><text:s text:c="4"/>CONSTRAINT patchports FOREIGN KEY (node_id)</text:p>
      <text:p text:style-name="example"><text:s text:c="5"/>REFERENCES patchs(node_id) MATCH FULL ON DELETE CASCADE ON UPDATE RESTRICT,</text:p>
      <text:p text:style-name="example"><text:s text:c="4"/>UNIQUE (node_id, port_index),</text:p>
      <text:p text:style-name="example"><text:s text:c="4"/>UNIQUE (node_id, port_name),</text:p>
      <text:p text:style-name="example"><text:s text:c="4"/>CONSTRAINT pport_iftype_id_fkey FOREIGN KEY (iftype_id)</text:p>
      <text:p text:style-name="example"><text:soft-page-break/><text:s text:c="5"/>REFERENCES iftypes(iftype_id) MATCH FULL ON DELETE RESTRICT ON UPDATE RESTRICT</text:p>
      <text:p text:style-name="example">)</text:p>
      <text:p text:style-name="example">INHERITS (nports);</text:p>
      <text:p text:style-name="example"/>
      <text:p text:style-name="Text_20_body">A patch típusú objektumnak csak egyféle <text:s/>portja lehetséges, amit a pports reprezentál, a pports-ban ezért csak a következő iftypes rekordra szerepelhet hivatkozás:</text:p>
      <text:p text:style-name="example">INSERT INTO iftypes</text:p>
      <text:p text:style-name="example"><text:s/>(iftype_name, iftype_descr, iftype_iana_id, iftype_link_type, iftype_obj_type) VALUES</text:p>
      <text:p text:style-name="example"><text:s/>('patch', <text:s text:c="4"/>'Patch port', 1, <text:s text:c="12"/>'patch', <text:s text:c="8"/>'{"pport"}' );</text:p>
      <text:p text:style-name="example"/>
      <text:p text:style-name="Text_20_body">Patch panel és fali csatlakozó definíciója a következőek szerint lehetséges:</text:p>
      <text:p text:style-name="example">PATCH <text:span text:style-name="T2">&lt;panel neve&gt;</text:span> <text:span text:style-name="T2">[&lt;leírás&gt;]</text:span> { <text:span text:style-name="T2">&lt;paraméterek&gt;</text:span> }</text:p>
      <text:p text:style-name="example">PATCH <text:span text:style-name="T2">&lt;panel neve&gt; [&lt;leírás&gt;]</text:span> COPY FROM <text:span text:style-name="T2">&lt;minta neve&gt;</text:span> { <text:span text:style-name="T2">&lt;paraméterek&gt;</text:span> }</text:p>
      <text:p text:style-name="example">PATCH <text:span text:style-name="T2">&lt;panel neve&gt; [&lt;leírás&gt;]</text:span> COPY FROM <text:span text:style-name="T2">&lt;minta neve&gt;</text:span> ;</text:p>
      <text:p text:style-name="Text_20_body">Ahol:</text:p>
      <text:list xml:id="list544971605" text:continue-list="list2346423681" text:style-name="L5">
        <text:list-item>
          <text:p text:style-name="P17">&lt;panel neve&gt;<text:tab/>A patch panel, vagy fali csatlakozó neve, egy string.</text:p>
        </text:list-item>
        <text:list-item>
          <text:p text:style-name="P17">&lt;leírás&gt;<text:tab/>Opcionális leírás, ill. megjegyzés.</text:p>
        </text:list-item>
        <text:list-item>
          <text:p text:style-name="P17">&lt;minta neve&gt;<text:tab/>Egy előzőleg elmentett panel konfiguráció neve.</text:p>
        </text:list-item>
      </text:list>
      <text:p text:style-name="Text_20_body">A paraméterek lehetnek a következőek:</text:p>
      <text:list xml:id="list1391648623" text:style-name="L7">
        <text:list-item>
          <text:p text:style-name="P19"><text:span text:style-name="T5">DESCR</text:span><text:span text:style-name="T4"> </text:span><text:span text:style-name="T6">&lt;leírás&gt;</text:span><text:span text:style-name="T4"> </text:span><text:span text:style-name="T5">;<text:line-break/></text:span>A leírás alternatívan így is beállítható, ha kétszer adjuk meg, akkor az utolsó lesz az érvényes</text:p>
        </text:list-item>
        <text:list-item>
          <text:p text:style-name="P19"><text:span text:style-name="T5">PLACE</text:span><text:span text:style-name="T4"> </text:span><text:span text:style-name="T6">&lt;név&gt;</text:span> <text:span text:style-name="T5">;</text:span><text:span text:style-name="T14"><text:line-break/></text:span>A helyiség adható meg ahol az eszköz van. Ha nem adjuk meg ezt a paramétert, akkor a SET PLACE (lsd. fentebb) kulcsszavakkal adhatjuk meg az alapértelmezett helyiséget. Ha nincs alapértelmezett helyiség, és nem is adtuk meg, akkor az az unknown helyhez lesz rendelve az eszköz.</text:p>
        </text:list-item>
        <text:list-item>
          <text:p text:style-name="P19"><text:span text:style-name="T5">PORT</text:span><text:span text:style-name="T4"> </text:span><text:span text:style-name="T6">&lt;sorszám&gt; &lt;név&gt; [&lt;leírás&gt;]</text:span><text:span text:style-name="T5">;<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19"><text:span text:style-name="T5">PORT</text:span><text:span text:style-name="T4"> </text:span><text:span text:style-name="T6">&lt;sorszám&gt;</text:span><text:span text:style-name="T4"> </text:span><text:span text:style-name="T10">DESCR</text:span><text:span text:style-name="T4"> </text:span><text:span text:style-name="T6">&lt;leírás&gt; [</text:span><text:span text:style-name="T10">,</text:span><text:span text:style-name="T6"> &lt;leírás2&gt; ...]</text:span><text:span text:style-name="T5">;<text:line-break/></text:span>A porthoz tartozó leírás alternatívan így is beállítható, ha kétszer adjuk meg, akkor az utolsó lesz az érvényes. A megadott sorszámú portnak léteznie kell. Ha DESCR kulcssó után több stringet adunk meg, akkor az rendre a következő sorszámú port leírása lesz.</text:p>
        </text:list-item>
        <text:list-item>
          <text:p text:style-name="P19"><text:span text:style-name="T5">PORT</text:span><text:span text:style-name="T4"> </text:span><text:span text:style-name="T6">&lt;sorszám&gt;</text:span><text:span text:style-name="T4"> </text:span><text:span text:style-name="T10">NAME</text:span><text:span text:style-name="T4"> </text:span><text:span text:style-name="T6">&lt;név&gt; [</text:span><text:span text:style-name="T10">,</text:span><text:span text:style-name="T6"> &lt;név2&gt; ...]</text:span><text:span text:style-name="T5">;<text:line-break/></text:span><text:span text:style-name="T23">Egy, vagy több már létező port nevének a módosítása.</text:span></text:p>
        </text:list-item>
        <text:list-item>
          <text:p text:style-name="P19"><text:span text:style-name="T5">PORTS</text:span><text:span text:style-name="T4"> </text:span><text:span text:style-name="T6">[</text:span><text:span text:style-name="T10">OFFS</text:span><text:span text:style-name="T6"> &lt;név offs.&gt;] </text:span><text:span text:style-name="T10">FROM</text:span><text:span text:style-name="T6"> &lt;tol&gt;</text:span><text:span text:style-name="T4"> </text:span><text:span text:style-name="T5">TO</text:span><text:span text:style-name="T4"> </text:span><text:span text:style-name="T6">&lt;ig&gt; [</text:span><text:span text:style-name="T10">OFFS</text:span><text:span text:style-name="T6"> &lt;sorszám offs.&gt;]</text:span><text:span text:style-name="T4"> </text:span><text:span text:style-name="T6">&lt;név minta&gt;</text:span><text:span text:style-name="T5">;</text:span><text:line-break/>Több port definiálása. Ahol: &lt;név prefix&gt; egy string, az összes többi pedig pozitív egész szám.<text:line-break/>Az utasítás hatására létre lesz hozva a következő sorozat: Az első port sorszáma &lt;tol&gt; + &lt;sorszám offs.&gt; lesz, neve pedig minta ként &lt;név minta&gt; -t, és numerikus értékként &lt;tol&gt; + &lt;név offs.&gt;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lt;tol&gt; +1, el számolunk &lt;tol&gt; helyett, és így tovább, mindaddig, míg az utolsó felhasznált érték az &lt;ig&gt; nem lesz.</text:p>
        </text:list-item>
        <text:list-item>
          <text:p text:style-name="P19"><text:span text:style-name="T5">PORT</text:span><text:span text:style-name="T4"> </text:span><text:span text:style-name="T6">&lt;ix1&gt;</text:span><text:span text:style-name="T10">,</text:span><text:span text:style-name="T6"> &lt;ix2&gt; [</text:span><text:span text:style-name="T10">,</text:span><text:span text:style-name="T6">&lt;ix3&gt; [</text:span><text:span text:style-name="T10">,</text:span><text:span text:style-name="T6">ix4]]</text:span><text:span text:style-name="T4"> </text:span><text:span text:style-name="T5">SHARED</text:span><text:span text:style-name="T4"> </text:span><text:span text:style-name="T6">&lt;sh1&gt;</text:span><text:span text:style-name="T10">,</text:span><text:span text:style-name="T6"> &lt;sh2&gt; [</text:span><text:span text:style-name="T10">,</text:span><text:span text:style-name="T6">&lt;sh3&gt; [</text:span><text:span text:style-name="T10">,</text:span><text:span text:style-name="T6">&lt;sh4&gt;]</text:span><text:span text:style-name="T4"> </text:span><text:span text:style-name="T5">;</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SHARED kulcsszó mindkét oldalán azonos számú értéknek kell szerepelnie. A megadott megosztások nem ütközhetnek. Egy port csak egyszer szerepelhet, és nem adhatóak meg egymást fedő megosztás <text:soft-page-break/>típusok egy kábelre. A megosztások nem adhatóak meg tetszőleges sorrendben, a lehetséges sorrendek : (A,B), (B,A), (A, BA, BB), (AA, AB, B), (AA, AB, BA, BB) vagy (AA, C, D, BB).</text:p>
        </text:list-item>
      </text:list>
      <text:p text:style-name="Text_20_body">A patch típusú objektumokhoz definiálhatóak minták, ezek makró jellegű definíciók, a makrókhoz hasonlóan lehetnek ideiglenesek, és állandóak:</text:p>
      <text:p text:style-name="example">PATCH TEMPLATE <text:span text:style-name="T2">&lt;név&gt; &lt;definíció&gt;</text:span>;</text:p>
      <text:p text:style-name="example">PATCH TEMPLATE <text:span text:style-name="T2">&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ideiglenessel ideiglenesen bármikor felüldefiniálható. A minták nevének típusonként kell egyedinek lennie. Egy mintában az objektum definíció kapcsos zárójelek között megadott paraméterdefiníciók 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DESCR "D1 rendező 3. panel (24xCat5)";</text:p>
      <text:p text:style-name="example"><text:tab/>PORT 1, 2 SHARED A, B;</text:p>
      <text:p text:style-name="example"><text:tab/>PORT 1 DESCR "ez egy megosztott port: A";</text:p>
      <text:p text:style-name="example"><text:tab/>PORT 2 DESCR "ez egy megosztott port: B";</text:p>
      <text:p text:style-name="example">}</text:p>
      <text:h text:style-name="Heading_20_4" text:outline-level="4">Valós, vagy virtuális hub-ok, nem menedzselhető vagy virtuális switch-ek</text:h>
      <text:p text:style-name="Text_20_body">Sokban hasonlítanak a patch objektumra, a LanView2-ben a virtuális hub-oknak annyi a szerepe, hogy lehetőséget biztosítanak, ill. egyszerűsítik a busz jellegű kapcsolatok leírásárát. Valós hubokat a rendszer jelenleg nem kezel, pontosabban nem tesz különbséget fizikai és virtuális hub között, azon túl, hogy van egy ilyen jelző. A hub-okat reprezentáló tábla a hubs:</text:p>
      <text:p text:style-name="example">CREATE TABLE hubs (</text:p>
      <text:p text:style-name="example"><text:s text:c="4"/>is_virtual <text:s/>boolean DEFAULT TRUE,</text:p>
      <text:p text:style-name="example"><text:s text:c="4"/>is_switch <text:s text:c="2"/>boolean DEFAULT FALSE,</text:p>
      <text:p text:style-name="example"><text:s text:c="4"/>PRIMARY KEY (node_id),</text:p>
      <text:p text:style-name="example"><text:s text:c="4"/>UNIQUE (node_name)</text:p>
      <text:p text:style-name="example">)INHERITS (patchs);</text:p>
      <text:p text:style-name="Text_20_body">Virtuális switch-ek ugyanebben a táblában vannak letárolva, kezelés szempontjából nincs különbség, de a hozzárendelhető portok típusa az más. A Lanview2 nem tesz különbséget a hub és switch között.</text:p>
      <text:p text:style-name="Text_20_body">HUB esetén hozzárendelhető típus a bus, SWITCH esetén pedig az eport, de ezen túl az import nem tesz különbséget. A port rekordok mindkét esetben az nports táblában vannak, és a hivatkozott iftypes rekordok:</text:p>
      <text:p text:style-name="example">INSERT INTO iftypes</text:p>
      <text:p text:style-name="P4"><text:s/>(iftype_name, iftype_descr, iftype_iana_id, iftype_link_type, iftype_obj_type) VALUES</text:p>
      <text:p text:style-name="P4"><text:s/>('bus', <text:s text:c="3"/>'hub port', <text:s text:c="13"/>1, 'bus', <text:s text:c="5"/>'{"nport"}' ),</text:p>
      <text:p text:style-name="P4"><text:s/>('eport', <text:s/>'unmanagement ethernet', 1, 'ptp', <text:s text:c="5"/>'{"nport"}' );</text:p>
      <text:p text:style-name="Text_20_body">Egy hub definíciója az import nyelvén:</text:p>
      <text:p text:style-name="example"><text:span text:style-name="T2">[</text:span>VIRTUAL<text:span text:style-name="T2">]</text:span> HUB <text:span text:style-name="T2">&lt;név&gt;</text:span> <text:span text:style-name="T2">[&lt;leírás&gt;]</text:span> { <text:span text:style-name="T2">&lt;paraméterek&gt;</text:span> }</text:p>
      <text:p text:style-name="example"><text:span text:style-name="T2">[</text:span>VIRTUAL<text:span text:style-name="T2">]</text:span> HUB <text:span text:style-name="T2">&lt;név&gt; [&lt;leírás&gt;]</text:span> COPY FROM <text:span text:style-name="T2">&lt;minta neve&gt;</text:span> { <text:span text:style-name="T2">&lt;paraméterek&gt;</text:span> }</text:p>
      <text:p text:style-name="example"><text:span text:style-name="T2">[</text:span>VIRTUAL<text:span text:style-name="T2">]</text:span> HUB <text:span text:style-name="T2">&lt;név&gt; [&lt;leírás&gt;]</text:span> COPY FROM <text:span text:style-name="T2">&lt;minta neve&gt;</text:span> ;</text:p>
      <text:p text:style-name="example"><text:span text:style-name="T2">[</text:span>VIRTUAL<text:span text:style-name="T2">]</text:span> SWITCH <text:span text:style-name="T2">&lt;név&gt;</text:span> <text:span text:style-name="T2">[&lt;leírás&gt;]</text:span> { <text:span text:style-name="T2">&lt;paraméterek&gt;</text:span> }</text:p>
      <text:p text:style-name="example"><text:span text:style-name="T2">[</text:span>VIRTUAL<text:span text:style-name="T2">]</text:span> SWITCH <text:span text:style-name="T2">&lt;név&gt; [&lt;leírás&gt;]</text:span> COPY FROM <text:span text:style-name="T2">&lt;minta neve&gt;</text:span> { <text:span text:style-name="T2">&lt;paraméterek&gt;</text:span> }</text:p>
      <text:p text:style-name="example"><text:span text:style-name="T2">[</text:span>VIRTUAL<text:span text:style-name="T2">]</text:span> SWITCH <text:span text:style-name="T2">&lt;név&gt; [&lt;leírás&gt;]</text:span> COPY FROM <text:span text:style-name="T2">&lt;minta neve&gt;</text:span> ;</text:p>
      <text:p text:style-name="Text_20_body">Ahol:</text:p>
      <text:list xml:id="list426802106" text:continue-list="list544971605" text:style-name="L5">
        <text:list-item>
          <text:p text:style-name="P17">&lt;név&gt;<text:tab/>A hub ill. switch neve, egy string.</text:p>
        </text:list-item>
        <text:list-item>
          <text:p text:style-name="P17">&lt;leírás&gt;<text:tab/>Opcionális leírás, ill. megjegyzés.</text:p>
        </text:list-item>
        <text:list-item>
          <text:p text:style-name="P17">&lt;minta neve&gt;<text:tab/>Egy előzőleg elmentett hub ill. switch konfiguráció neve.</text:p>
        </text:list-item>
      </text:list>
      <text:p text:style-name="Text_20_body">A paraméterek lehetnek a következőek:</text:p>
      <text:list xml:id="list395146211" text:style-name="L8">
        <text:list-item>
          <text:p text:style-name="P20"><text:span text:style-name="T5">DESCR</text:span><text:span text:style-name="T4"> </text:span><text:span text:style-name="T6">&lt;leírás&gt;</text:span><text:span text:style-name="T4"> </text:span><text:span text:style-name="T5">;<text:line-break/></text:span>A leírás alternatívan így is beállítható, ha kétszer adjuk meg, akkor az utolsó lesz az érvényes</text:p>
        </text:list-item>
        <text:list-item>
          <text:p text:style-name="P20"><text:soft-page-break/><text:span text:style-name="T5">PLACE</text:span><text:span text:style-name="T4"> </text:span><text:span text:style-name="T6">&lt;név&gt;</text:span> <text:span text:style-name="T5">;</text:span><text:span text:style-name="T14"><text:line-break/></text:span>A helyiség adható meg ahol az eszköz van. Ha nem adjuk meg ezt a paramétert, akkor a SET PLACE (lsd. fentebb) kulcsszavakkal adhatjuk meg az alapértelmezett helyiséget. Ha nincs alapértelmezett helyiség, és nem is adtuk meg, akkor az az unknown helyhez lesz rendelve az eszköz.</text:p>
        </text:list-item>
        <text:list-item>
          <text:p text:style-name="P20"><text:span text:style-name="T5">PORT</text:span><text:span text:style-name="T7"> </text:span><text:span text:style-name="T8">&lt;sorszám&gt;</text:span><text:span text:style-name="T4"> </text:span><text:span text:style-name="T6">&lt;név&gt; [&lt;leírás&gt;]</text:span><text:span text:style-name="T5">;<text:line-break/></text:span>Egy port definiálása. Ahol &lt;név&gt; a port neve, a &lt;leírás&gt; opcionálisan egy leírás, vagy megjegyzés a porthoz, a &lt;sorszám&gt; pedig a port sorszáma. A port név egy hubon belül egyedi kell hogy legyen. A port sorszámnak szintén egyedinek kell lennie, egy HUB-on bellül..</text:p>
        </text:list-item>
        <text:list-item>
          <text:p text:style-name="P20"><text:span text:style-name="T5">PORT</text:span><text:span text:style-name="T4"> </text:span><text:span text:style-name="T6">&lt;sorszám&gt;</text:span><text:span text:style-name="T4"> </text:span><text:span text:style-name="T10">DESCR</text:span><text:span text:style-name="T4"> </text:span><text:span text:style-name="T6">&lt;leírás&gt;[</text:span><text:span text:style-name="T10">,</text:span><text:span text:style-name="T6"> &lt;név2&gt; ...]</text:span><text:span text:style-name="T5">;<text:line-break/></text:span>A porthoz tartozó leírás alternatívan így is beállítható, ha kétszer adjuk meg, akkor az utolsó lesz az érvényes. A megadott nevű portnak léteznie kell. Ha DESCR kulcssó után több stringet adunk meg, akkor az rendre a következő sorszámú port leírása lesz.</text:p>
        </text:list-item>
        <text:list-item>
          <text:p text:style-name="P20"><text:span text:style-name="T5">PORT</text:span><text:span text:style-name="T4"> </text:span><text:span text:style-name="T6">&lt;sorszám&gt;</text:span><text:span text:style-name="T4"> </text:span><text:span text:style-name="T10">NAME</text:span><text:span text:style-name="T4"> </text:span><text:span text:style-name="T6">&lt;név&gt;[</text:span><text:span text:style-name="T10">,</text:span><text:span text:style-name="T6"> &lt;név2&gt; ...]</text:span><text:span text:style-name="T5">;<text:line-break/></text:span>Létező port, vagy portok nevének a megváltoztatása</text:p>
        </text:list-item>
        <text:list-item>
          <text:p text:style-name="P20"><text:span text:style-name="T5">PORTS</text:span><text:span text:style-name="T4"> </text:span><text:span text:style-name="T10">FROM</text:span><text:span text:style-name="T4"> </text:span><text:span text:style-name="T6">&lt;tol&gt;</text:span><text:span text:style-name="T4"> </text:span><text:span text:style-name="T5">TO</text:span><text:span text:style-name="T4"> </text:span><text:span text:style-name="T6">&lt;ig&gt; &lt;név minta&gt; </text:span><text:span text:style-name="T5">;</text:span><text:line-break/>Több port definiálása. Ahol: &lt;név minta&gt; egy string, a többi pedig pozitív egész szám.<text:line-break/>Az utasítás hatására létre lesz hozva a következő sorozat: Az első port sorszáma &lt;tol&gt; lesz, neve pedig minta ként &lt;név minta&gt; -t, és numerikus értékként &lt;tol&gt;-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lt;tol&gt; +1, el számolunk &lt;tol&gt; helyett, és így tovább, mindaddig, míg az utolsó felhasznált érték az &lt;ig&gt; nem lesz.</text:p>
        </text:list-item>
        <text:list-item>
          <text:p text:style-name="P20"><text:span text:style-name="T5">VIRTUAL;</text:span><text:line-break/>Ha a HUB nem valós eszköz, akkor azt ezzel is jelezhetjük.</text:p>
        </text:list-item>
      </text:list>
      <text:p text:style-name="Text_20_body">Hasonlóan a patch panelekhez itt is lehetőség van minták definiálására:</text:p>
      <text:p text:style-name="example">HUB TEMPLATE <text:span text:style-name="T2">&lt;név&gt; &lt;definíció&gt;</text:span>;</text:p>
      <text:p text:style-name="example">HUB TEMPLATE <text:span text:style-name="T2">&lt;név&gt; &lt;definíció&gt; [&lt;leírás&gt;]</text:span> SAVE;</text:p>
      <text:p text:style-name="Text_20_body"/>
      <text:h text:style-name="Heading_20_4" text:outline-level="4">Nem aktív eszközök</text:h>
      <text:p text:style-name="Text_20_body">Ezek olyan nem aktív, legalább, és általában egy virtuális porttal rendelkező eszközök, melyek valamely más eszköz segítségével be lettek vonva a felügyelt eszközök körébe. Az objektumnak megfelelő adattábla a nodes:</text:p>
      <text:p text:style-name="example">CREATE TYPE notifswitch AS ENUM</text:p>
      <text:p text:style-name="example"><text:s/>('on','recovered','warning','critical','down','unreachable','flapping','unknown');</text:p>
      <text:p text:style-name="example">CREATE TABLE nodes (</text:p>
      <text:p text:style-name="example"><text:s text:c="4"/>node_stat <text:s text:c="6"/>notifswitch <text:s text:c="4"/>DEFAULT NULL,</text:p>
      <text:p text:style-name="example"><text:s text:c="4"/>node_alarm_msg <text:s/>varchar(255) <text:s text:c="3"/>DEFAULT NULL,</text:p>
      <text:p text:style-name="example"><text:s text:c="4"/>PRIMARY KEY (node_id),</text:p>
      <text:p text:style-name="example"><text:s text:c="4"/>UNIQUE (node_name),</text:p>
      <text:p text:style-name="example"><text:s text:c="4"/>UNIQUE (port_id),</text:p>
      <text:p text:style-name="example"><text:s text:c="4"/>CONSTRAINT nodes_place_id_fkey FOREIGN KEY (place_id)</text:p>
      <text:p text:style-name="example"><text:s text:c="6"/>REFERENCES places (place_id) MATCH FULL</text:p>
      <text:p text:style-name="example"><text:s text:c="6"/>ON UPDATE CASCADE ON DELETE SET DEFAULT</text:p>
      <text:p text:style-name="example">)</text:p>
      <text:p text:style-name="example">INHERITS(patchs, nports);</text:p>
      <text:p text:style-name="Text_20_body">Port csak egyféle rendelhető hozzá, melyek az nports táblában vannak, és csak egy iftypes rekordra hivatkozhatnak:</text:p>
      <text:p text:style-name="example">INSERT INTO iftypes</text:p>
      <text:p text:style-name="example"><text:s/>(iftype_name, iftype_descr, iftype_iana_id, iftype_link_type, iftype_obj_type) VALUES</text:p>
      <text:p text:style-name="P4"><text:s/>( 'attach','Érzékelő kapcsolódási pont', 1, 'ptp', <text:s text:c="10"/>'{"nport"}' );</text:p>
      <text:p text:style-name="Text_20_body">Bár az objektumhoz jelenleg nincs igazán értelme több portot hozzárendelni, mint azt az egyet, amit maga az <text:soft-page-break/>objektum is tartalmaz, a rendszer ezt nem tiltja.</text:p>
      <text:p text:style-name="Text_20_body">Definiálása az importban:</text:p>
      <text:p text:style-name="example">NODE <text:span text:style-name="T2">&lt;neve&gt;</text:span> <text:span text:style-name="T2">[&lt;leírás&gt;]</text:span> { <text:span text:style-name="T2">&lt;paraméterek&gt;</text:span> }</text:p>
      <text:p text:style-name="example"><text:bookmark-start text:name="__DdeLink__3184_88840101"/>NODE <text:span text:style-name="T2">&lt;neve&gt;</text:span> <text:span text:style-name="T2">[&lt;leírás&gt;] </text:span><text:span text:style-name="T16">COPY FROM</text:span><text:span text:style-name="T2"> &lt;minta név&gt;</text:span><text:bookmark-end text:name="__DdeLink__3184_88840101"/> { <text:span text:style-name="T2">&lt;paraméterek&gt;</text:span> }</text:p>
      <text:p text:style-name="example">NODE <text:span text:style-name="T2">&lt;neve&gt;</text:span> <text:span text:style-name="T2">[&lt;leírás&gt;] </text:span><text:span text:style-name="T16">COPY FROM</text:span><text:span text:style-name="T2"> &lt;minta név&gt;</text:span><text:span text:style-name="T16">;</text:span></text:p>
      <text:p text:style-name="example">ATTACHED <text:span text:style-name="T2">&lt;neve&gt; [&lt;leírás&gt;];</text:span></text:p>
      <text:p text:style-name="example"><text:span text:style-name="T16">ATTACHED</text:span><text:span text:style-name="T2"> &lt;név minta&gt; </text:span><text:span text:style-name="T16">FROM</text:span><text:span text:style-name="T2"> &lt;tól&gt; </text:span><text:span text:style-name="T16">TO</text:span><text:span text:style-name="T2"> &lt;ig&gt;;</text:span></text:p>
      <text:p text:style-name="Text_20_body">Ahol:</text:p>
      <text:list xml:id="list1542762266" text:continue-list="list426802106" text:style-name="L5">
        <text:list-item>
          <text:p text:style-name="P17">&lt;neve&gt;<text:tab/>Az eszköz neve, egy string.</text:p>
        </text:list-item>
        <text:list-item>
          <text:p text:style-name="P17">&lt;leírás&gt;<text:tab/>Opcionális leírás, ill. megjegyzés.</text:p>
        </text:list-item>
      </text:list>
      <text:p text:style-name="Text_20_body">Az utolsó két esetben további paraméterek megadására nincsen lehetőség, az utolsónál pedig a leírás megadására sem. E két esetben egy fix konfigurációjú eszköz jön létre, melynek egy „attach” típusú és ugyanilyen nevű portja lesz, és a portnak nem lesz sorszáma. Mivel paraméterek nem adhatóak meg, a helyiség megadását a definíció előtt kell megadni egy „<text:span text:style-name="T14">SET PLACE</text:span>” paranccsal. A z utolsó változatnál több eszközt hozhatunk létre, ahol az eszköz név azonos algoritmus szerint generálódik, mint a patch vagy hub csoportos port definíciónál a port név. Az <text:span text:style-name="T14">ATTACHED</text:span> kulcsszó rövidíthető <text:span text:style-name="T14">ATT</text:span>-nek.</text:p>
      <text:p text:style-name="Text_20_body">A paraméterek lehetnek a következőek:</text:p>
      <text:list xml:id="list1745899451" text:style-name="L9">
        <text:list-item>
          <text:p text:style-name="P21"><text:span text:style-name="T5">DESCR</text:span><text:span text:style-name="T4"> </text:span><text:span text:style-name="T6">&lt;leírás&gt;</text:span><text:span text:style-name="T4"> </text:span><text:span text:style-name="T5">;<text:line-break/></text:span>A leírás alternatívan így is beállítható, ha kétszer adjuk meg, akkor az utolsó lesz az érvényes</text:p>
        </text:list-item>
        <text:list-item>
          <text:p text:style-name="P21"><text:span text:style-name="T5">PLACE</text:span><text:span text:style-name="T4"> </text:span><text:span text:style-name="T6">&lt;név&gt;</text:span> <text:span text:style-name="T5">;</text:span><text:span text:style-name="T14"><text:line-break/></text:span>A helyiség adható meg ahol az eszköz van. Ha nem adjuk meg ezt a paramétert, akkor a SET PLACE (lásd. fentebb) kulcsszavakkal adhatjuk meg az alapértelmezett helyiséget. Ha nincs alapértelmezett helyiség, és nem is adtuk meg, akkor az az unknown nevű helyhez lesz rendelve az eszköz.</text:p>
        </text:list-item>
        <text:list-item>
          <text:p text:style-name="P21"><text:span text:style-name="T5">SET</text:span><text:span text:style-name="T4"> </text:span><text:span text:style-name="T6">&lt;mező név&gt;</text:span><text:span text:style-name="T4"> </text:span><text:span text:style-name="T5">=</text:span><text:span text:style-name="T4"> </text:span><text:span text:style-name="T6">&lt;érték&gt;</text:span><text:span text:style-name="T5">;</text:span><text:line-break/>Az eszköz paramétereinek egy alternatív megadási lehetősége. Ahol a &lt;mező név&gt; az adatbázisban a paramétert reprezentáló mező neve, az érték pedig a paraméter új értéke. Az értéknél a megosztás típusokon kívül bármilyen adattípus elfogadott, de illeszkednie kell a mező típusához.</text:p>
        </text:list-item>
        <text:list-item>
          <text:p text:style-name="P21"><text:span text:style-name="T24">XX</text:span><text:span text:style-name="T5"> MAIN PORT</text:span><text:span text:style-name="T4"> </text:span><text:span text:style-name="T6">&lt;típus&gt; &lt;név&gt; [&lt;leírás&gt;]</text:span><text:span text:style-name="T5">;<text:line-break/></text:span>A kitüntetett port definiálása. Ahol &lt;név&gt; a port neve, a &lt;leírás&gt; opcionálisan egy leírás, vagy megjegyzés a porthoz, a &lt;típus&gt; pedig a port típusa. Csak egy megengedett port típust lehet jelenleg használni, az „attach” típust. A port név egy eszközön belül egyedi kell hogy legyen. Egy portnak van ugyan sorszáma, de nem kötelező, és az import a megadását nem támogatja így csak a <text:span text:style-name="T5">SET</text:span>-el tehető meg (mező név : „port_index”).</text:p>
        </text:list-item>
        <text:list-item>
          <text:p text:style-name="P21"><text:span text:style-name="T5">MAIN PORT TYPE </text:span><text:span text:style-name="T8">&lt;típus&gt;</text:span><text:span text:style-name="T5"><text:line-break/>MAIN PORT NAME</text:span><text:span text:style-name="T4"> </text:span><text:span text:style-name="T6">&lt;név&gt;</text:span><text:span text:style-name="T5">;</text:span><text:span text:style-name="T4"><text:line-break/></text:span><text:span text:style-name="T5">MAIN PORT DESCR</text:span><text:span text:style-name="T4"> </text:span><text:span text:style-name="T6">&lt;leírás&gt;</text:span><text:span text:style-name="T5">;<text:line-break/>MAIN PORT SET </text:span><text:span text:style-name="T8">&lt;mező név&gt;</text:span><text:span text:style-name="T5"> = </text:span><text:span text:style-name="T9">&lt;érték&gt;</text:span><text:span text:style-name="T5">;</text:span><text:line-break/>A kitüntetett port paramétereinek a definiálása.</text:p>
        </text:list-item>
        <text:list-item>
          <text:p text:style-name="P21"><text:span text:style-name="T5">MAIN PORT PARAM </text:span><text:span text:style-name="T8">&lt;paraméter név&gt;</text:span><text:span text:style-name="T5"> = </text:span><text:span text:style-name="T9">&lt;érték&gt;</text:span><text:span text:style-name="T5">;</text:span><text:line-break/>A kitüntetett port paramétereinek a definiálása.</text:p>
        </text:list-item>
        <text:list-item>
          <text:p text:style-name="P21"><text:span text:style-name="T10">PORT</text:span><text:span text:style-name="T6"> &lt;típus&gt; &lt;név&gt; [&lt;leírás&gt;]</text:span><text:span text:style-name="T5">;<text:line-break/></text:span>Egy port definiálása. Ahol &lt;név&gt; a port neve, a &lt;leírás&gt; opcionálisan egy leírás, vagy megjegyzés a porthoz, a &lt;típus&gt; pedig a port típusa. Csak egy megengedett port típust lehet jelenleg használni, az „attach” típust. A port név egy eszközön belül egyedi kell hogy legyen. Egy portnak van ugyan sorszáma, de nem kötelező, és az import a megadását sem <text:s/>támogatja így ez csak csak a <text:span text:style-name="T5">SET</text:span>-el tehető meg (mező név : „port_index”).</text:p>
        </text:list-item>
        <text:list-item>
          <text:p text:style-name="P21"><text:span text:style-name="T5">PORT</text:span><text:span text:style-name="T4"> </text:span><text:span text:style-name="T6">&lt;név&gt;</text:span><text:span text:style-name="T4"> </text:span><text:span text:style-name="T10">DESCR</text:span><text:span text:style-name="T4"> </text:span><text:span text:style-name="T6">&lt;leírás&gt;</text:span><text:span text:style-name="T5">;<text:line-break/>PORT </text:span><text:span text:style-name="T8">&lt;név&gt;</text:span><text:span text:style-name="T5"> SET </text:span><text:span text:style-name="T8">&lt;mező név&gt;</text:span><text:span text:style-name="T5"> = </text:span><text:span text:style-name="T9">&lt;érték&gt;</text:span><text:span text:style-name="T5">;<text:line-break/></text:span>Egy előzőleg már létrehozott port egy tulajdonságának a megadása.</text:p>
        </text:list-item>
        <text:list-item>
          <text:p text:style-name="P21"><text:span text:style-name="T5">PORT </text:span><text:span text:style-name="T8">&lt;név&gt;</text:span><text:span text:style-name="T5"> PARAM </text:span><text:span text:style-name="T8">&lt;paraméter név&gt;</text:span><text:span text:style-name="T5"> = </text:span><text:span text:style-name="T9">&lt;érték&gt;</text:span><text:span text:style-name="T5">;<text:line-break/></text:span><text:span text:style-name="T13">Egy előzőleg már létrehozott port egy opcionális paraméterének a megadása.</text:span></text:p>
        </text:list-item>
        <text:list-item>
          <text:p text:style-name="P21"><text:soft-page-break/><text:span text:style-name="T5">ALARM</text:span><text:span text:style-name="T4"> </text:span><text:span text:style-name="T5">MESSAGE</text:span><text:span text:style-name="T4"> </text:span><text:span text:style-name="T6">&lt;string&gt; </text:span><text:span text:style-name="T5">;</text:span><text:line-break/>Riasztás esetén az eszközhöz tartozó riasztási üzenet. A <text:span text:style-name="T14">MESSAGE</text:span> kulcsszó rövidíthető <text:span text:style-name="T14">MSG</text:span>-nek.</text:p>
        </text:list-item>
      </text:list>
      <text:h text:style-name="Heading_20_4" text:outline-level="4">Host-ok és munkaállomások</text:h>
      <text:p text:style-name="Text_20_body">A host-ok és munkaállomások. Ezek aktív eszközök legalább egy porttal és IP címmel rendelkeznek. A hozzájuk tartozó tábla a hosts, az objektumba bevont port típusa is bővebb, valamint további két port típus (tábla szinten) rendelhető hozzá:</text:p>
      <text:p text:style-name="example">CREATE TABLE interfaces (</text:p>
      <text:p text:style-name="example"><text:s text:c="4"/>hwaddress <text:s text:c="6"/>macaddr <text:s text:c="4"/>DEFAULT NULL,</text:p>
      <text:p text:style-name="example"><text:s text:c="4"/>port_ostat <text:s text:c="5"/>ifstatus <text:s text:c="3"/>NOT NULL DEFAULT 'unknown',</text:p>
      <text:p text:style-name="example"><text:s text:c="4"/>port_astat <text:s text:c="5"/>ifstatus <text:s text:c="3"/>DEFAULT NULL,</text:p>
      <text:p text:style-name="example"><text:s text:c="4"/>port_trunk_id <text:s text:c="2"/>integer <text:s text:c="4"/>DEFAULT NULL REFERENCES interfaces(port_id)</text:p>
      <text:p text:style-name="example"><text:s text:c="4"/><text:tab/><text:tab/>MATCH SIMPLE ON DELETE SET NULL ON UPDATE RESTRICT,</text:p>
      <text:p text:style-name="example"><text:s text:c="4"/>dualface_type <text:s text:c="2"/>integer <text:s text:c="4"/>DEFAULT NULL REFERENCES iftypes(iftype_id)</text:p>
      <text:p text:style-name="example"><text:tab/><text:tab/>MATCH SIMPLE ON DELETE RESTRICT ON UPDATE RESTRICT,</text:p>
      <text:p text:style-name="example"><text:s text:c="4"/>PRIMARY KEY (port_id),</text:p>
      <text:p text:style-name="example"><text:s text:c="4"/>UNIQUE(node_id, port_name),</text:p>
      <text:p text:style-name="example"><text:s text:c="4"/>UNIQUE(port_name, <text:s/>hwaddress),</text:p>
      <text:p text:style-name="example"><text:s text:c="4"/>CONSTRAINT interfaces_iftype_id_fkey FOREIGN KEY (iftype_id)</text:p>
      <text:p text:style-name="example"><text:s text:c="8"/>REFERENCES iftypes(iftype_id)</text:p>
      <text:p text:style-name="example"><text:tab/><text:tab/>MATCH FULL ON DELETE RESTRICT ON UPDATE RESTRICT</text:p>
      <text:p text:style-name="example">)</text:p>
      <text:p text:style-name="example">INHERITS (nports);</text:p>
      <text:p text:style-name="example"/>
      <text:p text:style-name="example">CREATE TYPE addresstype AS ENUM ('fixip', 'dynamic', 'pseudo');</text:p>
      <text:p text:style-name="example">CREATE TABLE ipaddresses (</text:p>
      <text:p text:style-name="example"><text:s text:c="4"/>ip_address_id <text:s text:c="2"/>serial <text:s text:c="5"/>PRIMARY KEY,</text:p>
      <text:p text:style-name="example"><text:s text:c="4"/>ip_address_descr varchar(255) DEFAULT NULL,</text:p>
      <text:p text:style-name="example"><text:s text:c="4"/>address <text:s text:c="8"/>inet <text:s text:c="7"/>DEFAULT NULL,</text:p>
      <text:p text:style-name="example"><text:s text:c="4"/>ip_address_type addresstype DEFAULT 'dynamic',</text:p>
      <text:p text:style-name="example"><text:s text:c="4"/>subnet_id <text:s text:c="6"/>integer <text:s text:c="4"/>DEFAULT NULL REFERENCES subnets(subnet_id)</text:p>
      <text:p text:style-name="example"><text:tab/><text:tab/>MATCH SIMPLE ON DELETE RESTRICT ON UPDATE RESTRICT,</text:p>
      <text:p text:style-name="example"><text:s text:c="4"/>port_id <text:s text:c="8"/>integer <text:s text:c="4"/>NOT NULL -- REFERENCES interfaces(port_id)</text:p>
      <text:p text:style-name="example">);</text:p>
      <text:p text:style-name="example"/>
      <text:p text:style-name="example">CREATE TABLE iface_addrs (</text:p>
      <text:p text:style-name="example"><text:s text:c="4"/>PRIMARY KEY (port_id),</text:p>
      <text:p text:style-name="example"><text:s text:c="4"/>UNIQUE(node_id, port_name),</text:p>
      <text:p text:style-name="example"><text:s text:c="4"/>UNIQUE(port_name, hwaddress),</text:p>
      <text:p text:style-name="example"><text:s text:c="4"/>UNIQUE(ip_address_id),</text:p>
      <text:p text:style-name="example"><text:s text:c="4"/>CONSTRAINT iface_addrs_iftype_id_fkey FOREIGN KEY (iftype_id)</text:p>
      <text:p text:style-name="example"><text:s text:c="8"/>REFERENCES iftypes(iftype_id)</text:p>
      <text:p text:style-name="example"><text:s text:c="12"/>MATCH FULL ON DELETE RESTRICT ON UPDATE RESTRICT,</text:p>
      <text:p text:style-name="example"><text:s text:c="4"/>CONSTRAINT iface_addrs_dualface_type_fkey FOREIGN KEY (dualface_type)</text:p>
      <text:p text:style-name="example"><text:s text:c="8"/>REFERENCES iftypes(iftype_id)</text:p>
      <text:p text:style-name="example"><text:s text:c="12"/>MATCH SIMPLE ON DELETE RESTRICT ON UPDATE RESTRICT,</text:p>
      <text:p text:style-name="example"><text:s text:c="4"/>CONSTRAINT iface_addrs_subnet_id_fkey FOREIGN KEY (subnet_id)</text:p>
      <text:p text:style-name="example"><text:s text:c="8"/>REFERENCES subnets(subnet_id)</text:p>
      <text:p text:style-name="example"><text:s text:c="12"/>MATCH FULL ON DELETE RESTRICT ON UPDATE RESTRICT</text:p>
      <text:p text:style-name="example">)</text:p>
      <text:p text:style-name="example">INHERITS (interfaces, ipaddresses);</text:p>
      <text:p text:style-name="example"/>
      <text:p text:style-name="example">CREATE TABLE hosts (</text:p>
      <text:p text:style-name="example"><text:s text:c="4"/>PRIMARY KEY (node_id),</text:p>
      <text:p text:style-name="example"><text:s text:c="4"/>UNIQUE (node_name),</text:p>
      <text:p text:style-name="example"><text:s text:c="4"/>UNIQUE (port_id),</text:p>
      <text:p text:style-name="example"><text:s text:c="4"/>CONSTRAINT hosts_place_id_fkey FOREIGN KEY (place_id)</text:p>
      <text:p text:style-name="example"><text:s text:c="8"/>REFERENCES places (place_id)</text:p>
      <text:p text:style-name="example"><text:s text:c="12"/>MATCH FULL ON UPDATE RESTRICT ON DELETE SET DEFAULT,</text:p>
      <text:p text:style-name="example"><text:s text:c="4"/>CONSTRAINT hosts_iftype_id_fkey FOREIGN KEY (iftype_id)</text:p>
      <text:p text:style-name="example"><text:s text:c="8"/>REFERENCES iftypes(iftype_id)</text:p>
      <text:p text:style-name="example"><text:s text:c="12"/>MATCH FULL ON DELETE RESTRICT ON UPDATE RESTRICT,</text:p>
      <text:p text:style-name="example"><text:s text:c="4"/>CONSTRAINT hosts_subnet_id_fkey FOREIGN KEY (subnet_id)</text:p>
      <text:p text:style-name="example"><text:soft-page-break/><text:s text:c="8"/>REFERENCES subnets(subnet_id)</text:p>
      <text:p text:style-name="example"><text:s text:c="12"/>MATCH FULL ON DELETE RESTRICT ON UPDATE RESTRICT,</text:p>
      <text:p text:style-name="example"><text:s text:c="4"/>CONSTRAINT hosts_dualface_type_fkey FOREIGN KEY (dualface_type)</text:p>
      <text:p text:style-name="example"><text:s text:c="8"/>REFERENCES iftypes(iftype_id)</text:p>
      <text:p text:style-name="example"><text:s text:c="12"/>MATCH SIMPLE ON DELETE RESTRICT ON UPDATE RESTRICT,</text:p>
      <text:p text:style-name="example"><text:s text:c="4"/>UNIQUE (ip_address_id),</text:p>
      <text:p text:style-name="example"><text:s text:c="4"/>UNIQUE (hwaddress)</text:p>
      <text:p text:style-name="example">)</text:p>
      <text:p text:style-name="example">INHERITS (nodes, iface_addrs);</text:p>
      <text:p text:style-name="example"/>
      <text:p text:style-name="Text_20_body">Host típusú objektumhoz az nports, interfaces és iface_addrs táblából lehet portot rendelni.</text:p>
      <text:p text:style-name="megjegyzes_20_cim">Megjegyzés:</text:p>
      <text:p text:style-name="megjegyzes">Portok esetén a típus (iftypes rekord) alapján választható ki az tárolásra használt tábla. Ezt az API ill. jelen esetben az import megteszi.</text:p>
      <text:p text:style-name="Text_20_body">A hivatkozott iftypes rekord bármi lehet, kivéve a patch, és hub objektum portjaihoz használtak:</text:p>
      <text:p text:style-name="example">INSERT INTO iftypes</text:p>
      <text:p text:style-name="example"><text:s/>(iftype_name, iftype_descr, iftype_iana_id, iftype_link_type, iftype_obj_type) VALUES</text:p>
      <text:p text:style-name="example"><text:s/>('attach', <text:s/>'Érzékelő kapcsolódási pont', <text:s/>1, <text:s text:c="4"/>'ptp', <text:s text:c="4"/>'{"nport"}' ),</text:p>
      <text:p text:style-name="example"><text:s/>('sensor', <text:s/>'Sensor port', <text:s text:c="16"/>1, <text:s text:c="4"/>'ptp', <text:s text:c="4"/>'{"iface_addr"}' ),</text:p>
      <text:p text:style-name="example"><text:s/>('rs485', <text:s text:c="2"/>'RS-485 Serial bus interface', 1, <text:s text:c="4"/>'bus', <text:s text:c="4"/>'{"interface"}' ),</text:p>
      <text:p text:style-name="example"><text:s/>('iic', <text:s text:c="4"/>'IIC Serial bus interface', <text:s text:c="3"/>1, <text:s text:c="4"/>'bus', <text:s text:c="4"/>'{"interface"}' ),</text:p>
      <text:p text:style-name="example">-- IANA</text:p>
      <text:p text:style-name="example"><text:s/>('ethernet','Ethernet Interface (UTP)', <text:s text:c="3"/>6, <text:s text:c="4"/>'ptp',<text:line-break/> <text:s text:c="35"/>'{"interface","iface_addr","iface_addrs"}' ),</text:p>
      <text:p text:style-name="example"><text:s/>('wireless','Wireless ethernet interface', 6, <text:s text:c="4"/>'wireless',<text:line-break/> <text:s text:c="35"/>'{"interface","iface_addr","iface_addrs"}' ),</text:p>
      <text:p text:style-name="example"><text:s/>('ppp','Point to Point protcol interface',23, <text:s text:c="4"/>'logical','{"iface_addr"}' ),</text:p>
      <text:p text:style-name="example"><text:s/>('softwareloopback','Software loopback interface',24,'logical','{"iface_addr"}'),</text:p>
      <text:p text:style-name="example"><text:s/>('rs232', <text:s/>'RS232 Interface', <text:s text:c="12"/>33, <text:s text:c="4"/>'ptp', <text:s text:c="5"/>'{"interface"}' ),</text:p>
      <text:p text:style-name="example"><text:s/>('virtual','VLan', <text:s text:c="23"/>53, <text:s text:c="4"/>'logical',<text:line-break/> <text:s text:c="35"/>'{"interface","iface_addr","iface_addrs"}' ),</text:p>
      <text:p text:style-name="example"><text:s/>('multiplexor','Trunk', <text:s text:c="18"/>54, <text:s text:c="4"/>'logical',<text:line-break/> <text:s text:c="35"/>'{"interface","iface_addr","iface_addrs"}' ),</text:p>
      <text:p text:style-name="example"><text:s/>('tunnel','Encapsulation interface', <text:s text:c="4"/>131, <text:s text:c="4"/>'logical',<text:line-break/> <text:s text:c="35"/>'{"interface","iface_addr","iface_addrs"}' ),</text:p>
      <text:p text:style-name="example"><text:s/>('digitalPowerline','IP over Power Lines',138, <text:s text:c="3"/>'bus',<text:line-break/> <text:s text:c="35"/>'{"interface","iface_addr","iface_addrs"}' ),</text:p>
      <text:p text:style-name="example"><text:s/>('usb', <text:s/>'USB Interface', <text:s text:c="15"/>160, <text:s text:c="4"/>'ptp', <text:s text:c="4"/>'{"interface"}' );</text:p>
      <text:p text:style-name="Text_20_body">Egy host definiálása az importban:</text:p>
      <text:p text:style-name="P2">HOST <text:span text:style-name="T2">{&lt;név&gt;|</text:span>LOOKUP<text:span text:style-name="T2">} {{&lt;ip&gt;|</text:span><text:span text:style-name="T16">LOOKUP</text:span><text:span text:style-name="T18">|</text:span><text:span text:style-name="T16">ARP</text:span><text:span text:style-name="T2">}[</text:span><text:span text:style-name="T16">/</text:span><text:span text:style-name="T18">{</text:span><text:span text:style-name="T16">FIXIP</text:span><text:span text:style-name="T18">|</text:span><text:span text:style-name="T16">DYNAMIC</text:span><text:span text:style-name="T2">}]|</text:span><text:span text:style-name="T16">NULL</text:span><text:span text:style-name="T2">} {&lt;mac&gt;|</text:span>ARP<text:span text:style-name="T2">}<text:line-break/> <text:s text:c="3"/>[&lt;leírás&gt;] </text:span>{ <text:span text:style-name="T2">&lt;paraméterek&gt;</text:span> }</text:p>
      <text:p text:style-name="P2">HOST <text:span text:style-name="T2">{&lt;név&gt;|</text:span>LOOKUP<text:span text:style-name="T2">} {{&lt;ip&gt;|</text:span><text:span text:style-name="T16">LOOKUP</text:span><text:span text:style-name="T18">|</text:span><text:span text:style-name="T16">ARP</text:span><text:span text:style-name="T2">}[</text:span><text:span text:style-name="T16">/</text:span><text:span text:style-name="T18">{</text:span><text:span text:style-name="T16">FIXIP</text:span><text:span text:style-name="T18">|</text:span><text:span text:style-name="T16">DYNAMIC</text:span><text:span text:style-name="T2">}]|</text:span><text:span text:style-name="T16">NULL</text:span><text:span text:style-name="T2">} {&lt;mac&gt;|</text:span>ARP<text:span text:style-name="T2">}<text:line-break/> <text:s text:c="3"/>[&lt;leírás&gt;]</text:span> COPY FROM <text:span text:style-name="T2">&lt;minta&gt;</text:span>;</text:p>
      <text:p text:style-name="P2">HOST <text:span text:style-name="T2">{&lt;név&gt;|</text:span>LOOKUP<text:span text:style-name="T2">} {{&lt;ip&gt;|</text:span><text:span text:style-name="T17">LOOKUP</text:span><text:span text:style-name="T18">|</text:span><text:span text:style-name="T17">ARP</text:span><text:span text:style-name="T2">}[</text:span><text:span text:style-name="T16">/</text:span><text:span text:style-name="T18">{</text:span><text:span text:style-name="T16">FIXIP</text:span><text:span text:style-name="T18">|</text:span><text:span text:style-name="T16">DYNAMIC</text:span><text:span text:style-name="T2">}]|</text:span><text:span text:style-name="T16">NULL</text:span><text:span text:style-name="T2">} {&lt;mac&gt;|</text:span>ARP<text:span text:style-name="T2">}<text:line-break/> <text:s text:c="3"/>[&lt;leírás&gt;]</text:span> COPY FROM <text:span text:style-name="T2">&lt;minta&gt;<text:tab/></text:span>{ <text:span text:style-name="T2">&lt;paraméterek&gt;</text:span> }</text:p>
      <text:p text:style-name="P2">WORKSTATION <text:span text:style-name="T2">&lt;név&gt; &lt;mac&gt; [&lt;leírás&gt;]</text:span>;</text:p>
      <text:p text:style-name="Text_20_body">A név, ip cím, és MAC adatok közül nem szükséges mindet megadni, ha a megadott adatok alapján a tü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14">LOOKUP</text:span> vagy <text:span text:style-name="T14">ARP</text:span> kulcsszót használjuk. Végül a MAC is lekérdezhető az IP cím ismeretében. Ekkor a MAC helyén az ARP kulcsszót kell használni.</text:p>
      <text:p text:style-name="Text_20_body">Az ip cím, vagy a helyette szereplő <text:span text:style-name="T14">LOOKUP</text:span> ill. <text:span text:style-name="T14">ARP</text:span> kulcsszó után opcionálisan megadható az ip cím típusa: <text:span text:style-name="T16">FIXIP</text:span>, <text:span text:style-name="T14">DYNAMIC</text:span> vagy <text:span text:style-name="T14">PSEUDO</text:span>. A <text:span text:style-name="T14">FIXIP</text:span> és <text:span text:style-name="T14">PSEUDO</text:span> típusú ip címnek egyedinek kell lennie. Ha az ip cím <text:span text:style-name="T14">NULL</text:span>, akkor a típus mindíg <text:span text:style-name="T14">DYNAMIC</text:span>, ezt nem kell (és nem is szabad) megadni, ekkor ip cím nem kerül az adatbázis rekordba (NULL értékű lesz). Ha az ip cím típusa <text:span text:style-name="T14">PSEUDO</text:span>, akkor a <text:span text:style-name="T14">LOOKUP</text:span> és <text:span text:style-name="T14">ARP</text:span> kulcsszavak nem használhatóak.</text:p>
      <text:p text:style-name="Text_20_body">Ha szükséges a név, ip cím vagy MAC felderítése, akkor az mindig a következő sorrendben történik:</text:p>
      <text:list xml:id="list1074647484" text:style-name="L10">
        <text:list-item>
          <text:p text:style-name="P22">Ha az ip cím NULL</text:p>
        </text:list-item>
        <text:list-item>
          <text:p text:style-name="P27">Ha nem ismert a MAC, de meg van adva a név, akkor lekérdezi a névhez tartozó összes ip címet, <text:soft-page-break/>és ezeket keresi a belső ARP táblában, ha csak egy találat van, akkor az a kereset MAC.</text:p>
        </text:list-item>
        <text:list-item>
          <text:p text:style-name="P27">Ha nem ismert a név, de ismert a MAC, akkor a belső ARP táblában keresi a hozzá tartozó IP címet, ha egy találat van, akkor <text:s/>ehhez lekérdezi a nevet (LOOKUP), és az lesz a név.</text:p>
        </text:list-item>
        <text:list-item>
          <text:p text:style-name="P27"/>
        </text:list-item>
        <text:list-item>
          <text:p text:style-name="P22">Ha az ip cím nem NULL, és típusa nem DYNAMIC</text:p>
        </text:list-item>
        <text:list-item>
          <text:p text:style-name="P27">Ha nem ismert az ip cím, de ismert az név, akkor a DNS kiszolgálótól lekéri a névhez tartozó címet, ha van egy, és csakis egy találat akkor az lesz az ip cím.</text:p>
        </text:list-item>
        <text:list-item>
          <text:p text:style-name="P27">Ha nem ismert a MAC, de ismert az ip, akkor a belső ARP táblából lekérdezi a MAC-et az ip cím alapján, ha van találat, akkor az lesz a MAC.</text:p>
        </text:list-item>
        <text:list-item>
          <text:p text:style-name="P27">Ha még mindig nem ismert a MAC, és ismert a név, akkor lekérdezi a névhez tartozó címeket, és ehhez keres a belső ARP táblában egy MAC-et, ha talál akkor az lesz a MAC.</text:p>
        </text:list-item>
        <text:list-item>
          <text:p text:style-name="P27">Ha nem ismert a név, de ismert az ip cím, akkor lekéri az ip címhez tartozó nevet a DNS kiszolgálótól, és ha van találat akkor az lesz a név.</text:p>
        </text:list-item>
        <text:list-item>
          <text:p text:style-name="P27">Ha nem ismert az ip cím, de ismert a MAC, akkor ha csak egy találat van a MAC-ra a belső ARP táblában, akkor az lesz a MAC.</text:p>
        </text:list-item>
        <text:list-item>
          <text:p text:style-name="P27">Ha még mindig nem ismert a név, de ismerté vált az ip cím, akkor újra DNS lekérdezéssel próbálja megkapni a nevet.</text:p>
        </text:list-item>
      </text:list>
      <text:p text:style-name="Text_20_body">Ha ezek után nem ismert az összes szükséges adat, akkor hibaüzenetet kapunk.</text:p>
      <text:p text:style-name="Text_20_body">Az utolsó változattal munkaállomást definiálhatunk, mely egy olyan host, melynek csak egy „ethernet” típusú portja van, és az dinamikus IP címmel rendelkezik. További paraméterezésre <text:s/>nincs lehetőség. A <text:span text:style-name="T14">WORKSTATION</text:span> kulcsszó rövidíthető <text:span text:style-name="T14">WKS</text:span>-nek is.</text:p>
      <text:p text:style-name="Text_20_body">A paraméterek lehetnek a következőek:</text:p>
      <text:list xml:id="list282682856" text:continue-list="list1745899451" text:style-name="L9">
        <text:list-item>
          <text:p text:style-name="P21"><text:span text:style-name="T5">DESCR</text:span><text:span text:style-name="T4"> </text:span><text:span text:style-name="T6">&lt;leírás&gt;</text:span><text:span text:style-name="T4"> </text:span><text:span text:style-name="T5">;<text:line-break/></text:span>A leírás alternatívan így is beállítható, ha kétszer adjuk meg, akkor az utolsó lesz az érvényes</text:p>
        </text:list-item>
        <text:list-item>
          <text:p text:style-name="P21"><text:span text:style-name="T5">PLACE</text:span><text:span text:style-name="T4"> </text:span><text:span text:style-name="T6">&lt;név&gt;</text:span> <text:span text:style-name="T5">;</text:span><text:span text:style-name="T14"><text:line-break/></text:span>A helyiség adható meg ahol az eszköz van. Ha nem adjuk meg ezt a paramétert, akkor a SET PLACE (lásd. fentebb) kulcsszavakkal adhatjuk meg az alapértelmezett helyiséget. Ha nincs alapértelmezett helyiség, és nem is adtuk meg, akkor az az unknown nevű helyhez lesz rendelve az eszköz.</text:p>
        </text:list-item>
        <text:list-item>
          <text:p text:style-name="P21"><text:span text:style-name="T5">SET</text:span><text:span text:style-name="T4"> </text:span><text:span text:style-name="T6">&lt;mező név&gt;</text:span><text:span text:style-name="T4"> </text:span><text:span text:style-name="T5">=</text:span><text:span text:style-name="T4"> </text:span><text:span text:style-name="T6">&lt;érték&gt;</text:span><text:span text:style-name="T5">;</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21"><text:span text:style-name="T24">XX</text:span><text:span text:style-name="T5"> MAIN PORT</text:span><text:span text:style-name="T4"> </text:span><text:span text:style-name="T6">&lt;típus&gt; &lt;név&gt; [&lt;leírás&gt;]</text:span><text:span text:style-name="T5">;<text:line-break/></text:span>A kitüntetett port definiálása. Ahol &lt;név&gt; a port neve, a &lt;leírás&gt; opcionálisan egy leírás, vagy megjegyzés a porthoz, a &lt;típus&gt; pedig a port típusa. A megadható port típusok:</text:p>
        </text:list-item>
      </text:list>
      <text:list xml:id="list1707313403" text:style-name="L11">
        <text:list-item>
          <text:p text:style-name="P28">rs485<text:tab/>RS-485 Serial bus interface</text:p>
        </text:list-item>
        <text:list-item>
          <text:p text:style-name="P28">iic<text:tab/>IIC Serial bus interface</text:p>
        </text:list-item>
        <text:list-item>
          <text:p text:style-name="P28">ethernet<text:tab/>Ethernet Interface (UTP)</text:p>
        </text:list-item>
        <text:list-item>
          <text:p text:style-name="P28">wireless<text:tab/>Wireless ethernet interface</text:p>
        </text:list-item>
        <text:list-item>
          <text:p text:style-name="P28">ppp<text:tab/>Point to Point protcol interface</text:p>
        </text:list-item>
        <text:list-item>
          <text:p text:style-name="P28">rs232<text:tab/>RS232 Interface</text:p>
        </text:list-item>
        <text:list-item>
          <text:p text:style-name="P28">virtual<text:tab/>Vlan interfész</text:p>
        </text:list-item>
        <text:list-item>
          <text:p text:style-name="P28">multiplexor<text:tab/>Trunk</text:p>
        </text:list-item>
        <text:list-item>
          <text:p text:style-name="P28">tunnel<text:tab/>Encapsulation interface</text:p>
        </text:list-item>
        <text:list-item>
          <text:p text:style-name="P28">virtual<text:tab/>Vlan interfész</text:p>
        </text:list-item>
      </text:list>
      <text:list xml:id="list1474738251" text:continue-list="list282682856" text:style-name="L9">
        <text:list-item>
          <text:p text:style-name="P21"><text:span text:style-name="T5">MAIN PORT TYPE </text:span><text:span text:style-name="T8">&lt;típus&gt;</text:span><text:span text:style-name="T5"><text:line-break/>MAIN PORT NAME</text:span><text:span text:style-name="T4"> </text:span><text:span text:style-name="T6">&lt;név&gt;</text:span><text:span text:style-name="T5">;</text:span><text:span text:style-name="T4"><text:line-break/></text:span><text:span text:style-name="T5">MAIN PORT DESCR</text:span><text:span text:style-name="T4"> </text:span><text:span text:style-name="T6">&lt;leírás&gt;</text:span><text:span text:style-name="T5">;<text:line-break/>MAIN PORT SET </text:span><text:span text:style-name="T8">&lt;mező név&gt;</text:span><text:span text:style-name="T5"> = </text:span><text:span text:style-name="T9">&lt;érték&gt;</text:span><text:span text:style-name="T5">;</text:span><text:line-break/><text:soft-page-break/>A kitüntetett port paramétereinek a definiálása.</text:p>
        </text:list-item>
        <text:list-item>
          <text:p text:style-name="P21"><text:span text:style-name="T10">PORT</text:span><text:span text:style-name="T6"> &lt;típus&gt; &lt;név&gt; [&lt;leírás&gt;]</text:span><text:span text:style-name="T5">;<text:line-break/></text:span>Egy port definiálása. Ahol &lt;név&gt; a port neve, a &lt;leírás&gt; opcionálisan egy leírás, vagy megjegyzés a porthoz, a &lt;típus&gt; pedig a port típusa :</text:p>
        </text:list-item>
        <text:list-item>
          <text:p text:style-name="P29">attach<text:tab/>Virtuális port. Érzékelő kapcsolódási pont</text:p>
        </text:list-item>
        <text:list-item>
          <text:p text:style-name="P21"><text:span text:style-name="T10">PORT</text:span><text:span text:style-name="T6"> &lt;típus&gt; &lt;név&gt; {{&lt;ip&gt;|</text:span><text:span text:style-name="T10">ARP</text:span><text:span text:style-name="T6">}</text:span><text:span text:style-name="T8">[</text:span><text:span text:style-name="T10">/</text:span><text:span text:style-name="T11">{</text:span><text:span text:style-name="T10">FIXIP</text:span><text:span text:style-name="T11">|</text:span><text:span text:style-name="T10">DYNAMIC</text:span><text:span text:style-name="T8">}]|</text:span><text:span text:style-name="T10">NULL</text:span><text:span text:style-name="T8">}</text:span><text:span text:style-name="T6"> {&lt;mac&gt;|</text:span><text:span text:style-name="T10">ARP</text:span><text:span text:style-name="T6">} [&lt;leírás&gt;]</text:span><text:span text:style-name="T5">;<text:line-break/></text:span>Egy port definiálása. Ahol &lt;név&gt; a port neve, a &lt;leírás&gt; opcionálisan egy leírás, vagy megjegyzés a porthoz, a &lt;típus&gt; pedig a port típusa :</text:p>
        </text:list-item>
        <text:list-item>
          <text:p text:style-name="P29">sensor<text:tab/>Sensor port</text:p>
        </text:list-item>
        <text:list-item>
          <text:p text:style-name="P29">rs485<text:tab/>RS-485 Serial bus interface</text:p>
        </text:list-item>
        <text:list-item>
          <text:p text:style-name="P29">iic<text:tab/>IIC Serial bus interface</text:p>
        </text:list-item>
        <text:list-item>
          <text:p text:style-name="P29">ethernet<text:tab/>Ethernet Interface (UTP)</text:p>
        </text:list-item>
        <text:list-item>
          <text:p text:style-name="P29">wireless<text:tab/>Wireless ethernet interface</text:p>
        </text:list-item>
        <text:list-item>
          <text:p text:style-name="P29">ppp<text:tab/>Point to Point protcol interface</text:p>
        </text:list-item>
        <text:list-item>
          <text:p text:style-name="P29">softwareloopback<text:tab/>Software loopback interface</text:p>
        </text:list-item>
        <text:list-item>
          <text:p text:style-name="P29">rs232<text:tab/>RS232 Interface</text:p>
        </text:list-item>
        <text:list-item>
          <text:p text:style-name="P29">virtual<text:tab/>Vlan interfész</text:p>
        </text:list-item>
        <text:list-item>
          <text:p text:style-name="P29">multiplexor<text:tab/>Trunk</text:p>
        </text:list-item>
        <text:list-item>
          <text:p text:style-name="P29">adsl<text:tab/>Asymmetric Digital Subscriber Loop</text:p>
        </text:list-item>
        <text:list-item>
          <text:p text:style-name="P29">tunnel<text:tab/>Encapsulation interface</text:p>
        </text:list-item>
        <text:list-item>
          <text:p text:style-name="P29">digitalPowerline<text:tab/>IP over Power Lines</text:p>
        </text:list-item>
        <text:list-item>
          <text:p text:style-name="P29">usb<text:tab/>USB Interface</text:p>
          <text:p text:style-name="P21">A lista bővíthető, de magát lista bővítést az import nem támogatja.</text:p>
        </text:list-item>
        <text:list-item>
          <text:p text:style-name="P21"><text:span text:style-name="T5">PORT</text:span><text:span text:style-name="T4"> </text:span><text:span text:style-name="T6">&lt;név&gt;</text:span><text:span text:style-name="T4"> </text:span><text:span text:style-name="T10">DESCR</text:span><text:span text:style-name="T4"> </text:span><text:span text:style-name="T6">&lt;leírás&gt;</text:span><text:span text:style-name="T5">;<text:line-break/>PORT </text:span><text:span text:style-name="T8">&lt;név&gt;</text:span><text:span text:style-name="T5"> </text:span><text:span text:style-name="T5">SET </text:span><text:span text:style-name="T8">&lt;mező név&gt;</text:span><text:span text:style-name="T5"> = </text:span><text:span text:style-name="T9">&lt;érték&gt;</text:span><text:span text:style-name="T5">;</text:span><text:span text:style-name="T5"><text:line-break/></text:span>Egy előzőleg már létrehozott port paramétereinek a definiálása.</text:p>
        </text:list-item>
        <text:list-item>
          <text:p text:style-name="P21"><text:span text:style-name="T5">PORT</text:span><text:span text:style-name="T4"> </text:span><text:span text:style-name="T6">&lt;név&gt;</text:span><text:span text:style-name="T4"> </text:span><text:span text:style-name="T5">ADDRESS</text:span><text:span text:style-name="T4"> </text:span><text:span text:style-name="T6">&lt;ip&gt; [&lt;leírás&gt;]</text:span><text:span text:style-name="T5">;</text:span><text:line-break/>További IP cím (IP alias) megadása egy már definiált porthoz. Minden címhez (általában a legtöbb objektumhoz) megadható leírás, vagy megjegyzés, bárt ezt az import nem mindenhol támogatja közvetlenül.</text:p>
        </text:list-item>
        <text:list-item>
          <text:p text:style-name="P21"><text:span text:style-name="T5">ALARM</text:span><text:span text:style-name="T4"> </text:span><text:span text:style-name="T5">MESSAGE</text:span><text:span text:style-name="T4"> </text:span><text:span text:style-name="T6">&lt;string&gt; </text:span><text:span text:style-name="T5">;</text:span><text:line-break/>Riasztás esetén az eszközhöz tartozó riasztási üzenet. A <text:span text:style-name="T14">MESSAGE</text:span> kulcsszó rövidíthető <text:span text:style-name="T14">MSG</text:span>-nek.</text:p>
        </text:list-item>
      </text:list>
      <text:p text:style-name="Text_20_body">Néhány példa:</text:p>
      <text:p text:style-name="example">HOST "moodle.xyz.local" LOOKUP ARP "MOODLE server" {</text:p>
      <text:p text:style-name="example"><text:s text:c="4"/>MAIN PORT ethernet eth0;</text:p>
      <text:p text:style-name="example">}</text:p>
      <text:p text:style-name="example">HOST "virtsrv.xyz.local" 172.17.18.19 00:12:34:56:78:9a "Virtual szerver"</text:p>
      <text:p text:style-name="example"><text:s text:c="4"/>MAIN PORT NAME br0;</text:p>
      <text:p text:style-name="example"><text:s text:c="4"/>MAIN PORT DESCR "br0: eth0,tap0";</text:p>
      <text:p text:style-name="example"><text:s text:c="4"/>PORT virtual <text:s/>br1 172.17.12.1 <text:s/>00:23:45:67:89:ab "br1: vlan1, tap1";</text:p>
      <text:p text:style-name="example"><text:s text:c="4"/>PORT virtual <text:s/>br2 172.18.51.1 <text:s/>00:01:23:56:78:aa "br2: vlan2, tap2";</text:p>
      <text:p text:style-name="example"><text:s text:c="4"/>PORT ethernet br3 193.123.45.7 00:04:23:a8:2f:ed "br3: eth1, tap3";</text:p>
      <text:p text:style-name="example"><text:s text:c="4"/>PORT br3 ADDRESS 193.123.45.8;</text:p>
      <text:p text:style-name="example"><text:s text:c="4"/>PORT br3 ADDRESS 193.123.45.9;</text:p>
      <text:p text:style-name="example"><text:s text:c="4"/>PORT br3 ADDRESS 193.123.45.10;</text:p>
      <text:p text:style-name="example"><text:s text:c="4"/>PORT br3 ADDRESS 193.123.45.11;</text:p>
      <text:p text:style-name="example"><text:s text:c="4"/>PORT virtual br4 NULL <text:s text:c="9"/>00:04:23:a8:8e:ff "br4: vlan3134, tap6";</text:p>
      <text:p text:style-name="example"><text:s text:c="4"/>PORT virtual br5 172.19.3.1 <text:s text:c="3"/>00:04:23:a8:8e:ff "br5: vlan3038, tap7";</text:p>
      <text:p text:style-name="example">}</text:p>
      <text:p text:style-name="example">SET PLACE Valahol;</text:p>
      <text:p text:style-name="example">WORKSTATION workst1 00:11:22:33:44:55;</text:p>
      <text:h text:style-name="Heading_20_4" text:outline-level="4">SNMP képes eszközök</text:h>
      <text:p text:style-name="Text_20_body">Olyan host-ok, melyek SNMP protokollal (is) menedzselhetőek. Ugyanazokkal a tulajdonságokkal bír, mint a <text:soft-page-break/>host-ok, de rendelkeznek néhány plusz tulajdonsággal, és főleg lehetőséggel, az adattábla:</text:p>
      <text:p text:style-name="example">CREATE TYPE snmpver AS ENUM ('1'/*, '2'*/, '2c'/*, '3'*/);</text:p>
      <text:p text:style-name="example">CREATE TABLE snmpdevices (</text:p>
      <text:p text:style-name="example"><text:s text:c="4"/>community_rd <text:s text:c="3"/>varchar(16) <text:s text:c="3"/>NOT NULL DEFAULT 'public',</text:p>
      <text:p text:style-name="example"><text:s text:c="4"/>community_wr <text:s text:c="3"/>varchar(16) <text:s text:c="3"/>DEFAULT NULL,</text:p>
      <text:p text:style-name="example"><text:s text:c="4"/>snmp_ver <text:s text:c="7"/>snmpver <text:s text:c="7"/>NOT NULL DEFAULT '2c',</text:p>
      <text:p text:style-name="example"><text:s text:c="4"/>sysdescr <text:s text:c="7"/>varchar(255),</text:p>
      <text:p text:style-name="example"><text:s text:c="4"/>sysobjectid <text:s text:c="4"/>varchar(32),</text:p>
      <text:p text:style-name="example"><text:s text:c="4"/>sysuptime <text:s text:c="6"/>integer, <text:s text:c="3"/>-- [sec]</text:p>
      <text:p text:style-name="example"><text:s text:c="4"/>syscontact <text:s text:c="5"/>varchar(255),</text:p>
      <text:p text:style-name="example"><text:s text:c="4"/>sysname <text:s text:c="8"/>varchar(255),</text:p>
      <text:p text:style-name="example"><text:s text:c="4"/>syslocation <text:s text:c="4"/>varchar(255),</text:p>
      <text:p text:style-name="example"><text:s text:c="4"/>sysservices <text:s text:c="4"/>smallint,</text:p>
      <text:p text:style-name="example"><text:s text:c="4"/>vendorname <text:s text:c="5"/>varchar(255),</text:p>
      <text:p text:style-name="example"><text:s text:c="4"/>PRIMARY KEY (node_id),</text:p>
      <text:p text:style-name="example"><text:s text:c="4"/>UNIQUE (node_name),</text:p>
      <text:p text:style-name="example"><text:s text:c="4"/>UNIQUE (port_id),</text:p>
      <text:p text:style-name="example"><text:s text:c="4"/>CONSTRAINT snmpdevices_place_id_fkey FOREIGN KEY (place_id)</text:p>
      <text:p text:style-name="example"><text:s text:c="8"/>REFERENCES places (place_id)</text:p>
      <text:p text:style-name="example"><text:s text:c="12"/>MATCH FULL ON UPDATE RESTRICT ON DELETE SET DEFAULT,</text:p>
      <text:p text:style-name="example"><text:s text:c="4"/>CONSTRAINT snmpdevices_iftype_id_fkey FOREIGN KEY (iftype_id)</text:p>
      <text:p text:style-name="example"><text:s text:c="8"/>REFERENCES iftypes(iftype_id)</text:p>
      <text:p text:style-name="example"><text:s text:c="12"/>MATCH FULL ON DELETE RESTRICT ON UPDATE RESTRICT,</text:p>
      <text:p text:style-name="example"><text:s text:c="4"/>CONSTRAINT snmpdevices_subnet_id_fkey FOREIGN KEY (subnet_id)</text:p>
      <text:p text:style-name="example"><text:s text:c="8"/>REFERENCES subnets(subnet_id)</text:p>
      <text:p text:style-name="example"><text:s text:c="12"/>MATCH FULL ON DELETE RESTRICT ON UPDATE RESTRICT,</text:p>
      <text:p text:style-name="example"><text:s text:c="4"/>CONSTRAINT snmpdevices_dualface_type_fkey FOREIGN KEY (dualface_type)</text:p>
      <text:p text:style-name="example"><text:s text:c="8"/>REFERENCES iftypes(iftype_id)</text:p>
      <text:p text:style-name="example"><text:s text:c="12"/>MATCH SIMPLE ON DELETE RESTRICT ON UPDATE RESTRICT,</text:p>
      <text:p text:style-name="example"><text:s text:c="4"/>UNIQUE (ip_address_id),</text:p>
      <text:p text:style-name="example"><text:s text:c="4"/>UNIQUE (hwaddress)</text:p>
      <text:p text:style-name="example">)</text:p>
      <text:p text:style-name="example">INHERITS (hosts);</text:p>
      <text:p text:style-name="Text_20_body">A tábla definícióból kiolvasható, hogy a LanView2 csak az 1-es és 2c SNMP verziót támogatja. A <text:s/>2c az alapértelmezett verzió.</text:p>
      <text:p text:style-name="Text_20_body">Hasonlóan definiálhatjuk mint a host-okat, de itt minden paramétereket nem feltétlenül kell leírnunk, ugyanis lekérdezhetőek az eszköztől.</text:p>
      <text:p text:style-name="P2">SNMPDEV <text:span text:style-name="T2">{&lt;név&gt;|</text:span>LOOKUP<text:span text:style-name="T2">} {&lt;ip&gt;|</text:span>LOOKUP<text:span text:style-name="T2">|</text:span>ARP<text:span text:style-name="T2">} {&lt;mac&gt;|</text:span>ARP<text:span text:style-name="T2">} [&lt;leírás&gt;] </text:span>{ <text:span text:style-name="T2">&lt;paraméterek&gt;</text:span> }</text:p>
      <text:p text:style-name="P2">SNMPDEV <text:span text:style-name="T2">{&lt;név&gt;|</text:span>LOOKUP<text:span text:style-name="T2">} {&lt;ip&gt;|</text:span>LOOKUP<text:span text:style-name="T2">|</text:span>ARP<text:span text:style-name="T2">} {&lt;mac&gt;|</text:span>ARP<text:span text:style-name="T2">} [&lt;leírás&gt;]</text:span> COPY FROM <text:span text:style-name="T2">&lt;minta&gt;<text:line-break/><text:tab/></text:span><text:span text:style-name="T16">{</text:span><text:span text:style-name="T2"> &lt;paraméterek&gt; </text:span><text:span text:style-name="T16">}</text:span></text:p>
      <text:p text:style-name="Text_20_body">Ennél az objektum típusnál a dinamikus IP cím az elsődleges porton nem támogatott. A paraméterek hasonlóak mint a HOST esetében, de itt a portoknál az idex (port_index) megadása kötelező, és annak egy szközön bellül egyedinek kell lennie. A lehetséges paraméterek inkább csak a változásokra hivatkozva:</text:p>
      <text:list xml:id="list2092926536" text:style-name="L12">
        <text:list-item>
          <text:p text:style-name="P23"><text:span text:style-name="T5">MAIN PORT</text:span><text:span text:style-name="T4"> </text:span><text:span text:style-name="T6">&lt;index&gt; &lt;típus&gt; &lt;név&gt; [&lt;leírás&gt;]</text:span><text:span text:style-name="T5">;<text:line-break/></text:span><text:span text:style-name="T10">PORT</text:span><text:span text:style-name="T7"> </text:span><text:span text:style-name="T8">&lt;index&gt; &lt;típus&gt; &lt;név&gt; {{&lt;ip&gt;|</text:span><text:span text:style-name="T10">ARP</text:span><text:span text:style-name="T8">}[</text:span><text:span text:style-name="T10">/</text:span><text:span text:style-name="T11">{</text:span><text:span text:style-name="T10">FIXIP</text:span><text:span text:style-name="T11">|</text:span><text:span text:style-name="T10">DYNAMIC</text:span><text:span text:style-name="T8">}]|</text:span><text:span text:style-name="T10">NULL</text:span><text:span text:style-name="T8">} {&lt;mac&gt;|</text:span><text:span text:style-name="T10">ARP</text:span><text:span text:style-name="T8">}<text:line-break/><text:tab/>[&lt;leírás&gt;]</text:span><text:span text:style-name="T7">;</text:span><text:span text:style-name="T5"><text:line-break/></text:span><text:span text:style-name="T10">PORT</text:span><text:span text:style-name="T7"> </text:span><text:span text:style-name="T8">&lt;index&gt; &lt;típus&gt; &lt;név&gt; [&lt;leírás&gt;]</text:span><text:span text:style-name="T5">;<text:line-break/></text:span>A parancsok kiegészültek az idex-el.</text:p>
        </text:list-item>
        <text:list-item>
          <text:p text:style-name="P23"><text:span text:style-name="T5">PORTS BY SNMP </text:span><text:span text:style-name="T8">[&lt;read community&gt;]</text:span><text:span text:style-name="T5">;<text:line-break/></text:span>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Text_20_body">Néhány példa:</text:p>
      <text:p text:style-name="example">SNMPDEV "sw1.xyz.local" LOOKUP ARP "Switch 1." { PORTS BY SNMP; }</text:p>
      <text:p text:style-name="example">SNMPDEV Moxa1 172.18.12.23 00:90:e8:19:aa:ff "Moxa gateway" {</text:p>
      <text:p text:style-name="example"><text:s text:c="4"/>MAIN PORT 1 ethernet ethernet "Moxa Ethernet";</text:p>
      <text:p text:style-name="example"><text:s text:c="4"/>PORT 2 rs485 com1 "Moxa serial port 01";</text:p>
      <text:p text:style-name="example">}</text:p>
      <text:h text:style-name="Heading_20_4" text:outline-level="4"><text:soft-page-break/>Fizikai topológia</text:h>
      <text:p text:style-name="Text_20_body">Az objektum a különböző eszközök fizikai kapcsolódását írja le, más szóval minden objektum egy <text:s/>patch, vagy fali kábelt reprezentál. A tábla definíció:</text:p>
      <text:p text:style-name="example">CREATE TYPE <text:s/>phslinktype AS ENUM (</text:p>
      <text:p text:style-name="example"><text:s text:c="4"/>'Front', <text:s text:c="3"/>-- Patch panel front</text:p>
      <text:p text:style-name="example"><text:s text:c="4"/>'Back', <text:s text:c="4"/>-- Patch panel back</text:p>
      <text:p text:style-name="example"><text:s text:c="4"/>'Term' <text:s text:c="5"/>-- terminal (node ...)</text:p>
      <text:p text:style-name="example">);</text:p>
      <text:p text:style-name="example">CREATE TABLE phs_links_table (</text:p>
      <text:p text:style-name="example"><text:s text:c="4"/>phs_link_id <text:s text:c="4"/>serial <text:s text:c="9"/>PRIMARY KEY,</text:p>
      <text:p text:style-name="example"><text:s text:c="4"/>port_id1 <text:s text:c="7"/>integer, -- REFERENCES nports(port_id ...)</text:p>
      <text:p text:style-name="example"><text:s text:c="4"/>phs_link_type1 <text:s/>phslinktype <text:s text:c="4"/>NOT NULL,</text:p>
      <text:p text:style-name="example"><text:s text:c="4"/>port_id2 <text:s text:c="7"/>integer, -- REFERENCES nports(port_id ...)</text:p>
      <text:p text:style-name="example"><text:s text:c="4"/>phs_link_type2 <text:s/>phslinktype <text:s text:c="4"/>NOT NULL,</text:p>
      <text:p text:style-name="example"><text:s text:c="4"/>phs_link_descr <text:s/>varchar(255) <text:s text:c="3"/>DEFAULT NULL,</text:p>
      <text:p text:style-name="example"><text:s text:c="4"/>port_shared <text:s text:c="4"/>portshare <text:s text:c="6"/>NOT NULL DEFAULT '',</text:p>
      <text:p text:style-name="example"><text:s text:c="4"/>link_type <text:s text:c="6"/>linktype <text:s text:c="7"/>NOT NULL,</text:p>
      <text:p text:style-name="example"><text:s text:c="4"/>create_time <text:s text:c="4"/>timestamp <text:s text:c="6"/>NOT NULL DEFAULT CURRENT_TIMESTAMP,</text:p>
      <text:p text:style-name="example"><text:s text:c="4"/>create_user_id <text:s/>integer <text:s text:c="8"/>DEFAULT NULL,</text:p>
      <text:p text:style-name="example"><text:s text:c="4"/>modify_time <text:s text:c="4"/>timestamp <text:s text:c="6"/>NOT NULL DEFAULT CURRENT_TIMESTAMP,</text:p>
      <text:p text:style-name="example"><text:s text:c="4"/>modify_user_id <text:s/>integer <text:s text:c="8"/>DEFAULT NULL</text:p>
      <text:p text:style-name="example">);</text:p>
      <text:p text:style-name="example"/>
      <text:p text:style-name="Text_20_body">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text:p>
      <text:p text:style-name="example">CREATE OR REPLACE VIEW phs_links AS</text:p>
      <text:p text:style-name="example"><text:s text:c="4"/>SELECT phs_link_id, port_id1, phs_link_type1, port_id2, phs_link_type2,</text:p>
      <text:p text:style-name="example"><text:s text:c="11"/>phs_link_descr, port_shared, link_type, create_time, create_user_id,<text:line-break/> <text:s text:c="10"/>modify_time, modify_user_id FROM phs_links_table</text:p>
      <text:p text:style-name="example"><text:s text:c="2"/>UNION</text:p>
      <text:p text:style-name="example"><text:s text:c="4"/>SELECT phs_link_id, port_id2 AS port_id1, phs_link_type2 AS phs_link_type1,<text:line-break/> <text:s text:c="10"/>port_id1 AS port_id2, phs_link_type1 AS phs_link_type2,</text:p>
      <text:p text:style-name="example"><text:s text:c="11"/>phs_link_descr, port_shared, link_type, create_time, create_user_id,<text:line-break/> <text:s text:c="10"/>modify_time, modify_user_id FROM phs_links_table;</text:p>
      <text:p text:style-name="example"/>
      <text:p text:style-name="Text_20_body">A kapcsolatok mindkét irányához egy típus van hozzá rendelve, mivel a patch panelek és fali csatlakozók két irányban is kapcsolódnak: a külvilág felé, ez a „FRONT” típus, és a fali kábelek irányában, ez a „BACK” típus. Minden más eszköznél a típus „END”.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Text_20_body">Szintén nem engedi meg az adatbázis logika hurkok létrehozását. Az adatbázis logika a fizikai kapcsolatok módosításával egy időben aktualizálja a logikai topológiát (ill. annak a fizikaiból levezethető változatát). A logikai topológiát létrehozó algoritmus, megelőzendő a hurkok miatti végtelen ciklusokat, csak maximum 10 fizikai kapcsolat láncolását engedi meg két END-END végpont között. Az adatbázis logika által karbantartott a fizikai topológiából levezethető logikai topológia táblája és a szimmetrikus view definíciója:</text:p>
      <text:p text:style-name="example">CREATE TABLE log_links_table (</text:p>
      <text:p text:style-name="example"><text:s text:c="4"/>log_link_id <text:s text:c="3"/>serial <text:s text:c="9"/>PRIMARY KEY,</text:p>
      <text:p text:style-name="example"><text:s text:c="4"/>port_id1 <text:s text:c="6"/>integer NOT NULL UNIQUE, -- <text:s/>REFERENCES nports(port_id)</text:p>
      <text:p text:style-name="example"><text:s text:c="4"/>port_id2 <text:s text:c="6"/>integer NOT NULL UNIQUE, -- <text:s/>REFERENCES nports(port_id)</text:p>
      <text:p text:style-name="example"><text:s text:c="4"/>log_link_descr varchar(255) <text:s text:c="3"/>DEFAULT NULL,</text:p>
      <text:p text:style-name="example"><text:s text:c="4"/>link_type <text:s text:c="5"/>linktype <text:s text:c="7"/>NOT NULL,</text:p>
      <text:p text:style-name="example"><text:s text:c="4"/>phs_link_chain integer[] NOT NULL, <text:s/>-- REFERENCES phs_links_table(phs-link-id)</text:p>
      <text:p text:style-name="example"><text:s text:c="4"/>share_result <text:s text:c="2"/>portshare <text:s text:c="6"/>NOT NULL DEFAULT</text:p>
      <text:p text:style-name="example">);</text:p>
      <text:p text:style-name="example"/>
      <text:p text:style-name="example">CREATE VIEW log_links AS</text:p>
      <text:p text:style-name="example"><text:s text:c="4"/>SELECT log_link_id, port_id1, port_id2, log_link_descr,<text:line-break/> <text:s text:c="10"/>link_type, phs_link_chain, share_result FROM log_links_table</text:p>
      <text:p text:style-name="example"><text:s text:c="2"/>UNION</text:p>
      <text:p text:style-name="example"><text:soft-page-break/><text:s text:c="4"/>SELECT log_link_id, port_id2 AS port_id1, port_id1 AS port_id2, log_link_descr,<text:line-break/> <text:s text:c="10"/>link_type, phs_link_chain, share_result FROM log_links_table;</text:p>
      <text:p text:style-name="example"/>
      <text:p text:style-name="Text_20_body">A kapcsolatok megadása blokkokban történik, megadva a két oldal típusát, és opcionálisan mindkét oldalhoz egy alapértelmezett eszközt (az egyszerűsített változat):</text:p>
      <text:p text:style-name="example">LINKS <text:span text:style-name="T2">{</text:span>BACK<text:span text:style-name="T2">|</text:span>FRONT<text:span text:style-name="T2">|</text:span>END<text:span text:style-name="T2">}</text:span> <text:span text:style-name="T2">[&lt;eszköz név 1&gt;]</text:span> TO <text:span text:style-name="T2">{</text:span>BACK<text:span text:style-name="T2">|</text:span>FRONT<text:span text:style-name="T2">|</text:span>END<text:span text:style-name="T2">} [&lt;eszköz név 1&gt;]</text:span> {</text:p>
      <text:p text:style-name="example"><text:s text:c="3"/><text:span text:style-name="T2">[&lt;n.név&gt;]</text:span><text:span text:style-name="T16">:</text:span><text:span text:style-name="T2">&lt;p.név&gt;[</text:span><text:span text:style-name="T16">/</text:span><text:span text:style-name="T2">&lt;sh.&gt;] <text:s text:c="2"/></text:span><text:span text:style-name="T16">&amp; </text:span><text:span text:style-name="T2">[&lt;n.név&gt;] </text:span><text:span text:style-name="T16">:</text:span><text:span text:style-name="T2"> &lt;p.név&gt;[</text:span><text:span text:style-name="T16">/</text:span><text:span text:style-name="T2">&lt;sh.&gt;] </text:span><text:span text:style-name="T8">[&lt;leírás&gt;]</text:span><text:span text:style-name="T16">;</text:span></text:p>
      <text:p text:style-name="example"><text:span text:style-name="T16"><text:s text:c="3"/></text:span><text:span text:style-name="T2">[&lt;n.név&gt;]</text:span><text:span text:style-name="T16">:</text:span><text:span text:style-name="T2">&lt;p.sorzs.&gt;[</text:span><text:span text:style-name="T16">/</text:span><text:span text:style-name="T2">&lt;sh.&gt;]</text:span><text:span text:style-name="T16">&amp; </text:span><text:span text:style-name="T2">[&lt;n.név&gt;] </text:span><text:span text:style-name="T16">:</text:span><text:span text:style-name="T2"> &lt;port sorsz.&gt;[</text:span><text:span text:style-name="T16">/</text:span><text:span text:style-name="T2">&lt;sh.&gt;] </text:span><text:span text:style-name="T8">[&lt;leírás&gt;]</text:span><text:span text:style-name="T16">;</text:span></text:p>
      <text:p text:style-name="example"><text:span text:style-name="T16"><text:s text:c="3"/></text:span><text:span text:style-name="T2">&lt;szám&gt;</text:span><text:span text:style-name="T16"> * </text:span><text:span text:style-name="T2">[&lt;eszköz név&gt;] </text:span><text:span text:style-name="T16">:</text:span><text:span text:style-name="T2"> &lt;port sorzs.&gt; </text:span><text:span text:style-name="T16">&amp;<text:tab/></text:span><text:span text:style-name="T2">[&lt;eszköz név&gt;] </text:span><text:span text:style-name="T16">:</text:span><text:span text:style-name="T2"> &lt;port sorsz.&gt;</text:span><text:span text:style-name="T16">;</text:span></text:p>
      <text:p text:style-name="example">}</text:p>
      <text:p text:style-name="Text_20_body">A kapcsolat jobb és bal oldalát egy &amp; jel választja el. Ahol. a &lt;n.név&gt; a blokk fejben megadott típushoz illeszkedő eszköz, panel vagy hub neve. A &lt;p.név&gt; port név, a &lt;p.sorsz.&gt; pedig a port sorszáma pathc panel, falicsatlakozó hub esetén, illetve port index snmpdev esetén.</text:p>
      <text:p text:style-name="Text_20_body">Az &lt;sh&gt; egy megosztási módot definiál.</text:p>
      <text:p text:style-name="Text_20_body">Mivel a port név eszközön belül mindig egyedi, ezért az a port azonosítására (ha csak egy kapcsolatot hozunk létre) midig használható. A port sorszám, vagy index csak akkor, ha az alapján a port egyértelműen azonosít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END "sw0" TO END {</text:p>
      <text:p text:style-name="example"><text:s text:c="4"/>:D7 <text:s/>&amp; "aaa.xyz.local":eth0;</text:p>
      <text:p text:style-name="example"><text:s text:c="4"/>:D8 <text:s/>&amp; "aaa.xyz.local":eth1;</text:p>
      <text:p text:style-name="example"><text:s text:c="4"/>:F13 &amp; "sw1":"50";<text:tab/><text:span text:style-name="T20">// Név szerint port hivatkozás a jobb oldalon is.</text:span></text:p>
      <text:p text:style-name="example"><text:s text:c="4"/>:F14 &amp; "sw1":49;<text:tab/><text:span text:style-name="T20">// Index szerinti port hivatkozás a jobb oldalon</text:span></text:p>
      <text:p text:style-name="example">}</text:p>
      <text:p text:style-name="example">LINKS FRONT "PATCH1" TO END "switch11" {</text:p>
      <text:p text:style-name="example"><text:s text:c="4"/>:1/A &amp; :1;<text:tab/><text:span text:style-name="T20">// A panel 1-es portja elosztón keresztül</text:span></text:p>
      <text:p text:style-name="example"><text:s text:c="4"/>:1/B &amp; :2;<text:tab/><text:span text:style-name="T20">//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node típus esetén az ott megadott ATTACHED stílusú definícióra ill. host esetén a WORKSTATION típusú definícióra van lehetőség. Továbbá <text:s/>ki lehet egészíteni <text:s/>a jobboldalt egy passzív szolgáltatás hozzárendelésével is, és ebben az esetben ehhez megadhatóak további paraméterek. A szintaktika példákon keresztül:</text:p>
      <text:p text:style-name="P3">SET ALERT SERVICE attached;</text:p>
      <text:p text:style-name="P3">LINKS FRONT TO END {</text:p>
      <text:p text:style-name="P3"><text:s text:c="2"/>DeskS1:1 &amp; WORKSTATION W01 70:71:BC:A2:DB:46 <text:s/>ALERT "megjegyzés a linkhez";</text:p>
      <text:p text:style-name="P3"><text:s text:c="2"/>DeskS1:2 &amp; ATTACHED <text:s text:c="3"/>M01 <text:s text:c="19"/>ALERT;</text:p>
      <text:p text:style-name="P3"><text:s text:c="2"/>DeskS1:3 &amp; WORKSTATION W02 70:71:BC:A2:CF:AA</text:p>
      <text:p text:style-name="P3"><text:s text:c="4"/>ALERT(,,”Figyelmeztető üzenet”) ”megjegyzés a linkhez”;</text:p>
      <text:p text:style-name="P3"><text:s text:c="2"/>DeskS1:4 &amp; M02:attach ALERT(, ”megj.a szolg.-hoz”);</text:p>
      <text:p text:style-name="P3"><text:s text:c="2"/>DeskR1:1 &amp; WORKSTAION W03 70:71:BC:A2:CF:BB</text:p>
      <text:p text:style-name="P3"><text:s text:c="4"/>ALERT(rlinkstat, ”megj.a szolg.-hoz”, ”riasztás üzenet”) ”megj.a linkhez”;</text:p>
      <text:p text:style-name="P3">}</text:p>
      <text:p text:style-name="Text_20_body">Az első sor ad egy alapértelmezett értéket a szolgáltatás típusra.</text:p>
      <text:p text:style-name="Text_20_body"><text:soft-page-break/>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megjegyzés nélkül.<text:line-break/>A harmadik sorban az ALERT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ATTACHED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Szolgáltatás típusok </text:h>
      <text:p text:style-name="Text_20_body">Minden tevékenység szolgáltatásokon (services) keresztül valósul meg. Az aktív szolgáltatások egy daemon-t vagy egy időzített tevékenységet definiálnak. A passzív szolgáltatások pedig ehhez szolgáltatnak egy utasítás készletet ill. listát. A szolgáltatás objektumok ezen szolgáltatások készletét definiálják. A konkrét szolgáltatásokat a host-szolgáltatás objektumok reprezentálják (host_services), egyrészt összerendelve a a szolgáltatás típust a megfelelő host-tal, másrészt paraméterezve azt.</text:p>
      <text:p text:style-name="Text_20_body">A tábla definíció (a protokoll definíciós táblával együtt):</text:p>
      <text:p text:style-name="example">CREATE TABLE ipprotocols (</text:p>
      <text:p text:style-name="example"><text:s text:c="4"/>protocol_id <text:s text:c="4"/>integer <text:s text:c="4"/>PRIMARY KEY, <text:s text:c="3"/>-- protocol number</text:p>
      <text:p text:style-name="example"><text:s text:c="4"/>protocol_name <text:s text:c="2"/>varchar(32) NOT NULL UNIQUE</text:p>
      <text:p text:style-name="example">);</text:p>
      <text:p text:style-name="example"/>
      <text:p text:style-name="example">INSERT INTO ipprotocols (protocol_id, protocol_name) VALUES</text:p>
      <text:p text:style-name="example"><text:s text:c="4"/>( -1, 'nil' ),</text:p>
      <text:p text:style-name="example"><text:s text:c="4"/>( <text:s/>0, 'ip' <text:s/>),</text:p>
      <text:p text:style-name="example"><text:s text:c="4"/>( <text:s/>1, 'icmp'),</text:p>
      <text:p text:style-name="example"><text:s text:c="4"/>( <text:s/>6, 'tcp' ),</text:p>
      <text:p text:style-name="example"><text:s text:c="4"/>( 17, 'udp' );</text:p>
      <text:p text:style-name="example"/>
      <text:p text:style-name="example">CREATE TABLE services (</text:p>
      <text:p text:style-name="example"><text:s text:c="4"/>service_id <text:s text:c="8"/>serial <text:s text:c="6"/>PRIMARY KEY,</text:p>
      <text:p text:style-name="example"><text:s text:c="4"/>service_name <text:s text:c="6"/>varchar(32) <text:s/>NOT NULL UNIQUE,</text:p>
      <text:p text:style-name="example"><text:s text:c="4"/>service_descr <text:s text:c="5"/>varchar(255) DEFAULT NULL,</text:p>
      <text:p text:style-name="example"><text:s text:c="4"/>service_alarm_msg <text:s/>varchar(255) DEFAULT NULL,</text:p>
      <text:p text:style-name="example"><text:s text:c="4"/>protocol_id <text:s text:c="7"/>integer <text:s text:c="5"/>DEFAULT -1 REFERENCES ipprotocols(protocol_id)</text:p>
      <text:p text:style-name="example"><text:tab/><text:tab/>MATCH FULL ON DELETE RESTRICT ON UPDATE RESTRICT,</text:p>
      <text:p text:style-name="example"><text:s text:c="4"/>port <text:s text:c="14"/>integer <text:s text:c="5"/>DEFAULT NULL,</text:p>
      <text:p text:style-name="example"><text:s text:c="4"/>superior_service_mask <text:s/>varchar(32) <text:s/>DEFAULT NULL,</text:p>
      <text:p text:style-name="example"><text:s text:c="4"/>check_cmd <text:s text:c="13"/>varchar(255) DEFAULT NULL,</text:p>
      <text:p text:style-name="example"><text:s text:c="4"/>max_check_attempts <text:s text:c="4"/>integer <text:s text:c="5"/>DEFAULT NULL,</text:p>
      <text:p text:style-name="example"><text:s text:c="4"/>normal_check_interval <text:s/>integer <text:s text:c="5"/>DEFAULT NULL,</text:p>
      <text:p text:style-name="example"><text:s text:c="4"/>retry_check_interval <text:s text:c="2"/>integer <text:s text:c="5"/>DEFAULT NULL,</text:p>
      <text:p text:style-name="example"><text:s text:c="4"/>flapping_interval <text:s text:c="5"/>interval <text:s text:c="4"/>NOT NULL DEFAULT '30 minutes',</text:p>
      <text:p text:style-name="example"><text:s text:c="4"/>flapping_max_change <text:s text:c="3"/>integer <text:s text:c="5"/>NOT NULL DEFAULT 15</text:p>
      <text:p text:style-name="example">);</text:p>
      <text:p text:style-name="Text_20_body">A mezők jelentése (mellőzve a triviális elemeket):</text:p>
      <text:list xml:id="list1266498859" text:continue-list="list1095232580" text:style-name="List_20_1">
        <text:list-item>
          <text:p text:style-name="P12"><text:span text:style-name="T21">port</text:span><text:tab/>Ha a protokolhoz tartozik port szám, akkor az, egyébként NULL.</text:p>
        </text:list-item>
        <text:list-item>
          <text:p text:style-name="P12"><text:span text:style-name="T21">superior_service_mask</text:span><text:tab/>A konkrét szolgáltatás példányok (host_services) egymással függőségi viszonyban lehetnek. A mező meghatározza, hogy az adott szolgáltatás típus mely szolgáltatás típussal van függőségben. Ha ez egy szolgáltatás típust jelöl, akkor itt a szolgáltatás neve szerepel. Ha több szolgáltatás típustól is függhet, akkor egy minta (LIKE) a lehetséges szolgáltatás nevekhez. Pl.: Minden daemon típusú szolgáltatást, vagyis lekérdező daemont a lv2d daemon, az ütemező indít, Ezen szolgáltatás típusok esetén a mező értéke 'lv2d'. <text:s/>Több szolgáltatástól való függőség van pl. az IndAlarm-nál ahol az érzékelőkhöz tartozó passzív virtuális szolgáltatások két ugyancsak passzív virtuális szolgáltatástól függenek, lévén az érzékelők kétféle <text:soft-page-break/>modul típushoz, így szolgáltatástípushoz tartozhatnak. A két virtuális szolgáltatás pl.: „indalarmif1ma” és „indalarmif1sl”, akkor az érzékelők virtuális szolgáltatás típusa esetén a mező értéke „indalarmif1%” lesz.</text:p>
        </text:list-item>
        <text:list-item>
          <text:p text:style-name="P12"><text:span text:style-name="T21">check_cmd</text:span><text:tab/>A tulajdonság név választása az eredeti funkciójának felel meg, ami a későbbiekben bővült, és inkább egy szabadabb értelmezésű paraméter lista lett. A mező határoló jelekkel további mezőkre van osztva, és ezek a határoló karakterek egyben meghatározzák a karaktert követő paraméter szerepét:</text:p>
        </text:list-item>
      </text:list>
      <text:p text:style-name="P9">!<text:tab/>Aktív szolgáltatás esetén a parancsot definiálja pl.: az import daemon módú idításához: „!import -D”</text:p>
      <text:p text:style-name="P9">=<text:tab/>A szolgáltatás szerepköre: pl.: „=DAEMON”, „=PASSIVE”, „GATEWAY”...</text:p>
      <text:p text:style-name="P9">#<text:tab/>Egyéb paraméterek. Pl.: Ha a szolgáltatások (host_services) függőségi viszonya levezethető a topológia alapján, mert az egyenértékű egy bizonyos típusú portok kapcsolódásával, akkor ez a „#iftype(&lt;típus&gt;)” paraméterrel adható meg. pl.: Az „rlinkstat” szolgáltatás függ az „portstat” szolgáltatástól. Ahol a portstat jelenti pl. switch port státuszainak a lekérdezését. Az rlinkstat pedig ehhez a switch-hez kapcsolódó hoston lehet egy szolgáltatás, ami eseményt rendel ahhoz, hogy a hosthoz kapcsolódó portnak milyen az állapota. Ez alapján a megadva a „#iftype(ethernet)” paramétert az adatbázis logika meg tudja határozni, a két szolgáltatás függőségi viszonyát automatikusan.</text:p>
      <text:p text:style-name="Text_20_body">Az utolsó 5 mező csak alapértelmezési értékeket ad meg a konkrét szolgáltatás példánynál, ha az ott nem lenne definiálva, lásd ott.</text:p>
      <text:p text:style-name="Text_20_body">Az importban egy szolgáltatás típus definíciója a következőképpen néz ki (protokoll definícióját egyenlőre az import nem támogatja):</text:p>
      <text:p text:style-name="example">SERVICE <text:span text:style-name="T2">&lt;név&gt; [&lt;leírás&gt;]</text:span> {</text:p>
      <text:p text:style-name="example"><text:s text:c="4"/><text:span text:style-name="T2">&lt;paraméterek&gt;</text:span></text:p>
      <text:p text:style-name="example">}</text:p>
      <text:p text:style-name="Text_20_body">Ahol a &lt;névy a szolgáltatás típus neve, a &lt;leírás&gt; pedig egy opcionális leírás, vagy megjegyzés.</text:p>
      <text:p text:style-name="Text_20_body">A paraméterek:</text:p>
      <text:list xml:id="list840135523" text:continue-numbering="true" text:style-name="List_20_1">
        <text:list-item>
          <text:p text:style-name="P12"><text:span text:style-name="T1">{</text:span><text:span text:style-name="T14">TCP</text:span><text:span text:style-name="T2">|</text:span><text:span text:style-name="T14">UDP</text:span><text:span text:style-name="T1">}</text:span> <text:span text:style-name="T1">&lt;port&gt;</text:span><text:span text:style-name="T14">;</text:span><text:line-break/>A szolgáltatáshoz tartozó protokoll és port szám megadása.</text:p>
        </text:list-item>
        <text:list-item>
          <text:p text:style-name="P12"><text:span text:style-name="T14">{ICMP</text:span><text:span text:style-name="T1">|</text:span><text:span text:style-name="T14">IP</text:span><text:span text:style-name="T1">|</text:span><text:span text:style-name="T14">NIL</text:span><text:span text:style-name="T1">|</text:span><text:span text:style-name="T14">PROTOCOL</text:span><text:span text:style-name="T1"> &lt;név&gt;}</text:span><text:span text:style-name="T16">;</text:span><text:span text:style-name="T1"><text:line-break/></text:span><text:span text:style-name="T17"> A szolgáltatáshoz tartozó protokoll megadása. Az előzővel alternatívan használható, ismételt, vagy az előző sorral együtt való megadásakor nincs hibaüzenet, a sorok felülírják egymást. Ha a szolgáltatás típus nem egy IP szolgáltatás, akkor a NIL-t kell használni.</text:span></text:p>
        </text:list-item>
        <text:list-item>
          <text:p text:style-name="P12"><text:span text:style-name="T16">ALARM MESSAGE</text:span><text:span text:style-name="T17"> </text:span><text:span text:style-name="T1">&lt;string&gt;</text:span><text:span text:style-name="T16">;<text:line-break/></text:span><text:span text:style-name="T18">Riasztás esetén használt üzenet megadása. A MESSAGE kulcsszó rövidíthető MSG-nek is.</text:span></text:p>
        </text:list-item>
        <text:list-item>
          <text:p text:style-name="P12"><text:span text:style-name="T16">SUPERIOR SERVICE</text:span><text:span text:style-name="T17"> </text:span><text:span text:style-name="T1">&lt;mask&gt;</text:span><text:span text:style-name="T16">;</text:span><text:span text:style-name="T17"><text:line-break/>A szolgáltatás függőségi viszonyok felállításához szükséges név minta megadása.</text:span></text:p>
        </text:list-item>
        <text:list-item>
          <text:p text:style-name="P12"><text:span text:style-name="T16">COMMAND</text:span><text:span text:style-name="T17"> </text:span><text:span text:style-name="T2">&lt;string&gt;</text:span><text:span text:style-name="T16">;<text:line-break/></text:span><text:span text:style-name="T18">A check_cmd mező megadása, magyarázatot lásd fent. A COMMAND kulcsszó rövidíthető CMD-nek is.</text:span></text:p>
        </text:list-item>
        <text:list-item>
          <text:p text:style-name="P12"><text:span text:style-name="T16">MAX CHECK ATTEMPTS</text:span><text:span text:style-name="T18"> </text:span><text:span text:style-name="T2">&lt;szám&gt;</text:span><text:span text:style-name="T16">;<text:line-break/>NORMAL CHECK INTERVAL </text:span><text:span text:style-name="T2">&lt;szám&gt;</text:span><text:span text:style-name="T16">;<text:line-break/>RETRY CHECK INTERVAL </text:span><text:span text:style-name="T2">&lt;szám&gt;</text:span><text:span text:style-name="T16">;<text:line-break/>FLAPPING INTERVAL </text:span><text:span text:style-name="T2">&lt;string&gt;</text:span><text:span text:style-name="T16">;<text:line-break/>FLAPPING MAX CHANGE </text:span><text:span text:style-name="T2">&lt;szám&gt;</text:span><text:span text:style-name="T16">;<text:line-break/></text:span><text:span text:style-name="T18">Alapértelmezett értékek, lásd később.</text:span></text:p>
        </text:list-item>
      </text:list>
      <text:p text:style-name="P10">Példák:</text:p>
      <text:p text:style-name="P3">SERVICE lv2d "Lanview2 super server" {</text:p>
      <text:p text:style-name="P3"><text:s text:c="4"/>NIL;</text:p>
      <text:p text:style-name="P3"><text:s text:c="4"/>COMMAND "=DAEMON";</text:p>
      <text:p text:style-name="P3">}</text:p>
      <text:p text:style-name="P3">SERVICE import "import daemon" {</text:p>
      <text:p text:style-name="P3"><text:s text:c="4"/>NIL;</text:p>
      <text:p text:style-name="P3"><text:s text:c="4"/>COMMAND "=DAEMON#RESPAWN!import -D";</text:p>
      <text:p text:style-name="P3"><text:s text:c="4"/>SUPERIOR SERVICE "lv2d";</text:p>
      <text:p text:style-name="P3"><text:s text:c="4"/>NORMAL CHECK INTERVAL 300;</text:p>
      <text:p text:style-name="P3">}</text:p>
      <text:p text:style-name="P3">SERVICE portstat "Device port status query daemon" {</text:p>
      <text:p text:style-name="P3"><text:s text:c="4"/>NIL;</text:p>
      <text:p text:style-name="P3"><text:soft-page-break/><text:s text:c="4"/>COMMAND "=DAEMON#EXEC!portstat";</text:p>
      <text:p text:style-name="P3"><text:s text:c="4"/>SUPERIOR SERVICE "lv2d";</text:p>
      <text:p text:style-name="P3"><text:s text:c="4"/>NORMAL CHECK INTERVAL 300;</text:p>
      <text:p text:style-name="P3">}</text:p>
      <text:p text:style-name="P3">SERVICE "pstat" "Query port status by ..."</text:p>
      <text:p text:style-name="P3"><text:s text:c="4"/>NIL;</text:p>
      <text:p text:style-name="P3"><text:s text:c="4"/>SUPERIOR SERVICE "portstat";</text:p>
      <text:p text:style-name="P3"><text:s text:c="4"/>COMMAND "=PASSIVE"</text:p>
      <text:p text:style-name="P3"><text:s text:c="4"/>MAX CHECK ATTEMPTS <text:s text:c="4"/>2;</text:p>
      <text:p text:style-name="P3"><text:s text:c="4"/>NORMAL CHECK INTERVAL 30;</text:p>
      <text:p text:style-name="P3">}</text:p>
      <text:p text:style-name="P3">SERVICE local "local fs" { NIL; <text:s text:c="3"/>COMMAND "=PROTOCOL"; }</text:p>
      <text:p text:style-name="P3">SERVICE ssh <text:s text:c="3"/>ssh <text:s text:c="6"/>{ TCP 22; COMMAND "=PROTOCOL!check_ssh $address"; }</text:p>
      <text:p text:style-name="P3">SERVICE snmp <text:s text:c="2"/>snmp <text:s text:c="5"/>{ UDP 161;COMMAND "=PROTOCOL"; }</text:p>
      <text:p text:style-name="P3">SERVICE rlinkstat "Jelenlét, a switch port állapota alapján" {</text:p>
      <text:p text:style-name="P3"><text:s text:c="4"/>NIL;</text:p>
      <text:p text:style-name="P3"><text:s text:c="4"/>SUPERIOR SERVICE "pstat";</text:p>
      <text:p text:style-name="P3"><text:s text:c="4"/>COMMAND "=PASSIVE#iftype(ethernet)";</text:p>
      <text:p text:style-name="P3"><text:s text:c="4"/>MAX CHECK ATTEMPTS <text:s text:c="5"/>2;</text:p>
      <text:p text:style-name="P3">}</text:p>
      <text:h text:style-name="Heading_20_4" text:outline-level="4">Szolgáltatások</text:h>
      <text:p text:style-name="Text_20_body">A konkrét tevékenységeket jelentik. A host_services tábla rekordjai reprezentálják:</text:p>
      <text:p text:style-name="example">CREATE TYPE noalarmtype AS ENUM</text:p>
      <text:p text:style-name="example"><text:s text:c="4"/>('off', <text:s text:c="4"/>-- Az alarm-ok nincsenek letiltva</text:p>
      <text:p text:style-name="example"><text:s text:c="5"/>'on', <text:s text:c="5"/>-- Az alarmok le vannak tiltva</text:p>
      <text:p text:style-name="example"><text:s text:c="5"/>'to', <text:s text:c="5"/>-- Az alarmok egy megadott időpontig le vannak/voltak tiltva</text:p>
      <text:p text:style-name="example"><text:s text:c="5"/>'from', <text:s text:c="3"/>-- Az alarmok egy időpontól le lesznek/le vannak tiltva</text:p>
      <text:p text:style-name="example"><text:s text:c="5"/>'from_to');-- Az alarmok egy tőintervallumban le lesznek/vannak/voltak tiltva</text:p>
      <text:p text:style-name="example"/>
      <text:p text:style-name="example">CREATE TABLE host_services (</text:p>
      <text:p text:style-name="example"><text:s text:c="4"/>host_service_id <text:s text:c="4"/>serial <text:s text:c="9"/>PRIMARY KEY,</text:p>
      <text:p text:style-name="example"><text:s text:c="4"/>host_service_descr <text:s/>varchar(255) <text:s text:c="3"/>DEFAULT NULL,</text:p>
      <text:p text:style-name="example"><text:s text:c="4"/>host_service_alarm_msg varchar(255) DEFAULT NULL,</text:p>
      <text:p text:style-name="example"><text:s text:c="4"/>node_id <text:s text:c="12"/>integer, <text:s text:c="3"/>-- <text:s/>REFERENCES hosts(node_id)</text:p>
      <text:p text:style-name="example"><text:s text:c="4"/>service_id <text:s text:c="9"/>integer <text:s text:c="8"/>NOT NULL REFERENCES services(service_id)</text:p>
      <text:p text:style-name="example"><text:tab/><text:tab/>MATCH FULL ON DELETE CASCADE ON UPDATE RESTRICT,</text:p>
      <text:p text:style-name="example"><text:s text:c="4"/>prime_service_id <text:s text:c="3"/>integer <text:s text:c="8"/>DEFAULT NULL</text:p>
      <text:p text:style-name="example"><text:tab/><text:tab/>REFERENCES services(service_id)</text:p>
      <text:p text:style-name="example"><text:tab/><text:tab/><text:tab/>MATCH SIMPLE ON UPDATE <text:bookmark-start text:name="__DdeLink__2526_1085989094"/>RESTRICT<text:bookmark-end text:name="__DdeLink__2526_1085989094"/> ON DELETE SET NULL,</text:p>
      <text:p text:style-name="example"><text:s text:c="4"/>port_id <text:s text:c="12"/>integer <text:s text:c="2"/>DEFAULT NULL, -- <text:s/>REFERENCES interfaces(port_id)</text:p>
      <text:p text:style-name="example"><text:s text:c="4"/>delegate_host_state boolean <text:s text:c="8"/>NOT NULL DEFAULT FALSE,</text:p>
      <text:p text:style-name="example"><text:s text:c="4"/>check_cmd <text:s text:c="10"/>varchar(255) <text:s text:c="3"/>DEFAULT NULL,</text:p>
      <text:p text:style-name="example"><text:s text:c="4"/>superior_host_service_id integer <text:tab/> DEFAULT NULL</text:p>
      <text:p text:style-name="example"><text:tab/><text:tab/>REFERENCES host_services(host_service_id)</text:p>
      <text:p text:style-name="example"><text:tab/><text:tab/><text:tab/>MATCH SIMPLE ON UPDATE RESTRICT ON DELETE SET NULL,</text:p>
      <text:p text:style-name="example"><text:s text:c="4"/>max_check_attempts <text:s/>integer <text:s text:c="8"/>DEFAULT NULL,</text:p>
      <text:p text:style-name="example"><text:s text:c="4"/>normal_check_interval integer <text:s text:c="6"/>DEFAULT NULL,</text:p>
      <text:p text:style-name="example"><text:s text:c="4"/>retry_check_interval integer <text:s text:c="7"/>DEFAULT NULL,</text:p>
      <text:p text:style-name="example"><text:s text:c="4"/>timeperiod_id <text:s text:c="6"/>integer <text:s text:c="8"/>NOT NULL DEFAULT 0</text:p>
      <text:p text:style-name="example"><text:tab/><text:tab/>REFERENCES timeperiods(timeperiod_id)</text:p>
      <text:p text:style-name="example"><text:tab/><text:tab/><text:tab/>MATCH FULL ON DELETE SET DEFAULT ON UPDATE RESTRICT,</text:p>
      <text:p text:style-name="example"><text:s text:c="4"/>noalarm_flag <text:s text:c="7"/>noalarmtype <text:s text:c="4"/>NOT NULL DEFAULT 'off',</text:p>
      <text:p text:style-name="example"><text:s text:c="4"/>noalarm_from <text:s text:c="7"/>timestamp <text:s text:c="6"/>DEFAULT NULL,</text:p>
      <text:p text:style-name="example"><text:s text:c="4"/>noalarm_to <text:s text:c="9"/>timestamp <text:s text:c="6"/>DEFAULT NULL,</text:p>
      <text:p text:style-name="example"><text:s text:c="4"/>offline_group_id <text:s text:c="3"/>integer[] <text:s text:c="6"/>DEFAULT NULL,</text:p>
      <text:p text:style-name="example"><text:s text:c="4"/>online_group_id <text:s text:c="4"/>integer[] <text:s text:c="6"/>DEFAULT NULL,</text:p>
      <text:p text:style-name="example"><text:s text:c="4"/>-- Állapotok</text:p>
      <text:p text:style-name="example"><text:s text:c="4"/>host_service_state <text:s/>notifswitch <text:s text:c="4"/>NOT NULL DEFAULT 'unknown',</text:p>
      <text:p text:style-name="example"><text:s text:c="4"/>soft_state <text:s text:c="9"/>notifswitch <text:s text:c="4"/>NOT NULL DEFAULT 'unknown',</text:p>
      <text:p text:style-name="example"><text:s text:c="4"/>hard_state <text:s text:c="9"/>notifswitch <text:s text:c="4"/>NOT NULL DEFAULT 'unknown',</text:p>
      <text:p text:style-name="example"><text:s text:c="4"/>superior_service <text:s text:c="3"/>boolean <text:s text:c="8"/>NOT NULL DEFAULT TRUE,</text:p>
      <text:p text:style-name="example"><text:s text:c="4"/>check_attempts <text:s text:c="5"/>integer <text:s text:c="8"/>NOT NULL DEFAULT 0,</text:p>
      <text:p text:style-name="example"><text:s text:c="4"/>last_changed <text:s text:c="7"/>TIMESTAMP <text:s text:c="6"/>DEFAULT NULL,</text:p>
      <text:p text:style-name="example"><text:soft-page-break/><text:s text:c="4"/>last_touched <text:s text:c="7"/>TIMESTAMP <text:s text:c="6"/>DEFAULT NULL,</text:p>
      <text:p text:style-name="example"><text:s text:c="4"/>act_alarm_log_id <text:s text:c="3"/>integer <text:s text:c="4"/>DEFAULT NULL REFERENCES alarms(alarm_id)</text:p>
      <text:p text:style-name="example"><text:tab/><text:tab/>MATCH SIMPLE ON UPDATE RESTRICT ON DELETE SET NULL,</text:p>
      <text:p text:style-name="example"><text:s text:c="4"/>last_alarm_log_id <text:s text:c="2"/>integer <text:s text:c="4"/>DEFAULT NULL REFERENCES alarms(alarm_id)</text:p>
      <text:p text:style-name="example"><text:tab/><text:tab/>MATCH SIMPLE ON UPDATE RESTRICT ON DELETE SET NULL,</text:p>
      <text:p text:style-name="example"><text:s text:c="4"/>-- Állapot vége</text:p>
      <text:p text:style-name="example"><text:s text:c="4"/>deleted <text:s text:c="12"/>boolean <text:s text:c="8"/>NOT NULL DEFAULT FALSE</text:p>
      <text:p text:style-name="example">);</text:p>
      <text:p text:style-name="Text_20_body">Definíció az importban:</text:p>
      <text:p text:style-name="example">HOST <text:span text:style-name="T2">&lt;eszköz név&gt;</text:span> SERVICE <text:span text:style-name="T2">&lt;típus név&gt; [&lt;leírás&gt;]</text:span>;</text:p>
      <text:p text:style-name="example">HOST <text:span text:style-name="T2">&lt;eszköz név&gt;</text:span> SERVICE <text:span text:style-name="T2">&lt;típus név&gt; [&lt;leírás&gt;]</text:span> {</text:p>
      <text:p text:style-name="example"><text:tab/><text:span text:style-name="T2">&lt;paraméterek&gt;</text:span></text:p>
      <text:p text:style-name="example">}</text:p>
      <text:p text:style-name="Text_20_body">Ahol az &lt;eszköz név&gt; egy NODE, HOST vagy SNMPDEV típusú objektumnak a neve, a &lt;típus név&gt; pedig egy szolgáltatás típusnak a neve.</text:p>
      <text:p text:style-name="Text_20_body">A paraméterek:</text:p>
      <text:list xml:id="list1370115828" text:continue-numbering="true" text:style-name="List_20_1">
        <text:list-item>
          <text:p text:style-name="P12"><text:span text:style-name="T16">ALARM MESSAGE</text:span><text:span text:style-name="T17"> </text:span><text:span text:style-name="T1">&lt;string&gt;</text:span><text:span text:style-name="T16">;<text:line-break/></text:span><text:span text:style-name="T18">Riasztás esetén használt üzenet megadása. A MESSAGE kulcsszó rövidíthető MSG-nek is.</text:span></text:p>
        </text:list-item>
        <text:list-item>
          <text:p text:style-name="P12"><text:span text:style-name="T16">PRIME SERVICE</text:span><text:span text:style-name="T18"> &lt;típus név&gt;</text:span><text:span text:style-name="T16">;<text:line-break/></text:span><text:span text:style-name="T18">Azon szolgáltatások esetén, melyek ráépülnek más szolgáltatás típusra, ott megadandó ennek a szolgáltatásnak a típusa. Pl.: az ARP táblák lekérdezése több módszerrel is lehetséges, lokálisan pl. a /proc fájlrendszeren keresztül, ssh-n keresztül egy távoli gép /proc fájlrendszerét olvasva, vagy SNMP-n keresztül. Ez a paraméter azonosítja a módszert, amit előzőleg bejegyeztünk, mint szolgáltatás típust.</text:span></text:p>
        </text:list-item>
        <text:list-item>
          <text:p text:style-name="P12"><text:span text:style-name="T16">PORT</text:span><text:span text:style-name="T18"> </text:span><text:span text:style-name="T2">&lt;port név&gt;</text:span><text:span text:style-name="T16">;</text:span><text:span text:style-name="T18"><text:line-break/>Ha a szolgáltatás az eszköz egy portjához kötött, akkor ennek a portnak a nevét kell megadni. Ebben az esetben egy eszközhöz többször is definiálható egy szolgáltatás típus, de ekkor ezekhez hozzá kel rendelni az eszköz megfelelő portját. Ugyanazon eszköz ugyanazon portjához több azonos szolgáltatás típus nem rendelhető.</text:span></text:p>
        </text:list-item>
        <text:list-item>
          <text:p text:style-name="P12"><text:span text:style-name="T16">COMMAND</text:span><text:span text:style-name="T18"> </text:span><text:span text:style-name="T2">&lt;string&gt;</text:span><text:span text:style-name="T16">;</text:span><text:span text:style-name="T18"><text:line-break/>Hasonló szerepe van, mint a szolgáltatás típusnál, de természetesen itt a konkrét eszközhöz rendelt szolgáltatásra vonatkozik. Azt felülbírálja, vagy kiegészíti.</text:span></text:p>
        </text:list-item>
        <text:list-item>
          <text:p text:style-name="P12"><text:span text:style-name="T16">DELEGATE HOST STATE</text:span><text:span text:style-name="T18"> </text:span><text:span text:style-name="T2">&lt;flag&gt;</text:span><text:span text:style-name="T19">;</text:span><text:span text:style-name="T18"><text:line-break/>Ha &lt;flag&gt; igaz, akkor a szolgáltatás állapota megjelenik a host állapotában is. Ha több szolgáltatás állapota is igy van megjelölve egy host-ra akkor a legkritikusabb fog érvényesülni. Az alapértelmezés hamis.</text:span></text:p>
        </text:list-item>
        <text:list-item>
          <text:p text:style-name="P12"><text:span text:style-name="T16">SUPERIOR SERVICE</text:span><text:span text:style-name="T18"> </text:span><text:span text:style-name="T2">[&lt;eszköz név&gt;]</text:span><text:span text:style-name="T16">:</text:span><text:span text:style-name="T2">&lt;szolgáltatás típus&gt;</text:span><text:span text:style-name="T16">;<text:line-break/></text:span><text:span text:style-name="T18">A konkrét szolgáltatás egy másik konkrét szolgáltatástól való függőségének a definiálása. Ha mindkét szolgáltatás ugyanarra az eszközre vonatkozik, akkor az &lt;eszköz név&gt; üresen hagyható. Ha az adatbázis logika ki tudja deríteni a függőséget a topológia alapján, akkor nem kell explicit definiálni.</text:span></text:p>
        </text:list-item>
        <text:list-item>
          <text:p text:style-name="P24"><text:span text:style-name="T14">MAX CHECK ATTEMPTS</text:span> <text:span text:style-name="T1">&lt;szám&gt;</text:span><text:span text:style-name="T14">;</text:span><text:line-break/>A Nagios-ból kölcsönzött paraméter, hasonló jelentéssel.</text:p>
        </text:list-item>
        <text:list-item>
          <text:p text:style-name="P12"><text:span text:style-name="T16">NORMAL CHECK INTERVAL</text:span><text:span text:style-name="T18"> </text:span><text:span text:style-name="T2">&lt;szám&gt;</text:span><text:span text:style-name="T16">;</text:span><text:span text:style-name="T18"><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12"><text:span text:style-name="T16">RETRY CHECK INTERVAL</text:span><text:span text:style-name="T18"> </text:span><text:span text:style-name="T2">&lt;szám&gt;</text:span><text:span text:style-name="T16">;</text:span><text:span text:style-name="T18"><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12"><text:span text:style-name="T16">TIME PERIODS</text:span><text:span text:style-name="T18"> </text:span><text:span text:style-name="T2">&lt;név&gt;</text:span><text:span text:style-name="T16">;<text:line-break/></text:span><text:span text:style-name="T18">Azt adja meg, hogy a lekérdezés mely időintervallumokban történjen meg. Ha nincs megadva akkor az előre definiált „always” időintervallum az alapértelmezett.</text:span></text:p>
        </text:list-item>
        <text:list-item>
          <text:p text:style-name="P12"><text:span text:style-name="T16">OFF LINE GROUP</text:span><text:span text:style-name="T18"> </text:span><text:span text:style-name="T2">&lt;név&gt;</text:span><text:span text:style-name="T16">;</text:span><text:span text:style-name="T18"><text:line-break/>Riasztás esetén mely csoport tagjai kapjanak üzenetet.</text:span></text:p>
        </text:list-item>
        <text:list-item>
          <text:p text:style-name="P12"><text:span text:style-name="T16">ON LINE GROUP</text:span><text:span text:style-name="T18"> </text:span><text:span text:style-name="T2">&lt;név&gt;</text:span><text:span text:style-name="T16">;</text:span><text:span text:style-name="T18"><text:line-break/></text:span><text:soft-page-break/><text:span text:style-name="T18">A megadott csoport tagjainak a web felületen ennek a szolgáltatásnak a riasztásai meg fognak jelenni.</text:span></text:p>
        </text:list-item>
        <text:list-item>
          <text:p text:style-name="P12"><text:span text:style-name="T16">SET</text:span><text:span text:style-name="T18"> </text:span><text:span text:style-name="T2">&lt;mező név&gt;</text:span><text:span text:style-name="T18"> </text:span><text:span text:style-name="T16">=</text:span><text:span text:style-name="T18"> </text:span><text:span text:style-name="T2">&lt;érték&gt;</text:span><text:span text:style-name="T16">;</text:span><text:span text:style-name="T18"><text:line-break/>Egy mező értékének a közvetlen megadása.</text:span></text:p>
        </text:list-item>
      </text:list>
      <text:p text:style-name="P10">Példák:</text:p>
      <text:p text:style-name="P3">HOST "lanview2.xyz.local" SERVICE lv2d;</text:p>
      <text:p text:style-name="P3">HOST "lanview2.xyz.local" SERVICE import;</text:p>
      <text:p text:style-name="P3">HOST "lanview2.xyz.local" SERVICE portstat;</text:p>
      <text:p text:style-name="P3">HOST "sw1.xyz.local" SERVICE pstat {</text:p>
      <text:p text:style-name="P3"><text:s text:c="4"/>PRIME SERVICE snmp;</text:p>
      <text:p text:style-name="P3"><text:s text:c="4"/>SUPERIOR SERVICE "lanview2.xyz.local":portstat;</text:p>
      <text:p text:style-name="P3"><text:s text:c="4"/>DELEGATE HOST STAT ON;</text:p>
      <text:p text:style-name="P3">}</text:p>
      <text:p text:style-name="P3">LINK END "sw1.xyz.local" TO END {</text:p>
      <text:p text:style-name="P3"><text:s text:c="4"/>:11 &amp; wks1:ethernet;</text:p>
      <text:p text:style-name="P3">}</text:p>
      <text:p text:style-name="P3">HOST "wks1" SERVICE rlinkst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10.5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109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100%" fo:margin-left="1cm" fo:margin-right="0cm" fo:margin-top="0cm" fo:margin-bottom="0cm" fo:text-indent="0cm" style:auto-text-indent="false" style:page-number="auto"/>
      <style:text-properties style:font-name="Courier New" fo:font-size="9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megjegyzes" style:family="paragraph" style:parent-style-name="Text_20_body" style:class="text">
      <style:paragraph-properties fo:margin="100%" fo:margin-left="1.251cm" fo:margin-right="0cm" fo:margin-top="0cm" fo:margin-bottom="0cm" fo:text-indent="0cm" style:auto-text-indent="false"/>
      <style:text-properties fo:font-size="9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9pt" fo:font-style="italic"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LanView2 import<text:tab/><text:tab/><text:date style:data-style-name="N36" text:date-value="2012-10-29T09:22:44">2012-10-26</text:date></text:p>
      </style:header>
      <style:footer>
        <text:p text:style-name="Footer"><text:tab/><text:page-number text:select-page="current">26</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2-10-29T09:22:42</dc:date>
    <dc:creator>Csiki Ferenc</dc:creator>
    <meta:editing-duration>P4DT12H16M27S</meta:editing-duration>
    <meta:editing-cycles>54</meta:editing-cycles>
    <meta:generator>LibreOffice/3.5$Linux_X86_64 LibreOffice_project/350m1$Build-2</meta:generator>
    <meta:printed-by>Csiki Ferenc</meta:printed-by>
    <meta:print-date>2012-10-26T09:04:37</meta:print-date>
    <meta:document-statistic meta:table-count="0" meta:image-count="0" meta:object-count="0" meta:page-count="26" meta:paragraph-count="990" meta:word-count="10524" meta:character-count="77607" meta:non-whitespace-character-count="63902"/>
  </office:meta>
</office:document-meta>
</file>